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c9211e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авай вернемся к диспетчеру и начнем реализовывать, то что мы наработали</text:p>
      <text:p text:style-name="Standard"/>
      <text:p text:style-name="P1">✦ Отлично. Давайте начнем реализацию "мозга" диспетчера, основываясь на наших наработках.</text:p>
      <text:p text:style-name="Standard"/>
      <text:p text:style-name="Standard"><text:s/></text:p>
      <text:p text:style-name="Standard"/>
      <text:p text:style-name="P1">&gt; у нас диспетчер содержал несколько файлов давай реализуем эту структуру</text:p>
      <text:p text:style-name="Standard"/>
      <text:p text:style-name="P2">✦ Вы совершенно правы. Прошу прощения, я объединил все в один файл для первоначального шага, но вы напомнили мне о нашем решении создать более правильную, модульную структуру для самого диспетчера. Это гораздо лучший подход для</text:p>
      <text:p text:style-name="P2"><text:s text:c="2"/>дальнейшего развития.</text:p>
      <text:p text:style-name="Standard"/>
      <text:p text:style-name="Standard"><text:s/></text:p>
      <text:p text:style-name="Standard"/>
      <text:p text:style-name="P1">&gt; давай начнем с приложения юзера. Допустим, дать команду Дозатору: "взять реагент". Дозатор имеет два шаговых двигателя: 1. Повернуть дозатор по - часовой стрелки от стартового положения опустить иглу в пробирку с реагентом - это работа</text:p>
      <text:p text:style-name="P1"><text:s text:c="2"/>двигателя 2, включить - выключить насос и вернуться в исходное положение</text:p>
      <text:p text:style-name="Standard"/>
      <text:p text:style-name="P2">✦ Отличная идея. Начать с конкретного, реального сценария — это лучший способ спроектировать систему.</text:p>
      <text:p text:style-name="Standard"/>
      <text:p text:style-name="Standard"><text:s text:c="2"/>Ваша команда "взять реагент" — это идеальный пример комплексной операции, или "рецепта", для нашего job_manager.</text:p>
      <text:p text:style-name="Standard"/>
      <text:p text:style-name="Standard"><text:s text:c="2"/>Давайте разложим эту операцию на атомарные шаги, которые должны будут выполнить исполнители (Executors):</text:p>
      <text:p text:style-name="Standard"/>
      <text:p text:style-name="Standard"><text:s text:c="3"/>1. Поворот дозатора: Мотор 1 поворачивается к пробирке с реагентом.</text:p>
      <text:p text:style-name="Standard"><text:s text:c="3"/>2. Опускание иглы: Мотор 2 опускает иглу.</text:p>
      <text:p text:style-name="Standard"><text:s text:c="3"/>3. Включение насоса: Насос начинает всасывать реагент.</text:p>
      <text:p text:style-name="Standard"><text:s text:c="3"/>4. Пауза: Ожидание (например, 500 мс), пока наберется нужный объем.</text:p>
      <text:p text:style-name="Standard"><text:s text:c="3"/>5. Выключение насоса: Насос останавливается.</text:p>
      <text:p text:style-name="Standard"><text:s text:c="3"/>6. Поднятие иглы: Мотор 2 возвращает иглу в верхнее положение.</text:p>
      <text:p text:style-name="Standard"><text:s text:c="3"/>7. Возврат дозатора: Мотор 1 возвращается в исходное положение.</text:p>
      <text:p text:style-name="Standard"/>
      <text:p text:style-name="Standard"><text:s text:c="2"/>Теперь давайте реализуем это, двигаясь от приложения пользователя вглубь системы.</text:p>
      <text:p text:style-name="Standard"/>
      <text:p text:style-name="Standard"><text:s text:c="2"/><text:span text:style-name="T1">Шаг 1: Приложение пользователя (App_user/user.py)</text:span></text:p>
      <text:p text:style-name="Standard"/>
      <text:p text:style-name="Standard"><text:s text:c="2"/>Мы добавим новую, простую и понятную человеку команду в скрипт. Пусть это будет <text:span text:style-name="T2">CMD_ASPIRATE &lt;reagent_id&gt;</text:span>, где &lt;reagent_id&gt; — номер пробирки (от этого может зависеть угол поворота).</text:p>
      <text:p text:style-name="Standard"/>
      <text:p text:style-name="Standard"><text:s text:c="2"/>Пожалуйста, замените блок `commands_to_send` в файле `App_user/user.py` на этот:</text:p>
      <text:p text:style-name="Standard"/>
      <text:p text:style-name="Standard"><text:s text:c="4"/>1 # ... (начало файла user.py)</text:p>
      <text:p text:style-name="Standard"><text:s text:c="4"/>2 </text:p>
      <text:p text:style-name="Standard"><text:s text:c="4"/>3 # --- Блок команд для отправки ---</text:p>
      <text:p text:style-name="Standard"><text:soft-page-break/><text:s text:c="4"/>4 # Определяем команды, которые мы хотим отправить на устройство.</text:p>
      <text:p text:style-name="Standard"><text:s text:c="4"/>5 # Каждая команда будет отправлена как отдельная строка.</text:p>
      <text:p text:style-name="Standard"><text:s text:c="4"/>6 commands_to_send = [</text:p>
      <text:p text:style-name="Standard"><text:s text:c="4"/>7 <text:s text:c="4"/>"CMD_HELP",</text:p>
      <text:p text:style-name="Standard"><text:s text:c="4"/>8 <text:s text:c="4"/>"CMD_ASPIRATE 1", # Наша новая комплексная команда для реагента №1</text:p>
      <text:p text:style-name="Standard"><text:s text:c="4"/>9 <text:s text:c="4"/>"CMD_GET_STATUS"</text:p>
      <text:p text:style-name="Standard"><text:s text:c="3"/>10 ]</text:p>
      <text:p text:style-name="Standard"><text:s text:c="3"/>11 </text:p>
      <text:p text:style-name="Standard"><text:s text:c="3"/>12 # ... (остальная часть файла)</text:p>
      <text:p text:style-name="Standard"/>
      <text:p text:style-name="Standard"><text:s text:c="2"/><text:span text:style-name="T1">Шаг 2: Модуль recipe_store (Хранилище рецептов)</text:span></text:p>
      <text:p text:style-name="Standard"/>
      <text:p text:style-name="Standard"><text:s text:c="2"/>Теперь создадим "поваренную книгу" (recipe_store), где будет храниться наш новый "рецепт". Это сердце нашей data-driven архитектуры.</text:p>
      <text:p text:style-name="Standard"/>
      <text:p text:style-name="Standard"><text:s text:c="2"/>A. Создайте файл `App/Inc/Dispatcher/recipe_store.h`:</text:p>
      <text:p text:style-name="Standard"/>
      <text:p text:style-name="Standard"><text:s text:c="2"/>Этот файл определит "строительные блоки" для всех наших рецептов.</text:p>
      <text:p text:style-name="Standard"/>
      <text:p text:style-name="Standard"><text:s text:c="4"/>1 #ifndef INC_DISPATCHER_RECIPE_STORE_H_</text:p>
      <text:p text:style-name="Standard"><text:s text:c="4"/>2 #define INC_DISPATCHER_RECIPE_STORE_H_</text:p>
      <text:p text:style-name="Standard"><text:s text:c="4"/>3 </text:p>
      <text:p text:style-name="Standard"><text:s text:c="4"/>4 #include &lt;stdint.h&gt;</text:p>
      <text:p text:style-name="Standard"><text:s text:c="4"/>5 #include "command_parser.h" // Мы возьмем RecipeID_t отсюда</text:p>
      <text:p text:style-name="Standard"><text:s text:c="4"/>6 </text:p>
      <text:p text:style-name="Standard"><text:s text:c="4"/>7 /**</text:p>
      <text:p text:style-name="Standard"><text:s text:c="4"/>8 <text:s/>* @brief Типы атомарных действий, из которых состоят все "рецепты".</text:p>
      <text:p text:style-name="Standard"><text:s text:c="4"/>9 <text:s/>*/</text:p>
      <text:p text:style-name="Standard"><text:s text:c="3"/>10 typedef enum {</text:p>
      <text:p text:style-name="Standard"><text:s text:c="3"/>11 <text:s text:c="4"/>ACTION_NONE = 0,</text:p>
      <text:p text:style-name="Standard"><text:s text:c="3"/>12 <text:s text:c="4"/>ACTION_ROTATE_MOTOR,</text:p>
      <text:p text:style-name="Standard"><text:s text:c="3"/>13 <text:s text:c="4"/>ACTION_START_PUMP,</text:p>
      <text:p text:style-name="Standard"><text:s text:c="3"/>14 <text:s text:c="4"/>ACTION_STOP_PUMP,</text:p>
      <text:p text:style-name="Standard"><text:s text:c="3"/>15 <text:s text:c="4"/>ACTION_WAIT_MS,</text:p>
      <text:p text:style-name="Standard"><text:s text:c="3"/>16 <text:s text:c="4"/>// --- ДОБАВЛЯЙТЕ НОВЫЕ ТИПЫ ДЕЙСТВИЙ ЗДЕСЬ ---</text:p>
      <text:p text:style-name="Standard"><text:s text:c="3"/>17 } ActionType_t;</text:p>
      <text:p text:style-name="Standard"><text:s text:c="3"/>18 </text:p>
      <text:p text:style-name="Standard"><text:s text:c="3"/>19 /**</text:p>
      <text:p text:style-name="Standard"><text:s text:c="3"/>20 <text:s/>* @brief Структура, описывающая один шаг в любом сценарии.</text:p>
      <text:p text:style-name="Standard"><text:s text:c="3"/>21 <text:s/>* <text:s text:c="7"/>Использует 'union' для экономии памяти.</text:p>
      <text:p text:style-name="Standard"><text:s text:c="3"/>22 <text:s/>*/</text:p>
      <text:p text:style-name="Standard"><text:s text:c="3"/>23 typedef struct {</text:p>
      <text:p text:style-name="Standard"><text:s text:c="3"/>24 <text:s text:c="4"/>ActionType_t action; // Какое действие выполнить?</text:p>
      <text:p text:style-name="Standard"><text:s text:c="3"/>25 </text:p>
      <text:p text:style-name="Standard"><text:s text:c="3"/>26 <text:s text:c="4"/>union {</text:p>
      <text:p text:style-name="Standard"><text:s text:c="3"/>27 <text:s text:c="8"/>// Параметры для ACTION_ROTATE_MOTOR</text:p>
      <text:p text:style-name="Standard"><text:s text:c="3"/>28 <text:s text:c="8"/>struct {</text:p>
      <text:p text:style-name="Standard"><text:s text:c="3"/>29 <text:s text:c="12"/>uint8_t motor_id;</text:p>
      <text:p text:style-name="Standard"><text:s text:c="3"/>30 <text:s text:c="12"/>int32_t steps; // Может быть отрицательным для вращения в другую сторону</text:p>
      <text:p text:style-name="Standard"><text:s text:c="3"/>31 <text:s text:c="12"/>uint16_t speed;</text:p>
      <text:p text:style-name="Standard"><text:s text:c="3"/>32 <text:s text:c="8"/>} rotate_motor;</text:p>
      <text:p text:style-name="Standard"><text:s text:c="3"/>33 </text:p>
      <text:p text:style-name="Standard"><text:soft-page-break/><text:s text:c="3"/>34 <text:s text:c="8"/>// Параметры для ACTION_START_PUMP / ACTION_STOP_PUMP</text:p>
      <text:p text:style-name="Standard"><text:s text:c="3"/>35 <text:s text:c="8"/>struct {</text:p>
      <text:p text:style-name="Standard"><text:s text:c="3"/>36 <text:s text:c="12"/>uint8_t pump_id;</text:p>
      <text:p text:style-name="Standard"><text:s text:c="3"/>37 <text:s text:c="8"/>} pump;</text:p>
      <text:p text:style-name="Standard"><text:s text:c="3"/>38 </text:p>
      <text:p text:style-name="Standard"><text:s text:c="3"/>39 <text:s text:c="8"/>// Параметры для ACTION_WAIT_MS</text:p>
      <text:p text:style-name="Standard"><text:s text:c="3"/>40 <text:s text:c="8"/>struct {</text:p>
      <text:p text:style-name="Standard"><text:s text:c="3"/>41 <text:s text:c="12"/>uint32_t delay_ms;</text:p>
      <text:p text:style-name="Standard"><text:s text:c="3"/>42 <text:s text:c="8"/>} wait;</text:p>
      <text:p text:style-name="Standard"><text:s text:c="3"/>43 <text:s text:c="4"/>} params;</text:p>
      <text:p text:style-name="Standard"><text:s text:c="3"/>44 } ProcessStep_t;</text:p>
      <text:p text:style-name="Standard"><text:s text:c="3"/>45 </text:p>
      <text:p text:style-name="Standard"><text:s text:c="3"/>46 </text:p>
      <text:p text:style-name="Standard"><text:s text:c="3"/>47 /**</text:p>
      <text:p text:style-name="Standard"><text:s text:c="3"/>48 <text:s/>* @brief Возвращает указатель на массив шагов для запрошенного рецепта.</text:p>
      <text:p text:style-name="Standard"><text:s text:c="3"/>49 <text:s/>*</text:p>
      <text:p text:style-name="Standard"><text:s text:c="3"/>50 <text:s/>* @param id Идентификатор рецепта.</text:p>
      <text:p text:style-name="Standard"><text:s text:c="3"/>51 <text:s/>* @return const ProcessStep_t* Указатель на первый шаг в рецепте.</text:p>
      <text:p text:style-name="Standard"><text:s text:c="3"/>52 <text:s/>* <text:s text:c="8"/>Возвращает NULL, если рецепт не найден.</text:p>
      <text:p text:style-name="Standard"><text:s text:c="3"/>53 <text:s/>*/</text:p>
      <text:p text:style-name="Standard"><text:s text:c="3"/>54 const ProcessStep_t* Recipe_Get(RecipeID_t id);</text:p>
      <text:p text:style-name="Standard"><text:s text:c="3"/>55 </text:p>
      <text:p text:style-name="Standard"><text:s text:c="3"/>56 #endif /* INC_DISPATCHER_RECIPE_STORE_H_ */</text:p>
      <text:p text:style-name="Standard"/>
      <text:p text:style-name="Standard"><text:s text:c="2"/>B. Создайте файл `App/Src/Dispatcher/recipe_store.c`:</text:p>
      <text:p text:style-name="Standard"/>
      <text:p text:style-name="Standard"><text:s text:c="2"/>Здесь мы "записываем" сам рецепт как массив данных.</text:p>
      <text:p text:style-name="Standard"/>
      <text:p text:style-name="Standard"><text:s text:c="4"/>1 #include "Dispatcher/recipe_store.h"</text:p>
      <text:p text:style-name="Standard"><text:s text:c="4"/>2 #include &lt;stddef.h&gt; // Для NULL</text:p>
      <text:p text:style-name="Standard"><text:s text:c="4"/>3 </text:p>
      <text:p text:style-name="Standard"><text:s text:c="4"/>4 // --- ОПРЕДЕЛЕНИЕ РЕЦЕПТОВ ---</text:p>
      <text:p text:style-name="Standard"><text:s text:c="4"/>5 // Каждый рецепт - это массив шагов ProcessStep_t, который заканчивается ACTION_NONE.</text:p>
      <text:p text:style-name="Standard"><text:s text:c="4"/>6 </text:p>
      <text:p text:style-name="Standard"><text:s text:c="4"/>7 // Рецепт для команды "взять реагент"</text:p>
      <text:p text:style-name="Standard"><text:s text:c="4"/>8 const ProcessStep_t g_recipe_aspirate_reagent[] = {</text:p>
      <text:p text:style-name="Standard"><text:s text:c="4"/>9 <text:s text:c="4"/>// Шаг 1: Поворот дозатора (мотор 1) к пробирке</text:p>
      <text:p text:style-name="Standard"><text:s text:c="3"/>10 <text:s text:c="4"/>{ .action = ACTION_ROTATE_MOTOR, .params.rotate_motor = { .motor_id=1, .steps=1000, .speed=500 } },</text:p>
      <text:p text:style-name="Standard"><text:s text:c="3"/>11 </text:p>
      <text:p text:style-name="Standard"><text:s text:c="3"/>12 <text:s text:c="4"/>// Шаг 2: Опускание иглы (мотор 2)</text:p>
      <text:p text:style-name="Standard"><text:s text:c="3"/>13 <text:s text:c="4"/>{ .action = ACTION_ROTATE_MOTOR, .params.rotate_motor = { .motor_id=2, .steps=200, .speed=100 } },</text:p>
      <text:p text:style-name="Standard"><text:s text:c="3"/>14 </text:p>
      <text:p text:style-name="Standard"><text:s text:c="3"/>15 <text:s text:c="4"/>// Шаг 3: Включение насоса</text:p>
      <text:p text:style-name="Standard"><text:s text:c="3"/>16 <text:s text:c="4"/>{ .action = ACTION_START_PUMP, <text:s text:c="2"/>.params.pump = { .pump_id=1 } },</text:p>
      <text:p text:style-name="Standard"><text:s text:c="3"/>17 </text:p>
      <text:p text:style-name="Standard"><text:s text:c="3"/>18 <text:s text:c="4"/>// Шаг 4: Пауза для набора жидкости</text:p>
      <text:p text:style-name="Standard"><text:s text:c="3"/>19 <text:s text:c="4"/>{ .action = ACTION_WAIT_MS, <text:s text:c="5"/>.params.wait = { .delay_ms=500 } },</text:p>
      <text:p text:style-name="Standard"><text:s text:c="3"/>20 </text:p>
      <text:p text:style-name="Standard"><text:s text:c="3"/>21 <text:s text:c="4"/>// Шаг 5: Выключение насоса</text:p>
      <text:p text:style-name="Standard"><text:soft-page-break/><text:s text:c="3"/>22 <text:s text:c="4"/>{ .action = ACTION_STOP_PUMP, <text:s text:c="3"/>.params.pump = { .pump_id=1 } },</text:p>
      <text:p text:style-name="Standard"><text:s text:c="3"/>23 </text:p>
      <text:p text:style-name="Standard"><text:s text:c="3"/>24 <text:s text:c="4"/>// Шаг 6: Поднятие иглы (мотор 2 в обратную сторону)</text:p>
      <text:p text:style-name="Standard"><text:s text:c="3"/>25 <text:s text:c="4"/>{ .action = ACTION_ROTATE_MOTOR, .params.rotate_motor = { .motor_id=2, .steps=-200, .speed=100 } },</text:p>
      <text:p text:style-name="Standard"><text:s text:c="3"/>26 </text:p>
      <text:p text:style-name="Standard"><text:s text:c="3"/>27 <text:s text:c="4"/>// Шаг 7: Возврат дозатора (мотор 1 в обратную сторону)</text:p>
      <text:p text:style-name="Standard"><text:s text:c="3"/>28 <text:s text:c="4"/>{ .action = ACTION_ROTATE_MOTOR, .params.rotate_motor = { .motor_id=1, .steps=-1000, .speed=500 } },</text:p>
      <text:p text:style-name="Standard"><text:s text:c="3"/>29 </text:p>
      <text:p text:style-name="Standard"><text:s text:c="3"/>30 <text:s text:c="4"/>// Конец рецепта</text:p>
      <text:p text:style-name="Standard"><text:s text:c="3"/>31 <text:s text:c="4"/>{ .action = ACTION_NONE }</text:p>
      <text:p text:style-name="Standard"><text:s text:c="3"/>32 };</text:p>
      <text:p text:style-name="Standard"><text:s text:c="3"/>33 </text:p>
      <text:p text:style-name="Standard"><text:s text:c="3"/>34 // --- ФУНКЦИЯ ПОЛУЧЕНИЯ РЕЦЕПТА ---</text:p>
      <text:p text:style-name="Standard"><text:s text:c="3"/>35 </text:p>
      <text:p text:style-name="Standard"><text:s text:c="3"/>36 const ProcessStep_t* Recipe_Get(RecipeID_t id)</text:p>
      <text:p text:style-name="Standard"><text:s text:c="3"/>37 {</text:p>
      <text:p text:style-name="Standard"><text:s text:c="3"/>38 <text:s text:c="4"/>switch (id)</text:p>
      <text:p text:style-name="Standard"><text:s text:c="3"/>39 <text:s text:c="4"/>{</text:p>
      <text:p text:style-name="Standard"><text:s text:c="3"/>40 <text:s text:c="8"/>case RECIPE_ASPIRATE_REAGENT:</text:p>
      <text:p text:style-name="Standard"><text:s text:c="3"/>41 <text:s text:c="12"/>return g_recipe_aspirate_reagent;</text:p>
      <text:p text:style-name="Standard"><text:s text:c="3"/>42 </text:p>
      <text:p text:style-name="Standard"><text:s text:c="3"/>43 <text:s text:c="8"/>// case RECIPE_GET_STATUS:</text:p>
      <text:p text:style-name="Standard"><text:s text:c="3"/>44 <text:s text:c="8"/>// <text:s text:c="3"/>// Простые команды тоже могут быть рецептами из одного шага</text:p>
      <text:p text:style-name="Standard"><text:s text:c="3"/>45 <text:s text:c="8"/>// <text:s text:c="3"/>return g_recipe_get_status;</text:p>
      <text:p text:style-name="Standard"><text:s text:c="3"/>46 </text:p>
      <text:p text:style-name="Standard"><text:s text:c="3"/>47 <text:s text:c="8"/>default:</text:p>
      <text:p text:style-name="Standard"><text:s text:c="3"/>48 <text:s text:c="12"/>return NULL; // Рецепт не найден</text:p>
      <text:p text:style-name="Standard"><text:s text:c="3"/>49 <text:s text:c="4"/>}</text:p>
      <text:p text:style-name="Standard"><text:s text:c="3"/>50 }</text:p>
      <text:p text:style-name="Standard"/>
      <text:p text:style-name="Standard"><text:s text:c="2"/>Шаг </text:p>
      <text:p text:style-name="Standard"/>
      <text:p text:style-name="P1">&gt; ты можешь взять пример из лучших практик, которые уже реализоаны</text:p>
      <text:p text:style-name="Standard"/>
      <text:p text:style-name="P2">✦ Конечно. Вы правы, лучший пример — это тот, который соответствует архитектуре, которую мы с вами спроектировали. Я продолжу реализацию именно в этом ключе, завершив добавление новой команды CMD_ASPIRATE.</text:p>
      <text:p text:style-name="Standard"/>
      <text:p text:style-name="Standard"><text:s text:c="2"/>В моем предыдущем ответе я описал recipe_store — это и есть одна из ключевых "лучших практик" (Data-Driven Design), о которых мы говорили. Теперь давайте интегрируем этот новый "рецепт" в наш command_parser.</text:p>
      <text:p text:style-name="Standard"/>
      <text:p text:style-name="Standard"><text:s text:c="2"/><text:span text:style-name="T1">Шаг 3: Интеграция в command_parser</text:span></text:p>
      <text:p text:style-name="Standard"/>
      <text:p text:style-name="Standard"><text:s text:c="2"/>Мы научим парсер распознавать команду CMD_ASPIRATE и связывать ее с нашим новым рецептом.</text:p>
      <text:p text:style-name="Standard"/>
      <text:p text:style-name="Standard"><text:s text:c="2"/>A. Обновите `App/Inc/Dispatcher/command_parser.h`</text:p>
      <text:p text:style-name="Standard"/>
      <text:p text:style-name="Standard"><text:s text:c="2"/>Добавьте новый ID рецепта в перечисление RecipeID_t.</text:p>
      <text:p text:style-name="Standard"><text:soft-page-break/></text:p>
      <text:p text:style-name="Standard"><text:s text:c="4"/>1 // In App/Inc/Dispatcher/command_parser.h</text:p>
      <text:p text:style-name="Standard"><text:s text:c="4"/>2 </text:p>
      <text:p text:style-name="Standard"><text:s text:c="4"/>3 typedef enum {</text:p>
      <text:p text:style-name="Standard"><text:s text:c="4"/>4 <text:s text:c="4"/>RECIPE_NONE = 0,</text:p>
      <text:p text:style-name="Standard"><text:s text:c="4"/>5 <text:s text:c="4"/>RECIPE_GET_STATUS,</text:p>
      <text:p text:style-name="Standard"><text:s text:c="4"/>6 <text:s text:c="4"/>RECIPE_START_MOTOR,</text:p>
      <text:p text:style-name="Standard"><text:s text:c="4"/>7 <text:s text:c="4"/>RECIPE_HELP,</text:p>
      <text:p text:style-name="Standard"><text:s text:c="4"/>8 <text:s text:c="4"/>// --- ДОБАВЛЯЙТЕ НОВЫЕ ID РЕЦЕПТОВ ЗДЕСЬ ---</text:p>
      <text:p text:style-name="Standard"><text:s text:c="4"/>9 <text:s text:c="4"/>RECIPE_ASPIRATE, // &lt;--- НАША НОВАЯ КОМАНДА</text:p>
      <text:p text:style-name="Standard"><text:s text:c="3"/>10 <text:s text:c="4"/>// ------------------------------------------</text:p>
      <text:p text:style-name="Standard"><text:s text:c="3"/>11 <text:s text:c="4"/>RECIPE_MAX_ID</text:p>
      <text:p text:style-name="Standard"><text:s text:c="3"/>12 } RecipeID_t;</text:p>
      <text:p text:style-name="Standard"><text:s text:c="3"/>13 </text:p>
      <text:p text:style-name="Standard"><text:s text:c="3"/>14 // ... (остальная часть файла без изменений)</text:p>
      <text:p text:style-name="Standard"/>
      <text:p text:style-name="Standard"><text:s text:c="2"/>B. Обновите `App/Src/Dispatcher/command_parser.c`</text:p>
      <text:p text:style-name="Standard"/>
      <text:p text:style-name="Standard"><text:s text:c="2"/>Здесь мы добавим три вещи: прототип новой функции, запись в таблицу команд и саму реализацию функции.</text:p>
      <text:p text:style-name="Standard"/>
      <text:p text:style-name="Standard"><text:s text:c="4"/>1 // In App/Src/Dispatcher/command_parser.c</text:p>
      <text:p text:style-name="Standard"><text:s text:c="4"/>2 </text:p>
      <text:p text:style-name="Standard"><text:s text:c="4"/>3 // ... (в начале файла)</text:p>
      <text:p text:style-name="Standard"><text:s text:c="4"/>4 </text:p>
      <text:p text:style-name="Standard"><text:s text:c="4"/>5 // --- Прототипы для функций обработки аргументов ---</text:p>
      <text:p text:style-name="Standard"><text:s text:c="4"/>6 static CommandStatus_t process_args_get_status(const char *args, ParsedCommand_t *parsed_cmd);</text:p>
      <text:p text:style-name="Standard"><text:s text:c="4"/>7 static CommandStatus_t process_args_start_motor(const char *args, ParsedCommand_t *parsed_cmd);</text:p>
      <text:p text:style-name="Standard"><text:s text:c="4"/>8 static CommandStatus_t process_args_help(const char *args, ParsedCommand_t *parsed_cmd);</text:p>
      <text:p text:style-name="Standard"><text:s text:c="4"/>9 static CommandStatus_t process_args_aspirate(const char *args, ParsedCommand_t *parsed_cmd); // &lt;--- НОВЫЙ ПРОТОТИП</text:p>
      <text:p text:style-name="Standard"><text:s text:c="3"/>10 </text:p>
      <text:p text:style-name="Standard"><text:s text:c="3"/>11 // --- Таблица команд ---</text:p>
      <text:p text:style-name="Standard"><text:s text:c="3"/>12 static const CommandEntry_t command_table[] = {</text:p>
      <text:p text:style-name="Standard"><text:s text:c="3"/>13 <text:s text:c="4"/>{ "CMD_GET_STATUS", <text:s/>RECIPE_GET_STATUS, <text:s/>process_args_get_status, <text:s/>"Usage: CMD_GET_STATUS" },</text:p>
      <text:p text:style-name="Standard"><text:s text:c="3"/>14 <text:s text:c="4"/>{ "CMD_START_MOTOR", RECIPE_START_MOTOR, process_args_start_motor, "Usage: CMD_START_MOTOR &lt;motor_id&gt;" },</text:p>
      <text:p text:style-name="Standard"><text:s text:c="3"/>15 <text:s text:c="4"/>{ "CMD_HELP", <text:s text:c="7"/>RECIPE_HELP, <text:s text:c="7"/>process_args_help, <text:s text:c="7"/>"Prints this help message" },</text:p>
      <text:p text:style-name="Standard"><text:s text:c="3"/>16 <text:s text:c="4"/>{ "CMD_ASPIRATE", <text:s text:c="3"/>RECIPE_ASPIRATE, <text:s text:c="3"/>process_args_aspirate, <text:s text:c="3"/>"Usage: CMD_ASPIRATE &lt;reagent_id&gt;" }, // &lt;--- НОВАЯ ЗАПИСЬ</text:p>
      <text:p text:style-name="Standard"><text:s text:c="3"/>17 };</text:p>
      <text:p text:style-name="Standard"><text:s text:c="3"/>18 </text:p>
      <text:p text:style-name="Standard"><text:s text:c="3"/>19 // ... (функция Parser_ProcessCommand без изменений)</text:p>
      <text:p text:style-name="Standard"><text:s text:c="3"/>20 </text:p>
      <text:p text:style-name="Standard"><text:s text:c="3"/>21 // --- Реализация обработчиков ---</text:p>
      <text:p text:style-name="Standard"><text:s text:c="3"/>22 </text:p>
      <text:p text:style-name="Standard"><text:soft-page-break/><text:s text:c="3"/>23 // ... (старые обработчики handle_get_status, handle_start_motor, handle_help без изменений)</text:p>
      <text:p text:style-name="Standard"><text:s text:c="3"/>24 </text:p>
      <text:p text:style-name="Standard"><text:s text:c="3"/>25 /**</text:p>
      <text:p text:style-name="Standard"><text:s text:c="3"/>26 <text:s/>* @brief Обработчик аргументов для новой команды CMD_ASPIRATE.</text:p>
      <text:p text:style-name="Standard"><text:s text:c="3"/>27 <text:s/>* <text:s text:c="7"/>Проверяет наличие reagent_id и готовит структуру для job_manager.</text:p>
      <text:p text:style-name="Standard"><text:s text:c="3"/>28 <text:s/>*/</text:p>
      <text:p text:style-name="Standard"><text:s text:c="3"/>29 static CommandStatus_t process_args_aspirate(const char *args, ParsedCommand_t *parsed_cmd)</text:p>
      <text:p text:style-name="Standard"><text:s text:c="3"/>30 {</text:p>
      <text:p text:style-name="Standard"><text:s text:c="3"/>31 <text:s text:c="4"/>int reagent_id;</text:p>
      <text:p text:style-name="Standard"><text:s text:c="3"/>32 <text:s text:c="4"/>// Проверяем, что аргумент предоставлен и является числом</text:p>
      <text:p text:style-name="Standard"><text:s text:c="3"/>33 <text:s text:c="4"/>if (args == NULL || sscanf(args, "%d", &amp;reagent_id) != 1) {</text:p>
      <text:p text:style-name="Standard"><text:s text:c="3"/>34 <text:s text:c="8"/>return CMD_INVALID_ARGS; // Ошибка, если аргумент отсутствует или не является числом</text:p>
      <text:p text:style-name="Standard"><text:s text:c="3"/>35 <text:s text:c="4"/>}</text:p>
      <text:p text:style-name="Standard"><text:s text:c="3"/>36 </text:p>
      <text:p text:style-name="Standard"><text:s text:c="3"/>37 <text:s text:c="4"/>// Заполняем структуру для дальнейшей обработки</text:p>
      <text:p text:style-name="Standard"><text:s text:c="3"/>38 <text:s text:c="4"/>parsed_cmd-&gt;recipe_id = RECIPE_ASPIRATE;</text:p>
      <text:p text:style-name="Standard"><text:s text:c="3"/>39 <text:s text:c="4"/>// Сохраняем полученный ID реагента в буфер аргументов.</text:p>
      <text:p text:style-name="Standard"><text:s text:c="3"/>40 <text:s text:c="4"/>// Это позволит job_manager'у в будущем передать его в рецепт.</text:p>
      <text:p text:style-name="Standard"><text:s text:c="3"/>41 <text:s text:c="4"/>snprintf(parsed_cmd-&gt;args_buffer, APP_USB_CMD_MAX_LEN, "%d", reagent_id);</text:p>
      <text:p text:style-name="Standard"><text:s text:c="3"/>42 </text:p>
      <text:p text:style-name="Standard"><text:s text:c="3"/>43 <text:s text:c="4"/>// ====================================================================================</text:p>
      <text:p text:style-name="Standard"><text:s text:c="3"/>44 <text:s text:c="4"/>// ЗАГЛУШКА: В будущем здесь будет вызов JobManager_StartNew(parsed_cmd);</text:p>
      <text:p text:style-name="Standard"><text:s text:c="3"/>45 <text:s text:c="4"/>// А пока просто отправляем подтверждение, что парсер команду распознал.</text:p>
      <text:p text:style-name="Standard"><text:s text:c="3"/>46 <text:s text:c="4"/>// ====================================================================================</text:p>
      <text:p text:style-name="Standard"><text:s text:c="3"/>47 <text:s text:c="4"/>char response[APP_USB_RESP_MAX_LEN];</text:p>
      <text:p text:style-name="Standard"><text:s text:c="3"/>48 <text:s text:c="4"/>snprintf(response, APP_USB_RESP_MAX_LEN, "OK: Parser accepted ASPIRATE command for reagent_id %d.", reagent_id);</text:p>
      <text:p text:style-name="Standard"><text:s text:c="3"/>49 <text:s text:c="4"/>Dispatcher_SendUsbResponse(response);</text:p>
      <text:p text:style-name="Standard"><text:s text:c="3"/>50 <text:s text:c="4"/>// ====================================================================================</text:p>
      <text:p text:style-name="Standard"><text:s text:c="3"/>51 </text:p>
      <text:p text:style-name="Standard"><text:s text:c="3"/>52 <text:s text:c="4"/>return CMD_OK;</text:p>
      <text:p text:style-name="Standard"><text:s text:c="3"/>53 }</text:p>
      <text:p text:style-name="Standard"/>
      <text:p text:style-name="P1"><text:s text:c="2"/>Итог: Как это работает вместе</text:p>
      <text:p text:style-name="Standard"/>
      <text:p text:style-name="Standard"><text:s text:c="3"/>1. Пользователь (user.py) отправляет строку "CMD_ASPIRATE 1".</text:p>
      <text:p text:style-name="Standard"><text:s text:c="3"/>2. `task_dispatcher` получает эту строку и передает ее в Parser_ProcessCommand.</text:p>
      <text:p text:style-name="Standard"><text:s text:c="3"/>3. `Parser_ProcessCommand` находит в command_table запись "CMD_ASPIRATE" и вызывает связанную с ней функцию process_args_aspirate, передавая ей строку с аргументами "1".</text:p>
      <text:p text:style-name="Standard"><text:s text:c="3"/>4. `process_args_aspirate` парсит "1", убеждается, что это число, и готовит структуру ParsedCommand_t, устанавливая recipe_id = RECIPE_ASPIRATE.</text:p>
      <text:p text:style-name="Standard"><text:soft-page-break/><text:s text:c="3"/>5. (Будущее) job_manager получит эту структуру, вызовет Recipe_Get(RECIPE_ASPIRATE), получит указатель на наш массив g_recipe_aspirate_reagent и начнет выполнять его шаг за шагом.</text:p>
      <text:p text:style-name="Standard"/>
      <text:p text:style-name="Standard"><text:s text:c="2"/>Мы полностью подготовили "data-driven" основу для выполнения сложной команды. Следующим шагом будет реализация самого job_manager, который будет "читать" и исполнять эти рецепты.</text:p>
      <text:p text:style-name="Standard"/>
      <text:p text:style-name="P1">&gt; давай подумаем об инициизации устройств тоже, задать какую-то начальную точку, чтобы все оборудование правильно устанавливалось ., например при подаче питания или после резета оборудования. Я напоминаю - мы разрабатываем био-химический</text:p>
      <text:p text:style-name="P1"><text:s text:c="2"/>анализатор</text:p>
      <text:p text:style-name="Standard"/>
      <text:p text:style-name="P2">✦ Отличный и очень важный вопрос. Создание надежной процедуры инициализации (часто называемой "homing" или "поиск домашней позиции") — это фундаментальное требование для любого электромеханического устройства, особенно для анализатора.</text:p>
      <text:p text:style-name="P2"><text:s text:c="2"/>Система должна прийти в известное, безопасное состояние перед выполнением любых команд.</text:p>
      <text:p text:style-name="Standard"/>
      <text:p text:style-name="Standard"><text:s text:c="2"/>Эта процедура идеально ложится в нашу архитектуру "рецептов". Инициализация — это просто еще один, самый первый и самый важный "рецепт", который система должна выполнить автоматически при старте.</text:p>
      <text:p text:style-name="Standard"/>
      <text:p text:style-name="P1"><text:s text:c="2"/>Концепция инициализации (Homing)</text:p>
      <text:p text:style-name="Standard"/>
      <text:p text:style-name="Standard"><text:s text:c="3"/>1. Что это? Для шагового двигателя "поиск дома" — это процедура, при которой двигатель медленно вращается в заданном направлении до тех пор, пока не сработает датчик конечного положения (оптический или механический). В этот момент</text:p>
      <text:p text:style-name="Standard"><text:s text:c="6"/>система точно знает, где находится механизм, и устанавливает его логическую координату в 0.</text:p>
      <text:p text:style-name="Standard"/>
      <text:p text:style-name="Standard"><text:s text:c="3"/>2. Зачем это нужно? Без этой процедуры система "слепая". Она не знает, где находится дозатор или игла, и любая команда на перемещение будет неточной и потенциально опасной (например, игла может врезаться в корпус).</text:p>
      <text:p text:style-name="Standard"/>
      <text:p text:style-name="Standard"><text:s text:c="3"/>3. Когда это происходит? Сразу после включения питания или сброса, до того как система будет готова принимать команды от пользователя.</text:p>
      <text:p text:style-name="Standard"/>
      <text:p text:style-name="Standard"><text:s text:c="2"/>Реализация в нашей архитектуре</text:p>
      <text:p text:style-name="Standard"/>
      <text:p text:style-name="Standard"><text:s text:c="2"/>Мы определим "рецепт инициализации" и настроим диспетчер так, чтобы он запускал его автоматически.</text:p>
      <text:p text:style-name="Standard"/>
      <text:p text:style-name="Standard"><text:s text:c="2"/><text:span text:style-name="T1">Шаг 1:</text:span> Обновляем `recipe_store` для поддержки Homing</text:p>
      <text:p text:style-name="Standard"/>
      <text:p text:style-name="Standard"><text:s text:c="2"/>Нам нужно добавить новое "атомарное действие" — поиск дома.</text:p>
      <text:p text:style-name="Standard"/>
      <text:p text:style-name="Standard"><text:s text:c="2"/>A. Обновите `App/Inc/Dispatcher/recipe_store.h`</text:p>
      <text:p text:style-name="Standard"/>
      <text:p text:style-name="Standard"><text:s text:c="2"/>Добавьте ACTION_HOME_MOTOR в ActionType_t и параметры для него.</text:p>
      <text:p text:style-name="Standard"/>
      <text:p text:style-name="Standard"><text:s text:c="4"/>1 // In App/Inc/Dispatcher/recipe_store.h</text:p>
      <text:p text:style-name="Standard"><text:soft-page-break/><text:s text:c="4"/>2 </text:p>
      <text:p text:style-name="Standard"><text:s text:c="4"/>3 typedef enum {</text:p>
      <text:p text:style-name="Standard"><text:s text:c="4"/>4 <text:s text:c="4"/>ACTION_NONE = 0,</text:p>
      <text:p text:style-name="Standard"><text:s text:c="4"/>5 <text:s text:c="4"/>ACTION_ROTATE_MOTOR,</text:p>
      <text:p text:style-name="Standard"><text:s text:c="4"/>6 <text:s text:c="4"/>ACTION_START_PUMP,</text:p>
      <text:p text:style-name="Standard"><text:s text:c="4"/>7 <text:s text:c="4"/>ACTION_STOP_PUMP,</text:p>
      <text:p text:style-name="Standard"><text:s text:c="4"/>8 <text:s text:c="4"/>ACTION_WAIT_MS,</text:p>
      <text:p text:style-name="Standard"><text:s text:c="4"/>9 <text:s text:c="4"/>ACTION_HOME_MOTOR, // &lt;--- НОВОЕ ДЕЙСТВИЕ</text:p>
      <text:p text:style-name="Standard"><text:s text:c="3"/>10 } ActionType_t;</text:p>
      <text:p text:style-name="Standard"><text:s text:c="3"/>11 </text:p>
      <text:p text:style-name="Standard"><text:s text:c="3"/>12 </text:p>
      <text:p text:style-name="Standard"><text:s text:c="3"/>13 typedef struct {</text:p>
      <text:p text:style-name="Standard"><text:s text:c="3"/>14 <text:s text:c="4"/>ActionType_t action;</text:p>
      <text:p text:style-name="Standard"><text:s text:c="3"/>15 </text:p>
      <text:p text:style-name="Standard"><text:s text:c="3"/>16 <text:s text:c="4"/>union {</text:p>
      <text:p text:style-name="Standard"><text:s text:c="3"/>17 <text:s text:c="8"/>struct {</text:p>
      <text:p text:style-name="Standard"><text:s text:c="3"/>18 <text:s text:c="12"/>uint8_t motor_id;</text:p>
      <text:p text:style-name="Standard"><text:s text:c="3"/>19 <text:s text:c="12"/>int32_t steps;</text:p>
      <text:p text:style-name="Standard"><text:s text:c="3"/>20 <text:s text:c="12"/>uint16_t speed;</text:p>
      <text:p text:style-name="Standard"><text:s text:c="3"/>21 <text:s text:c="8"/>} rotate_motor;</text:p>
      <text:p text:style-name="Standard"><text:s text:c="3"/>22 </text:p>
      <text:p text:style-name="Standard"><text:s text:c="3"/>23 <text:s text:c="8"/>struct {</text:p>
      <text:p text:style-name="Standard"><text:s text:c="3"/>24 <text:s text:c="12"/>uint8_t pump_id;</text:p>
      <text:p text:style-name="Standard"><text:s text:c="3"/>25 <text:s text:c="8"/>} pump;</text:p>
      <text:p text:style-name="Standard"><text:s text:c="3"/>26 </text:p>
      <text:p text:style-name="Standard"><text:s text:c="3"/>27 <text:s text:c="8"/>struct {</text:p>
      <text:p text:style-name="Standard"><text:s text:c="3"/>28 <text:s text:c="12"/>uint32_t delay_ms;</text:p>
      <text:p text:style-name="Standard"><text:s text:c="3"/>29 <text:s text:c="8"/>} wait;</text:p>
      <text:p text:style-name="Standard"><text:s text:c="3"/>30 </text:p>
      <text:p text:style-name="Standard"><text:s text:c="3"/>31 <text:s text:c="8"/>// Параметры для ACTION_HOME_MOTOR</text:p>
      <text:p text:style-name="Standard"><text:s text:c="3"/>32 <text:s text:c="8"/>struct {</text:p>
      <text:p text:style-name="Standard"><text:s text:c="3"/>33 <text:s text:c="12"/>uint8_t motor_id;</text:p>
      <text:p text:style-name="Standard"><text:s text:c="3"/>34 <text:s text:c="12"/>uint16_t speed; // Скорость, с которой ищем дом</text:p>
      <text:p text:style-name="Standard"><text:s text:c="3"/>35 <text:s text:c="8"/>} home_motor; // &lt;--- НОВЫЕ ПАРАМЕТРЫ</text:p>
      <text:p text:style-name="Standard"><text:s text:c="3"/>36 </text:p>
      <text:p text:style-name="Standard"><text:s text:c="3"/>37 <text:s text:c="4"/>} params;</text:p>
      <text:p text:style-name="Standard"><text:s text:c="3"/>38 } ProcessStep_t;</text:p>
      <text:p text:style-name="Standard"><text:s text:c="3"/>39 </text:p>
      <text:p text:style-name="Standard"><text:s text:c="3"/>40 // ... (остальная часть файла без изменений)</text:p>
      <text:p text:style-name="Standard"/>
      <text:p text:style-name="Standard"><text:s text:c="2"/>B. Обновите `App/Inc/Dispatcher/command_parser.h`</text:p>
      <text:p text:style-name="Standard"/>
      <text:p text:style-name="Standard"><text:s text:c="2"/>Добавим ID для нашего нового системного рецепта.</text:p>
      <text:p text:style-name="Standard"/>
      <text:p text:style-name="Standard"><text:s text:c="4"/>1 // In App/Inc/Dispatcher/command_parser.h</text:p>
      <text:p text:style-name="Standard"><text:s text:c="4"/>2 </text:p>
      <text:p text:style-name="Standard"><text:s text:c="4"/>3 typedef enum {</text:p>
      <text:p text:style-name="Standard"><text:s text:c="4"/>4 <text:s text:c="4"/>RECIPE_NONE = 0,</text:p>
      <text:p text:style-name="Standard"><text:s text:c="4"/>5 <text:s text:c="4"/>RECIPE_GET_STATUS,</text:p>
      <text:p text:style-name="Standard"><text:s text:c="4"/>6 <text:s text:c="4"/>RECIPE_START_MOTOR,</text:p>
      <text:p text:style-name="Standard"><text:s text:c="4"/>7 <text:s text:c="4"/>RECIPE_HELP,</text:p>
      <text:p text:style-name="Standard"><text:s text:c="4"/>8 <text:s text:c="4"/>RECIPE_ASPIRATE,</text:p>
      <text:p text:style-name="Standard"><text:soft-page-break/><text:s text:c="4"/>9 <text:s text:c="4"/>RECIPE_INITIALIZE_SYSTEM, // &lt;--- НАШ РЕЦЕПТ ИНИЦИАЛИЗАЦИИ</text:p>
      <text:p text:style-name="Standard"><text:s text:c="3"/>10 <text:s text:c="4"/>RECIPE_MAX_ID</text:p>
      <text:p text:style-name="Standard"><text:s text:c="3"/>11 } RecipeID_t;</text:p>
      <text:p text:style-name="Standard"><text:s text:c="3"/>12 </text:p>
      <text:p text:style-name="Standard"><text:s text:c="3"/>13 // ... (остальная часть файла без изменений)</text:p>
      <text:p text:style-name="Standard"/>
      <text:p text:style-name="Standard"><text:s text:c="2"/>C. Обновите `App/Src/Dispatcher/recipe_store.c`</text:p>
      <text:p text:style-name="Standard"/>
      <text:p text:style-name="Standard"><text:s text:c="2"/>Теперь "напишем" сам рецепт инициализации. Логика такая: сначала безопаснее всего поднять иглу до упора вверх, и только потом вращать дозатор.</text:p>
      <text:p text:style-name="Standard"/>
      <text:p text:style-name="Standard"><text:s text:c="4"/>1 // In App/Src/Dispatcher/recipe_store.c</text:p>
      <text:p text:style-name="Standard"><text:s text:c="4"/>2 </text:p>
      <text:p text:style-name="Standard"><text:s text:c="4"/>3 // ... (в начале файла, после #include)</text:p>
      <text:p text:style-name="Standard"><text:s text:c="4"/>4 </text:p>
      <text:p text:style-name="Standard"><text:s text:c="4"/>5 // --- ОПРЕДЕЛЕНИЕ РЕЦЕПТОВ ---</text:p>
      <text:p text:style-name="Standard"><text:s text:c="4"/>6 </text:p>
      <text:p text:style-name="Standard"><text:s text:c="4"/>7 // Рецепт для инициализации всей системы</text:p>
      <text:p text:style-name="Standard"><text:s text:c="4"/>8 const ProcessStep_t g_recipe_initialize_system[] = {</text:p>
      <text:p text:style-name="Standard"><text:s text:c="4"/>9 <text:s text:c="4"/>// Шаг 1: Поиск "дома" для иглы (мотор 2), движение вверх</text:p>
      <text:p text:style-name="Standard"><text:s text:c="3"/>10 <text:s text:c="4"/>{ .action = ACTION_HOME_MOTOR, .params.home_motor = { .motor_id=2, .speed=150 } },</text:p>
      <text:p text:style-name="Standard"><text:s text:c="3"/>11 </text:p>
      <text:p text:style-name="Standard"><text:s text:c="3"/>12 <text:s text:c="4"/>// Шаг 2: Поиск "дома" для дозатора (мотор 1)</text:p>
      <text:p text:style-name="Standard"><text:s text:c="3"/>13 <text:s text:c="4"/>{ .action = ACTION_HOME_MOTOR, .params.home_motor = { .motor_id=1, .speed=400 } },</text:p>
      <text:p text:style-name="Standard"><text:s text:c="3"/>14 </text:p>
      <text:p text:style-name="Standard"><text:s text:c="3"/>15 <text:s text:c="4"/>// Конец рецепта</text:p>
      <text:p text:style-name="Standard"><text:s text:c="3"/>16 <text:s text:c="4"/>{ .action = ACTION_NONE }</text:p>
      <text:p text:style-name="Standard"><text:s text:c="3"/>17 };</text:p>
      <text:p text:style-name="Standard"><text:s text:c="3"/>18 </text:p>
      <text:p text:style-name="Standard"><text:s text:c="3"/>19 // ... (массив g_recipe_aspirate_reagent без изменений)</text:p>
      <text:p text:style-name="Standard"><text:s text:c="3"/>20 </text:p>
      <text:p text:style-name="Standard"><text:s text:c="3"/>21 </text:p>
      <text:p text:style-name="Standard"><text:s text:c="3"/>22 // --- ФУНКЦИЯ ПОЛУЧЕНИЯ РЕЦЕПТА ---</text:p>
      <text:p text:style-name="Standard"><text:s text:c="3"/>23 </text:p>
      <text:p text:style-name="Standard"><text:s text:c="3"/>24 const ProcessStep_t* Recipe_Get(RecipeID_t id)</text:p>
      <text:p text:style-name="Standard"><text:s text:c="3"/>25 {</text:p>
      <text:p text:style-name="Standard"><text:s text:c="3"/>26 <text:s text:c="4"/>switch (id)</text:p>
      <text:p text:style-name="Standard"><text:s text:c="3"/>27 <text:s text:c="4"/>{</text:p>
      <text:p text:style-name="Standard"><text:s text:c="3"/>28 <text:s text:c="8"/>case RECIPE_INITIALIZE_SYSTEM:</text:p>
      <text:p text:style-name="Standard"><text:s text:c="3"/>29 <text:s text:c="12"/>return g_recipe_initialize_system; // &lt;--- ДОБАВЛЕНО</text:p>
      <text:p text:style-name="Standard"><text:s text:c="3"/>30 </text:p>
      <text:p text:style-name="Standard"><text:s text:c="3"/>31 <text:s text:c="8"/>case RECIPE_ASPIRATE:</text:p>
      <text:p text:style-name="Standard"><text:s text:c="3"/>32 <text:s text:c="12"/>return g_recipe_aspirate_reagent;</text:p>
      <text:p text:style-name="Standard"><text:s text:c="3"/>33 </text:p>
      <text:p text:style-name="Standard"><text:s text:c="3"/>34 <text:s text:c="8"/>default:</text:p>
      <text:p text:style-name="Standard"><text:s text:c="3"/>35 <text:s text:c="12"/>return NULL;</text:p>
      <text:p text:style-name="Standard"><text:s text:c="3"/>36 <text:s text:c="4"/>}</text:p>
      <text:p text:style-name="Standard"><text:s text:c="3"/>37 }</text:p>
      <text:p text:style-name="Standard"/>
      <text:p text:style-name="Standard"><text:s text:c="2"/><text:span text:style-name="T1">Шаг 2: </text:span>Обновление логики `task_dispatcher`</text:p>
      <text:p text:style-name="Standard"><text:soft-page-break/></text:p>
      <text:p text:style-name="Standard"><text:s text:c="2"/>Теперь диспетчер должен получить собственный "конечный автомат состояний системы" и автоматически запускать инициализацию.</text:p>
      <text:p text:style-name="Standard"/>
      <text:p text:style-name="Standard"><text:s text:c="2"/>Замените содержимое `App/Src/Tasks/task_dispatcher.c` на это:</text:p>
      <text:p text:style-name="Standard"/>
      <text:p text:style-name="Standard"><text:s text:c="4"/>1 #include "Tasks/task_dispatcher.h"</text:p>
      <text:p text:style-name="Standard"><text:s text:c="4"/>2 #include "cmsis_os.h"</text:p>
      <text:p text:style-name="Standard"><text:s text:c="4"/>3 #include "shared_resources.h"</text:p>
      <text:p text:style-name="Standard"><text:s text:c="4"/>4 #include "app_config.h"</text:p>
      <text:p text:style-name="Standard"><text:s text:c="4"/>5 #include "Dispatcher/command_parser.h"</text:p>
      <text:p text:style-name="Standard"><text:s text:c="4"/>6 #include "Dispatcher/dispatcher_io.h" // Для отправки сообщений</text:p>
      <text:p text:style-name="Standard"><text:s text:c="4"/>7 </text:p>
      <text:p text:style-name="Standard"><text:s text:c="4"/>8 /**</text:p>
      <text:p text:style-name="Standard"><text:s text:c="4"/>9 <text:s/>* @brief Глобальное состояние системы.</text:p>
      <text:p text:style-name="Standard"><text:s text:c="3"/>10 <text:s/>*/</text:p>
      <text:p text:style-name="Standard"><text:s text:c="3"/>11 typedef enum {</text:p>
      <text:p text:style-name="Standard"><text:s text:c="3"/>12 <text:s text:c="4"/>SYS_STATE_POWER_ON, <text:s text:c="6"/>// Начальное состояние после включения</text:p>
      <text:p text:style-name="Standard"><text:s text:c="3"/>13 <text:s text:c="4"/>SYS_STATE_INITIALIZING, <text:s text:c="2"/>// Идет процесс инициализации (homing)</text:p>
      <text:p text:style-name="Standard"><text:s text:c="3"/>14 <text:s text:c="4"/>SYS_STATE_READY, <text:s text:c="9"/>// Система готова к приему команд</text:p>
      <text:p text:style-name="Standard"><text:s text:c="3"/>15 <text:s text:c="4"/>SYS_STATE_BUSY, <text:s text:c="10"/>// Система выполняет комплексную команду (рецепт)</text:p>
      <text:p text:style-name="Standard"><text:s text:c="3"/>16 <text:s text:c="4"/>SYS_STATE_ERROR <text:s text:c="10"/>// Произошла ошибка, требуется вмешательство</text:p>
      <text:p text:style-name="Standard"><text:s text:c="3"/>17 } SystemState_t;</text:p>
      <text:p text:style-name="Standard"><text:s text:c="3"/>18 </text:p>
      <text:p text:style-name="Standard"><text:s text:c="3"/>19 // Текущее состояние системы</text:p>
      <text:p text:style-name="Standard"><text:s text:c="3"/>20 static SystemState_t g_system_state = SYS_STATE_POWER_ON;</text:p>
      <text:p text:style-name="Standard"><text:s text:c="3"/>21 </text:p>
      <text:p text:style-name="Standard"><text:s text:c="3"/>22 </text:p>
      <text:p text:style-name="Standard"><text:s text:c="3"/>23 void app_start_task_dispatcher(void *argument)</text:p>
      <text:p text:style-name="Standard"><text:s text:c="3"/>24 {</text:p>
      <text:p text:style-name="Standard"><text:s text:c="3"/>25 <text:s text:c="4"/>char rx_buffer[APP_USB_CMD_MAX_LEN];</text:p>
      <text:p text:style-name="Standard"><text:s text:c="3"/>26 </text:p>
      <text:p text:style-name="Standard"><text:s text:c="3"/>27 <text:s text:c="4"/>// --- АВТОМАТИЧЕСКИЙ ЗАПУСК ИНИЦИАЛИЗАЦИИ ---</text:p>
      <text:p text:style-name="Standard"><text:s text:c="3"/>28 <text:s text:c="4"/>if (g_system_state == SYS_STATE_POWER_ON)</text:p>
      <text:p text:style-name="Standard"><text:s text:c="3"/>29 <text:s text:c="4"/>{</text:p>
      <text:p text:style-name="Standard"><text:s text:c="3"/>30 <text:s text:c="8"/>g_system_state = SYS_STATE_INITIALIZING;</text:p>
      <text:p text:style-name="Standard"><text:s text:c="3"/>31 <text:s text:c="8"/>Dispatcher_SendUsbResponse("INFO: System starting. Initializing hardware...");</text:p>
      <text:p text:style-name="Standard"><text:s text:c="3"/>32 </text:p>
      <text:p text:style-name="Standard"><text:s text:c="3"/>33 <text:s text:c="8"/>// ====================================================================================</text:p>
      <text:p text:style-name="Standard"><text:s text:c="3"/>34 <text:s text:c="8"/>// ЗАГЛУШКА: В будущем здесь будет вызов JobManager_StartNew(RECIPE_INITIALIZE_SYSTEM, NULL);</text:p>
      <text:p text:style-name="Standard"><text:s text:c="3"/>35 <text:s text:c="8"/>// JobManager по завершении рецепта должен будет изменить g_system_state на SYS_STATE_READY.</text:p>
      <text:p text:style-name="Standard"><text:s text:c="3"/>36 <text:s text:c="8"/>// А пока мы симулируем успешное завершение.</text:p>
      <text:p text:style-name="Standard"><text:s text:c="3"/>37 <text:s text:c="8"/>// ====================================================================================</text:p>
      <text:p text:style-name="Standard"><text:s text:c="3"/>38 <text:s text:c="8"/>vTaskDelay(pdMS_TO_TICKS(2000)); // Имитируем долгое выполнение</text:p>
      <text:p text:style-name="Standard"><text:s text:c="3"/>39 <text:s text:c="8"/>g_system_state = SYS_STATE_READY;</text:p>
      <text:p text:style-name="Standard"><text:s text:c="3"/>40 <text:s text:c="8"/>Dispatcher_SendUsbResponse("INFO: Initialization complete. System is ready.");</text:p>
      <text:p text:style-name="Standard"><text:soft-page-break/><text:s text:c="3"/>41 <text:s text:c="8"/>// ====================================================================================</text:p>
      <text:p text:style-name="Standard"><text:s text:c="3"/>42 <text:s text:c="4"/>}</text:p>
      <text:p text:style-name="Standard"><text:s text:c="3"/>43 </text:p>
      <text:p text:style-name="Standard"><text:s text:c="3"/>44 </text:p>
      <text:p text:style-name="Standard"><text:s text:c="3"/>45 <text:s text:c="4"/>for(;;)</text:p>
      <text:p text:style-name="Standard"><text:s text:c="3"/>46 <text:s text:c="4"/>{</text:p>
      <text:p text:style-name="Standard"><text:s text:c="3"/>47 <text:s text:c="8"/>// Ждем команду из очереди usb_rx_queue</text:p>
      <text:p text:style-name="Standard"><text:s text:c="3"/>48 <text:s text:c="8"/>if (xQueueReceive(usb_rx_queue_handle, (void *)rx_buffer, portMAX_DELAY) == pdPASS)</text:p>
      <text:p text:style-name="Standard"><text:s text:c="3"/>49 <text:s text:c="8"/>{</text:p>
      <text:p text:style-name="Standard"><text:s text:c="3"/>50 <text:s text:c="12"/>// Обрабатываем команды только если система готова</text:p>
      <text:p text:style-name="Standard"><text:s text:c="3"/>51 <text:s text:c="12"/>if (g_system_state == SYS_STATE_READY)</text:p>
      <text:p text:style-name="Standard"><text:s text:c="3"/>52 <text:s text:c="12"/>{</text:p>
      <text:p text:style-name="Standard"><text:s text:c="3"/>53 <text:s text:c="16"/>// Передаем команду в наш модульный обработчик</text:p>
      <text:p text:style-name="Standard"><text:s text:c="3"/>54 <text:s text:c="16"/>Parser_ProcessCommand(rx_buffer);</text:p>
      <text:p text:style-name="Standard"><text:s text:c="3"/>55 <text:s text:c="12"/>}</text:p>
      <text:p text:style-name="Standard"><text:s text:c="3"/>56 <text:s text:c="12"/>else if (g_system_state == SYS_STATE_INITIALIZING)</text:p>
      <text:p text:style-name="Standard"><text:s text:c="3"/>57 <text:s text:c="12"/>{</text:p>
      <text:p text:style-name="Standard"><text:s text:c="3"/>58 <text:s text:c="16"/>Dispatcher_SendUsbResponse("ERROR: System is currently initializing. Please wait.");</text:p>
      <text:p text:style-name="Standard"><text:s text:c="3"/>59 <text:s text:c="12"/>}</text:p>
      <text:p text:style-name="Standard"><text:s text:c="3"/>60 <text:s text:c="12"/>else</text:p>
      <text:p text:style-name="Standard"><text:s text:c="3"/>61 <text:s text:c="12"/>{</text:p>
      <text:p text:style-name="Standard"><text:s text:c="3"/>62 <text:s text:c="16"/>Dispatcher_SendUsbResponse("ERROR: System is in an error or busy state. Commands not accepted.");</text:p>
      <text:p text:style-name="Standard"><text:s text:c="3"/>63 <text:s text:c="12"/>}</text:p>
      <text:p text:style-name="Standard"><text:s text:c="3"/>64 <text:s text:c="8"/>}</text:p>
      <text:p text:style-name="Standard"><text:s text:c="3"/>65 <text:s text:c="4"/>}</text:p>
      <text:p text:style-name="Standard"><text:s text:c="3"/>66 }</text:p>
      <text:p text:style-name="Standard"/>
      <text:p text:style-name="Standard"><text:s text:c="2"/>Теперь, после прошивки, вы должны увидеть, что устройство сначала отправляет сообщения об инициализации, ждет 2 секунды (имитация), сообщает о готовности и только потом начинает реагировать на команды. Это закладывает правильный и</text:p>
      <text:p text:style-name="Standard"><text:s text:c="2"/>безопасный жизненный цикл для анализатора.</text:p>
      <text:p text:style-name="Standard"/>
      <text:p text:style-name="P1">&gt; поясни пожайлуста как мы храним инградиенты и как мы получаем рецепты</text:p>
      <text:p text:style-name="Standard"/>
      <text:p text:style-name="P2">✦ Конечно. Давайте подробно разберем эту концепцию на аналогии с поваренной книгой. Это поможет понять, как элегантно и эффективно мы храним "ингредиенты" и "рецепты".</text:p>
      <text:p text:style-name="Standard"/>
      <text:p text:style-name="Standard"><text:s text:c="2"/>Представьте, что recipe_store.c — это наша "Поваренная книга".</text:p>
      <text:p text:style-name="Standard"/>
      <text:p text:style-name="Standard"><text:s text:c="2"/><text:span text:style-name="T1">1. Как мы храним "Ингредиенты"</text:span> (Атомарные действия и их параметры)</text:p>
      <text:p text:style-name="Standard"/>
      <text:p text:style-name="Standard"><text:s text:c="2"/>"Ингредиенты" — это не сами данные, а описание одного конкретного шага в любом процессе. В нашей архитектуре это структура ProcessStep_t.</text:p>
      <text:p text:style-name="Standard"/>
      <text:p text:style-name="Standard"><text:s text:c="4"/>1 typedef struct {</text:p>
      <text:p text:style-name="Standard"><text:s text:c="4"/>2 <text:s text:c="4"/>ActionType_t action; // Что делать? (например, "Вращать мотор")</text:p>
      <text:p text:style-name="Standard"><text:soft-page-break/><text:s text:c="4"/>3 </text:p>
      <text:p text:style-name="Standard"><text:s text:c="4"/>4 <text:s text:c="4"/>union { // Как именно это делать? (Параметры)</text:p>
      <text:p text:style-name="Standard"><text:s text:c="4"/>5 <text:s text:c="8"/>struct { ... } rotate_motor;</text:p>
      <text:p text:style-name="Standard"><text:s text:c="4"/>6 <text:s text:c="8"/>struct { ... } pump;</text:p>
      <text:p text:style-name="Standard"><text:s text:c="4"/>7 <text:s text:c="8"/>struct { ... } wait;</text:p>
      <text:p text:style-name="Standard"><text:s text:c="4"/>8 <text:s text:c="8"/>struct { ... } home_motor;</text:p>
      <text:p text:style-name="Standard"><text:s text:c="4"/>9 <text:s text:c="4"/>} params;</text:p>
      <text:p text:style-name="Standard"><text:s text:c="3"/>10 } ProcessStep_t;</text:p>
      <text:p text:style-name="Standard"/>
      <text:p text:style-name="Standard"><text:s text:c="2"/>Каждый "шаг-ингредиент" состоит из двух частей:</text:p>
      <text:p text:style-name="Standard"/>
      <text:p text:style-name="Standard"><text:s text:c="2"/>A. Действие (`action`)</text:p>
      <text:p text:style-name="Standard"/>
      <text:p text:style-name="Standard"><text:s text:c="3"/>* ActionType_t — это перечисление (enum), которое является просто набором "глаголов", понятных нашей системе:</text:p>
      <text:p text:style-name="Standard"><text:s text:c="7"/>* ACTION_ROTATE_MOTOR (Вращать мотор)</text:p>
      <text:p text:style-name="Standard"><text:s text:c="7"/>* ACTION_START_PUMP (Включить насос)</text:p>
      <text:p text:style-name="Standard"><text:s text:c="7"/>* ACTION_HOME_MOTOR (Искать дом)</text:p>
      <text:p text:style-name="Standard"><text:s text:c="3"/>* Это просто число, которое говорит будущему job_manager'у: "Сейчас тебе нужно выполнить логику, отвечающую за вращение мотора". Он не говорит, какой мотор или на сколько, он просто указывает на тип действия.</text:p>
      <text:p text:style-name="Standard"/>
      <text:p text:style-name="P1"><text:s text:c="2"/>B. Параметры (`params`)</text:p>
      <text:p text:style-name="Standard"/>
      <text:p text:style-name="Standard"><text:s text:c="3"/>* Это и есть конкретные "существительные и числительные", которые уточняют действие.</text:p>
      <text:p text:style-name="Standard"><text:s text:c="3"/>* Мы используем union (объединение) для хранения параметров. Это очень эффективно для экономии памяти: поскольку один шаг не может быть одновременно и "вращением мотора", и "ожиданием", нам не нужно выделять память для параметров обоих</text:p>
      <text:p text:style-name="Standard"><text:s text:c="5"/>действий сразу. union выделяет память только под самый большой из своих элементов.</text:p>
      <text:p text:style-name="Standard"><text:s text:c="3"/>* Пример:</text:p>
      <text:p text:style-name="Standard"><text:s text:c="7"/>* Если action равен ACTION_ROTATE_MOTOR, мы смотрим в .params.rotate_motor и берем оттуда motor_id, steps и speed.</text:p>
      <text:p text:style-name="Standard"><text:s text:c="7"/>* Если action равен ACTION_WAIT_MS, мы смотрим в .params.wait и берем оттуда только delay_ms.</text:p>
      <text:p text:style-name="Standard"/>
      <text:p text:style-name="Standard"><text:s text:c="2"/>Таким образом, "ингредиент" — это комбинация "действия" и его "параметров", хранящаяся в одной структуре ProcessStep_t.</text:p>
      <text:p text:style-name="Standard"/>
      <text:p text:style-name="Standard"><text:s/><text:span text:style-name="T1"><text:s/>2. Как мы получаем "Рецепты"</text:span> (Последовательности шагов)</text:p>
      <text:p text:style-name="Standard"/>
      <text:p text:style-name="Standard"><text:s text:c="2"/>"Рецепт" — это просто массив из "ингредиентов" (`ProcessStep_t`), который описывает полную последовательность действий.</text:p>
      <text:p text:style-name="Standard"/>
      <text:p text:style-name="Standard"><text:s text:c="2"/>A. Хранение рецептов</text:p>
      <text:p text:style-name="Standard"/>
      <text:p text:style-name="Standard"><text:s text:c="2"/>В файле recipe_store.c мы создаем эти массивы:</text:p>
      <text:p text:style-name="Standard"/>
      <text:p text:style-name="Standard"><text:s text:c="3"/>1 // "Рецепт" для инициализации системы</text:p>
      <text:p text:style-name="Standard"><text:s text:c="3"/>2 const ProcessStep_t g_recipe_initialize_system[] = {</text:p>
      <text:p text:style-name="Standard"><text:s text:c="3"/>3 <text:s text:c="4"/>// Шаг 1:</text:p>
      <text:p text:style-name="Standard"><text:s text:c="3"/>4 <text:s text:c="4"/>{ .action = ACTION_HOME_MOTOR, .params.home_motor = { .motor_id=2, .speed=150 } },</text:p>
      <text:p text:style-name="Standard"><text:soft-page-break/><text:s text:c="3"/>5 <text:s text:c="4"/>// Шаг 2:</text:p>
      <text:p text:style-name="Standard"><text:s text:c="3"/>6 <text:s text:c="4"/>{ .action = ACTION_HOME_MOTOR, .params.home_motor = { .motor_id=1, .speed=400 } },</text:p>
      <text:p text:style-name="Standard"><text:s text:c="3"/>7 <text:s text:c="4"/>// Конец рецепта:</text:p>
      <text:p text:style-name="Standard"><text:s text:c="3"/>8 <text:s text:c="4"/>{ .action = ACTION_NONE }</text:p>
      <text:p text:style-name="Standard"><text:s text:c="3"/>9 };</text:p>
      <text:p text:style-name="Standard"/>
      <text:p text:style-name="Standard"><text:s text:c="3"/>* `const`: Это ключевое слово здесь критически важно. Оно говорит компилятору поместить весь этот массив в Flash-память (память программ), а не в драгоценную оперативную память (RAM). Мы можем хранить десятки таких сложных рецептов,</text:p>
      <text:p text:style-name="Standard"><text:s text:c="5"/>почти не расходуя ОЗУ.</text:p>
      <text:p text:style-name="Standard"><text:s text:c="3"/>* `{ .action = ACTION_NONE }`: Это маркер конца. Вместо того чтобы хранить где-то длину каждого рецепта, мы просто говорим job_manager'у: "Выполняй шаги по порядку, пока не встретишь действие ACTION_NONE. Это значит, что рецепт</text:p>
      <text:p text:style-name="Standard"><text:s text:c="5"/>закончен".</text:p>
      <text:p text:style-name="Standard"/>
      <text:p text:style-name="P1"><text:s text:c="2"/>B. Получение рецептов</text:p>
      <text:p text:style-name="Standard"/>
      <text:p text:style-name="Standard"><text:s text:c="2"/>Процесс получения рецепта похож на поиск в оглавлении книги:</text:p>
      <text:p text:style-name="Standard"/>
      <text:p text:style-name="Standard"><text:s text:c="3"/>1. Название (`RecipeID_t`): Сначала command_parser определяет, какой рецепт нужен пользователю, и получает его "название" — RecipeID_t (например, RECIPE_INITIALIZE_SYSTEM).</text:p>
      <text:p text:style-name="Standard"/>
      <text:p text:style-name="Standard"><text:s text:c="3"/>2. Оглавление (`Recipe_Get`): Затем job_manager (в будущем) обращается к нашей "поваренной книге" через единственную функцию "оглавления" — Recipe_Get().</text:p>
      <text:p text:style-name="Standard"/>
      <text:p text:style-name="Standard"><text:s text:c="4"/>1 <text:s text:c="4"/>const ProcessStep_t* Recipe_Get(RecipeID_t id)</text:p>
      <text:p text:style-name="Standard"><text:s text:c="4"/>2 <text:s text:c="4"/>{</text:p>
      <text:p text:style-name="Standard"><text:s text:c="4"/>3 <text:s text:c="8"/>switch (id) // Смотрим на "название" рецепта</text:p>
      <text:p text:style-name="Standard"><text:s text:c="4"/>4 <text:s text:c="8"/>{</text:p>
      <text:p text:style-name="Standard"><text:s text:c="4"/>5 <text:s text:c="12"/>// Если попросили "инициализацию"...</text:p>
      <text:p text:style-name="Standard"><text:s text:c="4"/>6 <text:s text:c="12"/>case RECIPE_INITIALIZE_SYSTEM:</text:p>
      <text:p text:style-name="Standard"><text:s text:c="4"/>7 <text:s text:c="16"/>// ...возвращаем адрес "страницы" с этим рецептом.</text:p>
      <text:p text:style-name="Standard"><text:s text:c="4"/>8 <text:s text:c="16"/>return g_recipe_initialize_system;</text:p>
      <text:p text:style-name="Standard"><text:s text:c="4"/>9 </text:p>
      <text:p text:style-name="Standard"><text:s text:c="3"/>10 <text:s text:c="12"/>// Если попросили "аспирацию"...</text:p>
      <text:p text:style-name="Standard"><text:s text:c="3"/>11 <text:s text:c="12"/>case RECIPE_ASPIRATE:</text:p>
      <text:p text:style-name="Standard"><text:s text:c="3"/>12 <text:s text:c="16"/>return g_recipe_aspirate_reagent;</text:p>
      <text:p text:style-name="Standard"><text:s text:c="3"/>13 </text:p>
      <text:p text:style-name="Standard"><text:s text:c="3"/>14 <text:s text:c="12"/>// Если ничего не подошло...</text:p>
      <text:p text:style-name="Standard"><text:s text:c="3"/>15 <text:s text:c="12"/>default:</text:p>
      <text:p text:style-name="Standard"><text:s text:c="3"/>16 <text:s text:c="16"/>return NULL; // ...говорим, что такого рецепта нет.</text:p>
      <text:p text:style-name="Standard"><text:s text:c="3"/>17 <text:s text:c="8"/>}</text:p>
      <text:p text:style-name="Standard"><text:s text:c="3"/>18 <text:s text:c="4"/>}</text:p>
      <text:p text:style-name="Standard"/>
      <text:p text:style-name="Standard"><text:s text:c="2"/>Эта функция просто сопоставляет ID рецепта с конкретным массивом в Flash-памяти и возвращает указатель на его первый элемент.</text:p>
      <text:p text:style-name="Standard"/>
      <text:p text:style-name="Standard"><text:s text:c="2"/>Итог</text:p>
      <text:p text:style-name="Standard"/>
      <text:p text:style-name="Standard"><text:soft-page-break/><text:s text:c="3"/>1. Храним: "Рецепты" хранятся как массивы из шагов (ProcessStep_t) во Flash-памяти. Каждый шаг содержит "действие" (action) и его "параметры" (params).</text:p>
      <text:p text:style-name="Standard"><text:s text:c="3"/>2. Получаем: job_manager запрашивает рецепт по его ID у функции Recipe_Get(), которая, как оглавление, возвращает указатель на нужную "страницу" в нашей "поваренной книге".</text:p>
      <text:p text:style-name="Standard"/>
      <text:p text:style-name="P1">&gt; давай для начала создадим базу инградиентов и для примера один рецепт</text:p>
      <text:p text:style-name="Standard"/>
      <text:p text:style-name="P2">✦ Да, конечно. Давайте сделаем именно это. Мы создадим "базу ингредиентов" (определим все возможные атомарные действия) и на ее основе составим один первый, самый важный рецепт — "Инициализация Системы".</text:p>
      <text:p text:style-name="Standard"/>
      <text:p text:style-name="Standard"><text:s text:c="2"/>Это будет реализовано в двух файлах, которые мы обсуждали: recipe_store.h и recipe_store.c.</text:p>
      <text:p text:style-name="Standard"/>
      <text:p text:style-name="Standard"><text:s text:c="2"/><text:span text:style-name="T1">1. "База Ингредиентов" в App/Inc/Dispatcher/recipe_store.h</text:span></text:p>
      <text:p text:style-name="Standard"/>
      <text:p text:style-name="Standard"><text:s text:c="2"/>"База ингредиентов" — это наш заголовочный файл, который описывает, какие в принципе действия возможны в системе (ActionType_t) и какие у них могут быть параметры (ProcessStep_t).</text:p>
      <text:p text:style-name="Standard"/>
      <text:p text:style-name="Standard"><text:s text:c="2"/>Пожалуйста, используйте этот код для `App/Inc/Dispatcher/recipe_store.h`:</text:p>
      <text:p text:style-name="Standard"/>
      <text:p text:style-name="Standard"><text:s text:c="4"/>1 #ifndef INC_DISPATCHER_RECIPE_STORE_H_</text:p>
      <text:p text:style-name="Standard"><text:s text:c="4"/>2 #define INC_DISPATCHER_RECIPE_STORE_H_</text:p>
      <text:p text:style-name="Standard"><text:s text:c="4"/>3 </text:p>
      <text:p text:style-name="Standard"><text:s text:c="4"/>4 #include &lt;stdint.h&gt;</text:p>
      <text:p text:style-name="Standard"><text:s text:c="4"/>5 #include "command_parser.h" // Для доступа к RecipeID_t</text:p>
      <text:p text:style-name="Standard"><text:s text:c="4"/>6 </text:p>
      <text:p text:style-name="Standard"><text:s text:c="4"/>7 /**</text:p>
      <text:p text:style-name="Standard"><text:s text:c="4"/>8 <text:s/>* @brief "База Ингредиентов": типы атомарных действий для всех рецептов.</text:p>
      <text:p text:style-name="Standard"><text:s text:c="4"/>9 <text:s/>*/</text:p>
      <text:p text:style-name="Standard"><text:s text:c="3"/>10 typedef enum {</text:p>
      <text:p text:style-name="Standard"><text:s text:c="3"/>11 <text:s text:c="4"/>ACTION_NONE = 0, <text:s text:c="7"/>// Маркер конца рецепта, "Ничего не делать"</text:p>
      <text:p text:style-name="Standard"><text:s text:c="3"/>12 <text:s text:c="4"/>ACTION_ROTATE_MOTOR, <text:s text:c="3"/>// Вращать мотор на N шагов</text:p>
      <text:p text:style-name="Standard"><text:s text:c="3"/>13 <text:s text:c="4"/>ACTION_START_PUMP, <text:s text:c="5"/>// Включить насос</text:p>
      <text:p text:style-name="Standard"><text:s text:c="3"/>14 <text:s text:c="4"/>ACTION_STOP_PUMP, <text:s text:c="6"/>// Выключить насос</text:p>
      <text:p text:style-name="Standard"><text:s text:c="3"/>15 <text:s text:c="4"/>ACTION_WAIT_MS, <text:s text:c="8"/>// Подождать N миллисекунд</text:p>
      <text:p text:style-name="Standard"><text:s text:c="3"/>16 <text:s text:c="4"/>ACTION_HOME_MOTOR, <text:s text:c="5"/>// Искать "домашнюю" позицию для мотора</text:p>
      <text:p text:style-name="Standard"><text:s text:c="3"/>17 <text:s text:c="4"/>// ... Другие будущие действия ...</text:p>
      <text:p text:style-name="Standard"><text:s text:c="3"/>18 } ActionType_t;</text:p>
      <text:p text:style-name="Standard"><text:s text:c="3"/>19 </text:p>
      <text:p text:style-name="Standard"><text:s text:c="3"/>20 /**</text:p>
      <text:p text:style-name="Standard"><text:s text:c="3"/>21 <text:s/>* @brief Структура "Ингредиента": один шаг в любом рецепте.</text:p>
      <text:p text:style-name="Standard"><text:s text:c="3"/>22 <text:s/>*/</text:p>
      <text:p text:style-name="Standard"><text:s text:c="3"/>23 typedef struct {</text:p>
      <text:p text:style-name="Standard"><text:s text:c="3"/>24 <text:s text:c="4"/>// "Глагол": Какое действие выполнить?</text:p>
      <text:p text:style-name="Standard"><text:s text:c="3"/>25 <text:s text:c="4"/>ActionType_t action;</text:p>
      <text:p text:style-name="Standard"><text:s text:c="3"/>26 </text:p>
      <text:p text:style-name="Standard"><text:s text:c="3"/>27 <text:s text:c="4"/>// "Существительные и числительные": С какими параметрами?</text:p>
      <text:p text:style-name="Standard"><text:s text:c="3"/>28 <text:s text:c="4"/>union {</text:p>
      <text:p text:style-name="Standard"><text:s text:c="3"/>29 <text:s text:c="8"/>// Параметры для ACTION_ROTATE_MOTOR</text:p>
      <text:p text:style-name="Standard"><text:s text:c="3"/>30 <text:s text:c="8"/>struct {</text:p>
      <text:p text:style-name="Standard"><text:s text:c="3"/>31 <text:s text:c="12"/>uint8_t motor_id;</text:p>
      <text:p text:style-name="Standard"><text:soft-page-break/><text:s text:c="3"/>32 <text:s text:c="12"/>int32_t steps; // Положительное/отрицательное число шагов</text:p>
      <text:p text:style-name="Standard"><text:s text:c="3"/>33 <text:s text:c="12"/>uint16_t speed;</text:p>
      <text:p text:style-name="Standard"><text:s text:c="3"/>34 <text:s text:c="8"/>} rotate_motor;</text:p>
      <text:p text:style-name="Standard"><text:s text:c="3"/>35 </text:p>
      <text:p text:style-name="Standard"><text:s text:c="3"/>36 <text:s text:c="8"/>// Параметры для ACTION_START_PUMP / ACTION_STOP_PUMP</text:p>
      <text:p text:style-name="Standard"><text:s text:c="3"/>37 <text:s text:c="8"/>struct {</text:p>
      <text:p text:style-name="Standard"><text:s text:c="3"/>38 <text:s text:c="12"/>uint8_t pump_id;</text:p>
      <text:p text:style-name="Standard"><text:s text:c="3"/>39 <text:s text:c="8"/>} pump;</text:p>
      <text:p text:style-name="Standard"><text:s text:c="3"/>40 </text:p>
      <text:p text:style-name="Standard"><text:s text:c="3"/>41 <text:s text:c="8"/>// Параметры для ACTION_WAIT_MS</text:p>
      <text:p text:style-name="Standard"><text:s text:c="3"/>42 <text:s text:c="8"/>struct {</text:p>
      <text:p text:style-name="Standard"><text:s text:c="3"/>43 <text:s text:c="12"/>uint32_t delay_ms;</text:p>
      <text:p text:style-name="Standard"><text:s text:c="3"/>44 <text:s text:c="8"/>} wait;</text:p>
      <text:p text:style-name="Standard"><text:s text:c="3"/>45 </text:p>
      <text:p text:style-name="Standard"><text:s text:c="3"/>46 <text:s text:c="8"/>// Параметры для ACTION_HOME_MOTOR</text:p>
      <text:p text:style-name="Standard"><text:s text:c="3"/>47 <text:s text:c="8"/>struct {</text:p>
      <text:p text:style-name="Standard"><text:s text:c="3"/>48 <text:s text:c="12"/>uint8_t motor_id;</text:p>
      <text:p text:style-name="Standard"><text:s text:c="3"/>49 <text:s text:c="12"/>uint16_t speed; // Скорость поиска</text:p>
      <text:p text:style-name="Standard"><text:s text:c="3"/>50 <text:s text:c="8"/>} home_motor;</text:p>
      <text:p text:style-name="Standard"><text:s text:c="3"/>51 </text:p>
      <text:p text:style-name="Standard"><text:s text:c="3"/>52 <text:s text:c="4"/>} params;</text:p>
      <text:p text:style-name="Standard"><text:s text:c="3"/>53 } ProcessStep_t;</text:p>
      <text:p text:style-name="Standard"><text:s text:c="3"/>54 </text:p>
      <text:p text:style-name="Standard"><text:s text:c="3"/>55 </text:p>
      <text:p text:style-name="Standard"><text:s text:c="3"/>56 /**</text:p>
      <text:p text:style-name="Standard"><text:s text:c="3"/>57 <text:s/>* @brief API "Поваренной книги": возвращает рецепт по его ID.</text:p>
      <text:p text:style-name="Standard"><text:s text:c="3"/>58 <text:s/>*</text:p>
      <text:p text:style-name="Standard"><text:s text:c="3"/>59 <text:s/>* @param id Идентификатор рецепта (из command_parser.h).</text:p>
      <text:p text:style-name="Standard"><text:s text:c="3"/>60 <text:s/>* @return const ProcessStep_t* Указатель на первый шаг рецепта (во Flash).</text:p>
      <text:p text:style-name="Standard"><text:s text:c="3"/>61 <text:s/>*/</text:p>
      <text:p text:style-name="Standard"><text:s text:c="3"/>62 const ProcessStep_t* Recipe_Get(RecipeID_t id);</text:p>
      <text:p text:style-name="Standard"><text:s text:c="3"/>63 </text:p>
      <text:p text:style-name="Standard"><text:s text:c="3"/>64 #endif /* INC_DISPATCHER_RECIPE_STORE_H_ */</text:p>
      <text:p text:style-name="Standard"/>
      <text:p text:style-name="Standard"><text:s text:c="2"/>---</text:p>
      <text:p text:style-name="Standard"/>
      <text:p text:style-name="Standard"><text:s text:c="2"/><text:span text:style-name="T1">2. Пример "Рецепта" в App/Src/Dispatcher/recipe_store.c</text:span></text:p>
      <text:p text:style-name="Standard"/>
      <text:p text:style-name="Standard"><text:s text:c="2"/>Теперь, используя нашу "базу ингредиентов", мы создадим файл реализации, который содержит конкретный рецепт — "Инициализация Системы".</text:p>
      <text:p text:style-name="Standard"/>
      <text:p text:style-name="Standard"><text:s text:c="2"/>Пожалуйста, используйте этот код для `App/Src/Dispatcher/recipe_store.c`:</text:p>
      <text:p text:style-name="Standard"/>
      <text:p text:style-name="Standard"><text:s text:c="4"/>1 #include "Dispatcher/recipe_store.h"</text:p>
      <text:p text:style-name="Standard"><text:s text:c="4"/>2 #include &lt;stddef.h&gt; // Для NULL</text:p>
      <text:p text:style-name="Standard"><text:s text:c="4"/>3 </text:p>
      <text:p text:style-name="Standard"><text:s text:c="4"/>4 // ============================================================================</text:p>
      <text:p text:style-name="Standard"><text:s text:c="4"/>5 // --- <text:s text:c="17"/>ХРАНИЛИЩЕ РЕЦЕПТОВ (во Flash-памяти) <text:s text:c="15"/>---</text:p>
      <text:p text:style-name="Standard"><text:soft-page-break/><text:s text:c="4"/>6 // ============================================================================</text:p>
      <text:p text:style-name="Standard"><text:s text:c="4"/>7 </text:p>
      <text:p text:style-name="Standard"><text:s text:c="4"/>8 /**</text:p>
      <text:p text:style-name="Standard"><text:s text:c="4"/>9 <text:s/>* @brief Рецепт: Инициализация всей системы (Homing).</text:p>
      <text:p text:style-name="Standard"><text:s text:c="3"/>10 <text:s/>*</text:p>
      <text:p text:style-name="Standard"><text:s text:c="3"/>11 <text:s/>* Выполняется один раз при старте для приведения механизмов в известное положение.</text:p>
      <text:p text:style-name="Standard"><text:s text:c="3"/>12 <text:s/>*/</text:p>
      <text:p text:style-name="Standard"><text:s text:c="3"/>13 const ProcessStep_t g_recipe_initialize_system[] = {</text:p>
      <text:p text:style-name="Standard"><text:s text:c="3"/>14 <text:s text:c="4"/>// Шаг 1: Поиск "дома" для иглы (мотор 2), движение вверх на низкой скорости.</text:p>
      <text:p text:style-name="Standard"><text:s text:c="3"/>15 <text:s text:c="4"/>{ .action = ACTION_HOME_MOTOR, .params.home_motor = { .motor_id=2, .speed=150 } },</text:p>
      <text:p text:style-name="Standard"><text:s text:c="3"/>16 </text:p>
      <text:p text:style-name="Standard"><text:s text:c="3"/>17 <text:s text:c="4"/>// Шаг 2: Поиск "дома" для дозатора (мотор 1), вращение на средней скорости.</text:p>
      <text:p text:style-name="Standard"><text:s text:c="3"/>18 <text:s text:c="4"/>{ .action = ACTION_HOME_MOTOR, .params.home_motor = { .motor_id=1, .speed=400 } },</text:p>
      <text:p text:style-name="Standard"><text:s text:c="3"/>19 </text:p>
      <text:p text:style-name="Standard"><text:s text:c="3"/>20 <text:s text:c="4"/>// Шаг 3: Конец рецепта. Обязательный маркер.</text:p>
      <text:p text:style-name="Standard"><text:s text:c="3"/>21 <text:s text:c="4"/>{ .action = ACTION_NONE }</text:p>
      <text:p text:style-name="Standard"><text:s text:c="3"/>22 };</text:p>
      <text:p text:style-name="Standard"><text:s text:c="3"/>23 </text:p>
      <text:p text:style-name="Standard"><text:s text:c="3"/>24 </text:p>
      <text:p text:style-name="Standard"><text:s text:c="3"/>25 // ============================================================================</text:p>
      <text:p text:style-name="Standard"><text:s text:c="3"/>26 // --- <text:s text:c="16"/>API "ПОВАРЕННОЙ КНИГИ" (Оглавление) <text:s text:c="18"/>---</text:p>
      <text:p text:style-name="Standard"><text:s text:c="3"/>27 // ============================================================================</text:p>
      <text:p text:style-name="Standard"><text:s text:c="3"/>28 </text:p>
      <text:p text:style-name="Standard"><text:s text:c="3"/>29 /**</text:p>
      <text:p text:style-name="Standard"><text:s text:c="3"/>30 <text:s/>* @brief Находит и возвращает указатель на запрошенный рецепт.</text:p>
      <text:p text:style-name="Standard"><text:s text:c="3"/>31 <text:s/>*/</text:p>
      <text:p text:style-name="Standard"><text:s text:c="3"/>32 const ProcessStep_t* Recipe_Get(RecipeID_t id)</text:p>
      <text:p text:style-name="Standard"><text:s text:c="3"/>33 {</text:p>
      <text:p text:style-name="Standard"><text:s text:c="3"/>34 <text:s text:c="4"/>// Используем switch как "оглавление" нашей книги рецептов</text:p>
      <text:p text:style-name="Standard"><text:s text:c="3"/>35 <text:s text:c="4"/>switch (id)</text:p>
      <text:p text:style-name="Standard"><text:s text:c="3"/>36 <text:s text:c="4"/>{</text:p>
      <text:p text:style-name="Standard"><text:s text:c="3"/>37 <text:s text:c="8"/>// Если просят рецепт инициализации...</text:p>
      <text:p text:style-name="Standard"><text:s text:c="3"/>38 <text:s text:c="8"/>case RECIPE_INITIALIZE_SYSTEM:</text:p>
      <text:p text:style-name="Standard"><text:s text:c="3"/>39 <text:s text:c="12"/>// ...возвращаем указатель на него.</text:p>
      <text:p text:style-name="Standard"><text:s text:c="3"/>40 <text:s text:c="12"/>return g_recipe_initialize_system;</text:p>
      <text:p text:style-name="Standard"><text:s text:c="3"/>41 </text:p>
      <text:p text:style-name="Standard"><text:s text:c="3"/>42 <text:s text:c="8"/>// Здесь будут другие рецепты, например:</text:p>
      <text:p text:style-name="Standard"><text:s text:c="3"/>43 <text:s text:c="8"/>// case RECIPE_ASPIRATE:</text:p>
      <text:p text:style-name="Standard"><text:s text:c="3"/>44 <text:s text:c="8"/>// <text:s text:c="4"/>return g_recipe_aspirate_reagent;</text:p>
      <text:p text:style-name="Standard"><text:s text:c="3"/>45 </text:p>
      <text:p text:style-name="Standard"><text:s text:c="3"/>46 <text:s text:c="8"/>// Если рецепт с таким ID не найден</text:p>
      <text:p text:style-name="Standard"><text:s text:c="3"/>47 <text:s text:c="8"/>default:</text:p>
      <text:p text:style-name="Standard"><text:s text:c="3"/>48 <text:s text:c="12"/>return NULL;</text:p>
      <text:p text:style-name="Standard"><text:s text:c="3"/>49 <text:s text:c="4"/>}</text:p>
      <text:p text:style-name="Standard"><text:soft-page-break/><text:s text:c="3"/>50 }</text:p>
      <text:p text:style-name="Standard"/>
      <text:p text:style-name="Standard"><text:s text:c="2"/>Мы создали основу: определили, какие действия возможны, и описали один полный процесс (g_recipe_initialize_system) с помощью этих действий. Следующим шагом будет создание job_manager, который сможет "читать" и выполнять эти рецепты.</text:p>
      <text:p text:style-name="Standard"/>
      <text:p text:style-name="Standard">&gt; ок, я создам файлы для рецептов и инградиентов, заполню их и сообщу</text:p>
      <text:p text:style-name="Standard"/>
      <text:p text:style-name="Standard">✦ Хорошо. Я жду вашего сообщения.</text:p>
      <text:p text:style-name="Standard"/>
      <text:p text:style-name="P1">&gt; поясни работу юнита в чем отличие от вложенной структуры?</text:p>
      <text:p text:style-name="Standard"/>
      <text:p text:style-name="P2">✦ Конечно, давайте разберемся. Это отличный вопрос, который касается эффективности использования памяти в C.</text:p>
      <text:p text:style-name="Standard"/>
      <text:p text:style-name="Standard"><text:s text:c="2"/>Представим struct и union на аналогии с ящиком для инструментов.</text:p>
      <text:p text:style-name="Standard"/>
      <text:p text:style-name="Standard"><text:s/><text:span text:style-name="T3"><text:s/>Вложенная Структура (struct) - "Органайзер с Отсеками"</text:span></text:p>
      <text:p text:style-name="Standard"/>
      <text:p text:style-name="Standard"><text:s text:c="2"/>Представьте, что у вас есть органайзер, в котором для каждого типа инструмента есть свой отдельный, подписанный отсек.</text:p>
      <text:p text:style-name="Standard"/>
      <text:p text:style-name="Standard"><text:s text:c="3"/>1 // Аналогия: Органайзер с отдельными отсеками</text:p>
      <text:p text:style-name="Standard"><text:s text:c="3"/>2 struct Params_Struct {</text:p>
      <text:p text:style-name="Standard"><text:s text:c="3"/>3 <text:s text:c="4"/>struct { uint8_t motor_id; int32_t steps; } rotate_motor; // Отсек для мотора</text:p>
      <text:p text:style-name="Standard"><text:s text:c="3"/>4 <text:s text:c="4"/>struct { uint8_t pump_id; } pump; <text:s text:c="22"/>// Отсек для насоса</text:p>
      <text:p text:style-name="Standard"><text:s text:c="3"/>5 <text:s text:c="4"/>struct { uint32_t delay_ms; } wait; <text:s text:c="20"/>// Отсек для таймера</text:p>
      <text:p text:style-name="Standard"><text:s text:c="3"/>6 };</text:p>
      <text:p text:style-name="Standard"/>
      <text:p text:style-name="Standard"><text:s text:c="3"/><text:span text:style-name="T1">* Как работает: </text:span>В памяти выделяется место для всех отсеков одновременно. Есть место для параметров мотора, И место для параметров насоса, И место для параметров ожидания.</text:p>
      <text:p text:style-name="Standard"><text:s text:c="3"/>* Размер в памяти: Общий размер равен СУММЕ размеров всех его членов.</text:p>
      <text:p text:style-name="Standard"><text:s text:c="7"/>* sizeof(rotate_motor) (5 байт) + sizeof(pump) (1 байт) + sizeof(wait) (4 байта) = ~10 байт (+ выравнивание).</text:p>
      <text:p text:style-name="Standard"><text:s text:c="3"/><text:span text:style-name="T1">* Доступ: </text:span>Вы можете в любой момент положить инструмент в любой отсек или посмотреть, что в нем лежит. Все они существуют одновременно и независимо друг от друга.</text:p>
      <text:p text:style-name="Standard"/>
      <text:p text:style-name="P3"><text:s text:c="2"/>Объединение (union) - "Один Универсальный Лоток"</text:p>
      <text:p text:style-name="Standard"/>
      <text:p text:style-name="Standard"><text:s text:c="2"/>Теперь представьте, что у вас есть не органайзер, а один-единственный лоток. В этот лоток вы можете положить либо молоток, либо отвертку, либо гаечный ключ, но никогда два инструмента одновременно.</text:p>
      <text:p text:style-name="Standard"/>
      <text:p text:style-name="Standard"><text:s text:c="3"/>1 // Аналогия: Один универсальный лоток</text:p>
      <text:p text:style-name="Standard"><text:s text:c="3"/>2 union Params_Union {</text:p>
      <text:p text:style-name="Standard"><text:s text:c="3"/>3 <text:s text:c="4"/>struct { uint8_t motor_id; int32_t steps; } rotate_motor; // Можно положить набор для мотора</text:p>
      <text:p text:style-name="Standard"><text:s text:c="3"/>4 <text:s text:c="4"/>struct { uint8_t pump_id; } pump; <text:s text:c="22"/>// ИЛИ можно положить набор для насоса</text:p>
      <text:p text:style-name="Standard"><text:s text:c="3"/>5 <text:s text:c="4"/>struct { uint32_t delay_ms; } wait; <text:s text:c="20"/>// ИЛИ можно положить таймер</text:p>
      <text:p text:style-name="Standard"><text:s text:c="3"/>6 };</text:p>
      <text:p text:style-name="Standard"/>
      <text:p text:style-name="Standard"><text:soft-page-break/><text:s text:c="2"/><text:span text:style-name="T1"><text:s/>* Как работает:</text:span> В памяти выделяется место только для самого большого инструмента, который может лежать в лотке. Все члены union (rotate_motor, pump, wait) используют одно и то же общее пространство в памяти.</text:p>
      <text:p text:style-name="Standard"><text:s text:c="3"/><text:span text:style-name="T1">* Размер в памяти: </text:span>Общий размер равен размеру САМОГО БОЛЬШОГО члена.</text:p>
      <text:p text:style-name="Standard"><text:s text:c="7"/>* sizeof(rotate_motor) (5 байт) - самый большой. Размер всего union будет ~5 байт (+ выравнивание). Это в 2 раза меньше, чем у структуры!</text:p>
      <text:p text:style-name="Standard"><text:s text:c="3"/><text:span text:style-name="T1">* Доступ: </text:span>Если вы положили в лоток "набор для мотора", вы не можете достать оттуда "набор для насоса" — его там просто нет. Вы увидите только части от набора для мотора, которые будете неверно интерпретировать. Вы должны знать, что</text:p>
      <text:p text:style-name="Standard"><text:s text:c="5"/>именно сейчас лежит в лотке.</text:p>
      <text:p text:style-name="Standard"/>
      <text:p text:style-name="Standard"><text:s text:c="2"/>В чем отличие и почему мы используем union?</text:p>
      <text:p text:style-name="Standard"/>
      <text:p text:style-name="Standard"/>
      <text:p text:style-name="Standard"><text:s text:c="2"/>┌────────────────┬───────────────────────────────────────────────────┬─────────────────────────────────────────────────────────┐</text:p>
      <text:p text:style-name="Standard"><text:s text:c="2"/>│ Характеристика │ Вложенная struct <text:s text:c="33"/>│ union <text:s text:c="50"/>│</text:p>
      <text:p text:style-name="Standard"><text:s text:c="2"/>├────────────────┼───────────────────────────────────────────────────┼─────────────────────────────────────────────────────────┤</text:p>
      <text:p text:style-name="Standard"><text:s text:c="2"/>│ Память <text:s text:c="8"/>│ Сумма размеров всех членов <text:s text:c="23"/>│ Размер самого большого члена <text:s text:c="27"/>│</text:p>
      <text:p text:style-name="Standard"><text:s text:c="2"/>│ Назначение <text:s text:c="4"/>│ Хранить набор разных полей одновременно <text:s text:c="10"/>│ Хранить одно из нескольких полей в один момент времени <text:s/>│</text:p>
      <text:p text:style-name="Standard"><text:s text:c="2"/>│ Хранение <text:s text:c="6"/>│ Каждый член имеет свой собственный адрес в памяти │ Все члены начинаются с одного и того же адреса в памяти │</text:p>
      <text:p text:style-name="Standard"><text:s text:c="2"/>└────────────────┴───────────────────────────────────────────────────┴─────────────────────────────────────────────────────────┘</text:p>
      <text:p text:style-name="Standard"/>
      <text:p text:style-name="Standard"><text:s text:c="2"/><text:span text:style-name="T1">В нашем случае `union` — идеальный инструмент.</text:span></text:p>
      <text:p text:style-name="Standard"/>
      <text:p text:style-name="Standard"><text:s text:c="2"/>Один шаг нашего "рецепта" (ProcessStep_t) может быть действием либо для мотора, либо для насоса, либо просто ожиданием. Он не может быть всем этим одновременно.</text:p>
      <text:p text:style-name="Standard"/>
      <text:p text:style-name="Standard"><text:s text:c="3"/>1 typedef struct {</text:p>
      <text:p text:style-name="Standard"><text:s text:c="3"/>2 <text:s text:c="4"/>ActionType_t action; // "Этикетка", которая говорит, что именно лежит в лотке</text:p>
      <text:p text:style-name="Standard"><text:s text:c="3"/>3 <text:s text:c="4"/>union { ... } params; // "Универсальный лоток" для параметров</text:p>
      <text:p text:style-name="Standard"><text:s text:c="3"/>4 } ProcessStep_t;</text:p>
      <text:p text:style-name="Standard"/>
      <text:p text:style-name="Standard"><text:s text:c="3"/>1. Мы смотрим на поле action.</text:p>
      <text:p text:style-name="Standard"><text:s text:c="3"/>2. Если action == ACTION_ROTATE_MOTOR, мы точно знаем, что в "лотке" params сейчас лежат данные, которые нужно читать как params.rotate_motor.</text:p>
      <text:p text:style-name="Standard"><text:s text:c="3"/>3. Если action == ACTION_WAIT_MS, мы знаем, что те же самые байты в "лотке" params нужно читать как params.wait.</text:p>
      <text:p text:style-name="Standard"/>
      <text:p text:style-name="Standard"><text:soft-page-break/><text:s text:c="2"/>Этот паттерн называется "Tagged Union" или "дискриминируемое объединение". Он позволяет нам очень эффективно хранить разнородные, но взаимоисключающие данные, экономя память, что критически важно для встраиваемых систем, где "рецепты"</text:p>
      <text:p text:style-name="Standard"><text:s text:c="2"/>хранятся в ограниченной Flash-памяти.</text:p>
      <text:p text:style-name="Standard"/>
      <text:p text:style-name="P1">&gt; как это работает, если в каких-то случаях (параллельные рецепты) можно запустить и насос и мотор одновременно? могут быть операции не зависящие друг от друга</text:p>
      <text:p text:style-name="P2"/>
      <text:p text:style-name="P2">✦ Это превосходный и очень проницательный вопрос! Вы на шаг впереди и предвидели следующее логическое усложнение системы. Вы абсолютно правы: в реальном устройстве часто требуется выполнять операции параллельно.</text:p>
      <text:p text:style-name="Standard"/>
      <text:p text:style-name="Standard"><text:s text:c="2"/>Давайте разберем, как наша архитектура может это поддержать. Вы выделили ключевой момент: могут быть операции, не зависящие друг от друга.</text:p>
      <text:p text:style-name="Standard"/>
      <text:p text:style-name="Standard"><text:s text:c="2"/>Два типа параллелизма в нашей системе</text:p>
      <text:p text:style-name="Standard"/>
      <text:p text:style-name="Standard"><text:s text:c="2"/>Важно различать два вида параллельной работы:</text:p>
      <text:p text:style-name="Standard"/>
      <text:p text:style-name="Standard"><text:s text:c="3"/><text:span text:style-name="T1">1. Параллельные "Рецепты" (Многозадачность)</text:span></text:p>
      <text:p text:style-name="Standard"><text:s text:c="7"/>* Это когда система одновременно выполняет два разных, не связанных друг с другом "проекта". Например, один job_id отвечает за аспирацию реагента, а второй job_id в это же время отвечает за калибровку другого узла.</text:p>
      <text:p text:style-name="Standard"><text:s text:c="7"/>* Наша архитектура `job_manager`'а с пулом `JobContext`'ов уже спроектирована для этого! Мы можем отслеживать несколько независимых job_id одновременно. Это параллелизм на макро-уровне.</text:p>
      <text:p text:style-name="Standard"/>
      <text:p text:style-name="Standard"><text:s text:c="3"/><text:span text:style-name="T1">2. Параллельные "Шаги" внутри одного Рецепта (Параллелизм действий)</text:span></text:p>
      <text:p text:style-name="Standard"><text:s text:c="7"/>* Это именно то, о чем вы спрашиваете: "запустить и насос и мотор одновременно" в рамках одной логической операции.</text:p>
      <text:p text:style-name="Standard"><text:s text:c="7"/>* Вы правы, наша текущая структура ProcessStep_t, где один шаг = одно действие, подразумевает строго последовательное выполнение: шаг 2 начинается только после полного завершения шага 1.</text:p>
      <text:p text:style-name="Standard"/>
      <text:p text:style-name="Standard"><text:s text:c="2"/>Чтобы реализовать второй тип параллелизма, нам нужно немного усложнить и обогатить нашу "поваренную книгу".</text:p>
      <text:p text:style-name="Standard"/>
      <text:p text:style-name="Standard"><text:s text:c="2"/>Эволюция архитектуры для поддержки параллельных шагов</text:p>
      <text:p text:style-name="Standard"/>
      <text:p text:style-name="Standard"><text:s text:c="2"/>Идея в том, чтобы "шаг" в рецепте мог состоять не из одного, а из группы атомарных действий, которые должны быть запущены одновременно. job_manager затем должен дождаться завершения всех действий в этой группе, прежде чем переходить к</text:p>
      <text:p text:style-name="Standard"><text:s text:c="2"/>следующему шагу.</text:p>
      <text:p text:style-name="Standard"/>
      <text:p text:style-name="Standard"><text:s text:c="2"/><text:span text:style-name="T1">Шаг 1: Переименовываем "Ингредиент"</text:span></text:p>
      <text:p text:style-name="Standard"/>
      <text:p text:style-name="Standard"><text:s text:c="2"/>Наша текущая структура ProcessStep_t отлично описывает одно атомарное действие. Давайте просто дадим ей более точное имя — AtomicAction_t.</text:p>
      <text:p text:style-name="Standard"/>
      <text:p text:style-name="Standard"><text:s text:c="3"/>1 // В App/Inc/Dispatcher/recipe_store.h</text:p>
      <text:p text:style-name="Standard"><text:s text:c="3"/>2 </text:p>
      <text:p text:style-name="Standard"><text:s text:c="3"/>3 // Это бывший ProcessStep_t, теперь он описывает одно действие</text:p>
      <text:p text:style-name="Standard"><text:soft-page-break/><text:s text:c="3"/>4 typedef struct {</text:p>
      <text:p text:style-name="Standard"><text:s text:c="3"/>5 <text:s text:c="4"/>ActionType_t action;</text:p>
      <text:p text:style-name="Standard"><text:s text:c="3"/>6 <text:s text:c="4"/>union { ... } params;</text:p>
      <text:p text:style-name="Standard"><text:s text:c="3"/>7 } AtomicAction_t;</text:p>
      <text:p text:style-name="Standard"/>
      <text:p text:style-name="Standard"><text:s text:c="2"/><text:span text:style-name="T1">Шаг 2: Новое определение "Шага Рецепта"</text:span></text:p>
      <text:p text:style-name="Standard"/>
      <text:p text:style-name="Standard"><text:s text:c="2"/>Теперь "шаг" (ProcessStep_t) — это не одно действие, а указатель на массив действий и их количество.</text:p>
      <text:p text:style-name="Standard"/>
      <text:p text:style-name="Standard"><text:s text:c="3"/>1 // В App/Inc/Dispatcher/recipe_store.h</text:p>
      <text:p text:style-name="Standard"><text:s text:c="3"/>2 </text:p>
      <text:p text:style-name="Standard"><text:s text:c="3"/>3 // Новый "Шаг" - это группа из одного или нескольких атомарных действий</text:p>
      <text:p text:style-name="Standard"><text:s text:c="3"/>4 typedef struct {</text:p>
      <text:p text:style-name="Standard"><text:s text:c="3"/>5 <text:s text:c="4"/>const AtomicAction_t* atomic_actions; // Указатель на массив действий</text:p>
      <text:p text:style-name="Standard"><text:s text:c="3"/>6 <text:s text:c="4"/>uint8_t num_actions; <text:s text:c="17"/>// Количество действий в этом шаге</text:p>
      <text:p text:style-name="Standard"><text:s text:c="3"/>7 } ProcessStep_t;</text:p>
      <text:p text:style-name="Standard"/>
      <text:p text:style-name="Standard"><text:s text:c="2"/><text:span text:style-name="T1">Шаг 3: Как теперь выглядит "Рецепт"</text:span></text:p>
      <text:p text:style-name="Standard"/>
      <text:p text:style-name="Standard"><text:s text:c="2"/>Давайте представим рецепт, где нужно одновременно вращать мотор и ждать 2 секунды.</text:p>
      <text:p text:style-name="Standard"/>
      <text:p text:style-name="Standard"><text:s text:c="4"/>1 // В App/Src/Dispatcher/recipe_store.c</text:p>
      <text:p text:style-name="Standard"><text:s text:c="4"/>2 </text:p>
      <text:p text:style-name="Standard"><text:s text:c="4"/>3 // Сначала описываем группы параллельных действий</text:p>
      <text:p text:style-name="Standard"><text:s text:c="4"/>4 const AtomicAction_t g_recipe_parallel_step1_actions[] = {</text:p>
      <text:p text:style-name="Standard"><text:s text:c="4"/>5 <text:s text:c="4"/>{ .action = ACTION_ROTATE_MOTOR, .params.rotate_motor = { .motor_id=1, .steps=500, .speed=1000 } },</text:p>
      <text:p text:style-name="Standard"><text:s text:c="4"/>6 <text:s text:c="4"/>{ .action = ACTION_START_PUMP, .params.pump = { .pump_id=1 } }</text:p>
      <text:p text:style-name="Standard"><text:s text:c="4"/>7 };</text:p>
      <text:p text:style-name="Standard"><text:s text:c="4"/>8 </text:p>
      <text:p text:style-name="Standard"><text:s text:c="4"/>9 // Описываем действие для второго, последовательного шага</text:p>
      <text:p text:style-name="Standard"><text:s text:c="3"/>10 const AtomicAction_t g_recipe_parallel_step2_actions[] = {</text:p>
      <text:p text:style-name="Standard"><text:s text:c="3"/>11 <text:s text:c="4"/>{ .action = ACTION_WAIT_MS, .params.wait = { .delay_ms=2000 } }</text:p>
      <text:p text:style-name="Standard"><text:s text:c="3"/>12 };</text:p>
      <text:p text:style-name="Standard"><text:s text:c="3"/>13 </text:p>
      <text:p text:style-name="Standard"><text:s text:c="3"/>14 </text:p>
      <text:p text:style-name="Standard"><text:s text:c="3"/>15 // Сам рецепт теперь - это массив "групп действий" (ProcessStep_t)</text:p>
      <text:p text:style-name="Standard"><text:s text:c="3"/>16 const ProcessStep_t g_recipe_example_parallel[] = {</text:p>
      <text:p text:style-name="Standard"><text:s text:c="3"/>17 <text:s text:c="4"/>// Шаг 1: Запустить ОБА действия одновременно</text:p>
      <text:p text:style-name="Standard"><text:s text:c="3"/>18 <text:s text:c="4"/>{ .atomic_actions = g_recipe_parallel_step1_actions, .num_actions = 2 },</text:p>
      <text:p text:style-name="Standard"><text:s text:c="3"/>19 </text:p>
      <text:p text:style-name="Standard"><text:s text:c="3"/>20 <text:s text:c="4"/>// Шаг 2: После завершения ОБОИХ предыдущих, выполнить этот шаг</text:p>
      <text:p text:style-name="Standard"><text:s text:c="3"/>21 <text:s text:c="4"/>{ .atomic_actions = g_recipe_parallel_step2_actions, .num_actions = 1 },</text:p>
      <text:p text:style-name="Standard"><text:s text:c="3"/>22 </text:p>
      <text:p text:style-name="Standard"><text:s text:c="3"/>23 <text:s text:c="4"/>// Конец рецепта</text:p>
      <text:p text:style-name="Standard"><text:s text:c="3"/>24 <text:s text:c="4"/>{ .atomic_actions = NULL, .num_actions = 0 }</text:p>
      <text:p text:style-name="Standard"><text:s text:c="3"/>25 };</text:p>
      <text:p text:style-name="Standard"/>
      <text:p text:style-name="Standard"><text:s text:c="2"/><text:span text:style-name="T1">Шаг 4: Новые обязанности `job_manager`'а</text:span></text:p>
      <text:p text:style-name="Standard"/>
      <text:p text:style-name="Standard"><text:s text:c="2"/><text:span text:style-name="T3">Это усложняет логику "движка" job_manager'а:</text:span></text:p>
      <text:p text:style-name="Standard"><text:soft-page-break/></text:p>
      <text:p text:style-name="Standard"><text:s text:c="2"/><text:span text:style-name="T1"><text:s/>1. Запуск Шага:</text:span> Получив ProcessStep_t, job_manager теперь должен в цикле от 0 до num_actions запустить все AtomicAction_t из группы, отправив соответствующие CAN-сообщения (каждое со своим job_id).</text:p>
      <text:p text:style-name="Standard"><text:s text:c="3"/><text:span text:style-name="T1">2. Ожидание Завершения:</text:span> В структуре JobContext_t (контексте проекта) теперь нужно хранить счетчик, например, pending_actions_count. При запуске шага мы устанавливаем его в num_actions.</text:p>
      <text:p text:style-name="Standard"><text:s text:c="2"/><text:span text:style-name="T1"><text:s/>3. Обработка Ответов:</text:span> Каждый раз, когда от исполнителя приходит ответ с нужным job_id, job_manager находит соответствующий JobContext_t и уменьшает pending_actions_count на единицу.</text:p>
      <text:p text:style-name="Standard"><text:s text:c="3"/><text:span text:style-name="T1">4. Переход к Следующему Шагу:</text:span> job_manager перейдет к следующему ProcessStep_t в рецепте только тогда, когда pending_actions_count для текущего шага станет равен нулю.</text:p>
      <text:p text:style-name="Standard"/>
      <text:p text:style-name="Standard"><text:s text:c="2"/><text:span text:style-name="T1">Вывод</text:span></text:p>
      <text:p text:style-name="Standard"/>
      <text:p text:style-name="Standard"><text:s text:c="2"/>Эта расширенная архитектура невероятно мощная. Она позволяет нам описывать сложные процессы, включающие как последовательные, так и параллельные операции, просто описывая их в виде данных во Flash-памяти.</text:p>
      <text:p text:style-name="Standard"/>
      <text:p text:style-name="Standard"><text:s text:c="2"/>Для биохимического анализатора, где может потребоваться одновременно греть кювету, вращать карусель и промывать иглу, такой подход является не просто "лучшей практикой", а практически необходимостью.</text:p>
      <text:p text:style-name="Standard"/>
      <text:p text:style-name="Standard"><text:s text:c="2"/>Да, это усложняет код job_manager'а, но делает систему неизмеримо более гибкой и соответствующей реальным задачам. Я считаю, что нам определенно стоит двигаться в этом направлении.</text:p>
      <text:p text:style-name="Standard"/>
      <text:p text:style-name="P1">&gt; можно ли реализовать смешанную структкру или как ты считаешь сделать лучше?</text:p>
      <text:p text:style-name="Standard"/>
      <text:p text:style-name="P2">✦ Это прекрасный вопрос, который показывает, что вы думаете о гибкости и простоте. Вы интуитивно чувствуете, что усложнять простые последовательные шаги — не лучшая идея.</text:p>
      <text:p text:style-name="Standard"/>
      <text:p text:style-name="Standard"><text:s text:c="2"/>Да, мы можем и должны реализовать "смешанную" структуру, но самым элегантным способом.</text:p>
      <text:p text:style-name="Standard"/>
      <text:p text:style-name="Standard"><text:s text:c="2"/>Давайте я объясню, как это сделать лучше всего. Вместо создания двух разных типов шагов (один для параллельного выполнения, другой для последовательного), мы будем использовать единую, унифицированную структуру, которая одинаково хорошо</text:p>
      <text:p text:style-name="Standard"><text:s text:c="2"/>описывает оба случая.</text:p>
      <text:p text:style-name="Standard"/>
      <text:p text:style-name="Standard"><text:s text:c="2"/><text:span text:style-name="T1">Лучший подход:</text:span> <text:span text:style-name="T3">"Последовательный шаг — это параллельная группа из одного"</text:span></text:p>
      <text:p text:style-name="Standard"/>
      <text:p text:style-name="Standard"><text:s text:c="2"/>Наша структура ProcessStep_t из предыдущего ответа идеально для этого подходит. "Смешивание" происходит не на уровне typedef, а на уровне того, как мы описываем данные в файле recipe_store.c.</text:p>
      <text:p text:style-name="Standard"/>
      <text:p text:style-name="Standard"><text:s text:c="2"/>Давайте еще раз посмотрим на определения:</text:p>
      <text:p text:style-name="Standard"/>
      <text:p text:style-name="Standard"><text:s text:c="4"/>1 // В App/Inc/Dispatcher/recipe_store.h</text:p>
      <text:p text:style-name="Standard"><text:s text:c="4"/>2 </text:p>
      <text:p text:style-name="Standard"><text:s text:c="4"/>3 // 1. Атомарное действие (остается без изменений)</text:p>
      <text:p text:style-name="Standard"><text:soft-page-break/><text:s text:c="4"/>4 typedef struct {</text:p>
      <text:p text:style-name="Standard"><text:s text:c="4"/>5 <text:s text:c="4"/>ActionType_t action;</text:p>
      <text:p text:style-name="Standard"><text:s text:c="4"/>6 <text:s text:c="4"/>union { ... } params;</text:p>
      <text:p text:style-name="Standard"><text:s text:c="4"/>7 } AtomicAction_t;</text:p>
      <text:p text:style-name="Standard"><text:s text:c="4"/>8 </text:p>
      <text:p text:style-name="Standard"><text:s text:c="4"/>9 // 2. Шаг рецепта (остается без изменений)</text:p>
      <text:p text:style-name="Standard"><text:s text:c="3"/>10 // Он ВСЕГДА представляет собой группу действий.</text:p>
      <text:p text:style-name="Standard"><text:s text:c="3"/>11 typedef struct {</text:p>
      <text:p text:style-name="Standard"><text:s text:c="3"/>12 <text:s text:c="4"/>const AtomicAction_t* atomic_actions; // Указатель на массив действий</text:p>
      <text:p text:style-name="Standard"><text:s text:c="3"/>13 <text:s text:c="4"/>uint8_t num_actions; <text:s text:c="17"/>// Количество действий в группе (может быть 1)</text:p>
      <text:p text:style-name="Standard"><text:s text:c="3"/>14 } ProcessStep_t;</text:p>
      <text:p text:style-name="Standard"/>
      <text:p text:style-name="P1"><text:s text:c="2"/>Ключевая идея в том, что job_manager, который будет исполнять рецепт, получает шаг и видит только указатель на действия и их количество. Ему не нужно знать, "смешанный" это шаг или нет. Его логика всегда одинакова и проста:</text:p>
      <text:p text:style-name="Standard"/>
      <text:p text:style-name="Standard"><text:s text:c="4"/>1 // Псевдокод внутри job_manager'а</text:p>
      <text:p text:style-name="Standard"><text:s text:c="4"/>2 void execute_step(ProcessStep_t* step)</text:p>
      <text:p text:style-name="Standard"><text:s text:c="4"/>3 {</text:p>
      <text:p text:style-name="Standard"><text:s text:c="4"/>4 <text:s text:c="4"/>// Этот цикл работает одинаково для num_actions = 1, 2, 5 и т.д.</text:p>
      <text:p text:style-name="Standard"><text:s text:c="4"/>5 <text:s text:c="4"/>for (int i = 0; i &lt; step-&gt;num_actions; i++)</text:p>
      <text:p text:style-name="Standard"><text:s text:c="4"/>6 <text:s text:c="4"/>{</text:p>
      <text:p text:style-name="Standard"><text:s text:c="4"/>7 <text:s text:c="8"/>dispatch_action(step-&gt;atomic_actions[i]);</text:p>
      <text:p text:style-name="Standard"><text:s text:c="4"/>8 <text:s text:c="4"/>}</text:p>
      <text:p text:style-name="Standard"><text:s text:c="4"/>9 <text:s text:c="4"/>// После этого job_manager ждет 'num_actions' ответов.</text:p>
      <text:p text:style-name="Standard"><text:s text:c="3"/>10 }</text:p>
      <text:p text:style-name="Standard"/>
      <text:p text:style-name="Standard"><text:s text:c="2"/>Как это выглядит на практике (Магия C99)</text:p>
      <text:p text:style-name="Standard"/>
      <text:p text:style-name="Standard"><text:s text:c="2"/>Теперь самое главное — как это выглядит в файле с рецептами. Мы будем использовать <text:span text:style-name="T1">"составные литералы" (compound literals) языка C, </text:span>чтобы сделать описание рецептов чистым и читабельным.</text:p>
      <text:p text:style-name="Standard"/>
      <text:p text:style-name="Standard"><text:s text:c="2"/>Обновим наш пример `App/Src/Dispatcher/recipe_store.c`:</text:p>
      <text:p text:style-name="Standard"/>
      <text:p text:style-name="Standard"><text:s text:c="4"/>1 #include "Dispatcher/recipe_store.h"</text:p>
      <text:p text:style-name="Standard"><text:s text:c="4"/>2 #include &lt;stddef.h&gt;</text:p>
      <text:p text:style-name="Standard"><text:s text:c="4"/>3 </text:p>
      <text:p text:style-name="Standard"><text:s text:c="4"/>4 // --- РЕЦЕПТ С ИСПОЛЬЗОВАНИЕМ "СМЕШАННОЙ" СТРУКТУРЫ ---</text:p>
      <text:p text:style-name="Standard"><text:s text:c="4"/>5 </text:p>
      <text:p text:style-name="Standard"><text:s text:c="4"/>6 const ProcessStep_t g_recipe_aspirate_reagent_mixed[] = {</text:p>
      <text:p text:style-name="Standard"><text:s text:c="4"/>7 </text:p>
      <text:p text:style-name="Standard"><text:s text:c="4"/>8 <text:s text:c="4"/>// ===== ПОСЛЕДОВАТЕЛЬНЫЙ ШАГ (группа из одного) =====</text:p>
      <text:p text:style-name="Standard"><text:s text:c="4"/>9 <text:s text:c="4"/>// Поворот дозатора к пробирке</text:p>
      <text:p text:style-name="Standard"><text:s text:c="3"/>10 <text:s text:c="4"/>{</text:p>
      <text:p text:style-name="Standard"><text:s text:c="3"/>11 <text:s text:c="8"/>.atomic_actions = (const AtomicAction_t[]){ // Создаем массив из одного элемента "на лету"</text:p>
      <text:p text:style-name="Standard"><text:s text:c="3"/>12 <text:s text:c="12"/>{ .action = ACTION_ROTATE_MOTOR, .params.rotate_motor = { .motor_id=1, .steps=1000, .speed=500 } }</text:p>
      <text:p text:style-name="Standard"><text:s text:c="3"/>13 <text:s text:c="8"/>},</text:p>
      <text:p text:style-name="Standard"><text:s text:c="3"/>14 <text:s text:c="8"/>.num_actions = 1</text:p>
      <text:p text:style-name="Standard"><text:s text:c="3"/>15 <text:s text:c="4"/>},</text:p>
      <text:p text:style-name="Standard"><text:soft-page-break/><text:s text:c="3"/>16 </text:p>
      <text:p text:style-name="Standard"><text:s text:c="3"/>17 <text:s text:c="4"/>// ===== ЕЩЕ ОДИН ПОСЛЕДОВАТЕЛЬНЫЙ ШАГ =====</text:p>
      <text:p text:style-name="Standard"><text:s text:c="3"/>18 <text:s text:c="4"/>// Опускание иглы</text:p>
      <text:p text:style-name="Standard"><text:s text:c="3"/>19 <text:s text:c="4"/>{</text:p>
      <text:p text:style-name="Standard"><text:s text:c="3"/>20 <text:s text:c="8"/>.atomic_actions = (const AtomicAction_t[]){</text:p>
      <text:p text:style-name="Standard"><text:s text:c="3"/>21 <text:s text:c="12"/>{ .action = ACTION_ROTATE_MOTOR, .params.rotate_motor = { .motor_id=2, .steps=200, .speed=100 } }</text:p>
      <text:p text:style-name="Standard"><text:s text:c="3"/>22 <text:s text:c="8"/>},</text:p>
      <text:p text:style-name="Standard"><text:s text:c="3"/>23 <text:s text:c="8"/>.num_actions = 1</text:p>
      <text:p text:style-name="Standard"><text:s text:c="3"/>24 <text:s text:c="4"/>},</text:p>
      <text:p text:style-name="Standard"><text:s text:c="3"/>25 </text:p>
      <text:p text:style-name="Standard"><text:s text:c="3"/>26 <text:s text:c="4"/>// ===== ПАРАЛЛЕЛЬНЫЙ ШАГ (группа из двух) =====</text:p>
      <text:p text:style-name="Standard"><text:s text:c="3"/>27 <text:s text:c="4"/>// Одновременно включаем насос и ждем 500 мс</text:p>
      <text:p text:style-name="Standard"><text:s text:c="3"/>28 <text:s text:c="4"/>{</text:p>
      <text:p text:style-name="Standard"><text:s text:c="3"/>29 <text:s text:c="8"/>.atomic_actions = (const AtomicAction_t[]){</text:p>
      <text:p text:style-name="Standard"><text:s text:c="3"/>30 <text:s text:c="12"/>{ .action = ACTION_START_PUMP, .params.pump = { .pump_id=1 } },</text:p>
      <text:p text:style-name="Standard"><text:s text:c="3"/>31 <text:s text:c="12"/>{ .action = ACTION_WAIT_MS, <text:s text:c="2"/>.params.wait = { .delay_ms=500 } }</text:p>
      <text:p text:style-name="Standard"><text:s text:c="3"/>32 <text:s text:c="8"/>},</text:p>
      <text:p text:style-name="Standard"><text:s text:c="3"/>33 <text:s text:c="8"/>.num_actions = 2 // &lt;--- Указываем, что здесь два параллельных действия</text:p>
      <text:p text:style-name="Standard"><text:s text:c="3"/>34 <text:s text:c="4"/>},</text:p>
      <text:p text:style-name="Standard"><text:s text:c="3"/>35 </text:p>
      <text:p text:style-name="Standard"><text:s text:c="3"/>36 <text:s text:c="4"/>// ===== ПОСЛЕДОВАТЕЛЬНЫЙ ШАГ =====</text:p>
      <text:p text:style-name="Standard"><text:s text:c="3"/>37 <text:s text:c="4"/>// Выключаем насос (это действие начнется только после завершения ОБОИХ предыдущих)</text:p>
      <text:p text:style-name="Standard"><text:s text:c="3"/>38 <text:s text:c="4"/>{</text:p>
      <text:p text:style-name="Standard"><text:s text:c="3"/>39 <text:s text:c="8"/>.atomic_actions = (const AtomicAction_t[]){</text:p>
      <text:p text:style-name="Standard"><text:s text:c="3"/>40 <text:s text:c="12"/>{ .action = ACTION_STOP_PUMP, .params.pump = { .pump_id=1 } }</text:p>
      <text:p text:style-name="Standard"><text:s text:c="3"/>41 <text:s text:c="8"/>},</text:p>
      <text:p text:style-name="Standard"><text:s text:c="3"/>42 <text:s text:c="8"/>.num_actions = 1</text:p>
      <text:p text:style-name="Standard"><text:s text:c="3"/>43 <text:s text:c="4"/>},</text:p>
      <text:p text:style-name="Standard"><text:s text:c="3"/>44 </text:p>
      <text:p text:style-name="Standard"><text:s text:c="3"/>45 <text:s text:c="4"/>// ===== ЕЩЕ ОДИН ПОСЛЕДОВАТЕЛЬНЫЙ ШАГ =====</text:p>
      <text:p text:style-name="Standard"><text:s text:c="3"/>46 <text:s text:c="4"/>// Поднятие иглы</text:p>
      <text:p text:style-name="Standard"><text:s text:c="3"/>47 <text:s text:c="4"/>{</text:p>
      <text:p text:style-name="Standard"><text:s text:c="3"/>48 <text:s text:c="8"/>.atomic_actions = (const AtomicAction_t[]){</text:p>
      <text:p text:style-name="Standard"><text:s text:c="3"/>49 <text:s text:c="12"/>{ .action = ACTION_ROTATE_MOTOR, .params.rotate_motor = { .motor_id=2, .steps=-200, .speed=100 } }</text:p>
      <text:p text:style-name="Standard"><text:s text:c="3"/>50 <text:s text:c="8"/>},</text:p>
      <text:p text:style-name="Standard"><text:s text:c="3"/>51 <text:s text:c="8"/>.num_actions = 1</text:p>
      <text:p text:style-name="Standard"><text:s text:c="3"/>52 <text:s text:c="4"/>},</text:p>
      <text:p text:style-name="Standard"><text:s text:c="3"/>53 </text:p>
      <text:p text:style-name="Standard"><text:s text:c="3"/>54 <text:s text:c="4"/>// ===== КОНЕЦ РЕЦЕПТА =====</text:p>
      <text:p text:style-name="Standard"><text:s text:c="3"/>55 <text:s text:c="4"/>{ .atomic_actions = NULL, .num_actions = 0 }</text:p>
      <text:p text:style-name="Standard"><text:s text:c="3"/>56 };</text:p>
      <text:p text:style-name="Standard"><text:s text:c="3"/>57 </text:p>
      <text:p text:style-name="Standard"><text:s text:c="3"/>58 </text:p>
      <text:p text:style-name="Standard"><text:s text:c="3"/>59 // --- Функция получения рецепта (без изменений) ---</text:p>
      <text:p text:style-name="Standard"><text:s text:c="3"/>60 const ProcessStep_t* Recipe_Get(RecipeID_t id)</text:p>
      <text:p text:style-name="Standard"><text:s text:c="3"/>61 {</text:p>
      <text:p text:style-name="Standard"><text:s text:c="3"/>62 <text:s text:c="4"/>switch (id)</text:p>
      <text:p text:style-name="Standard"><text:s text:c="3"/>63 <text:s text:c="4"/>{</text:p>
      <text:p text:style-name="Standard"><text:s text:c="3"/>64 <text:s text:c="8"/>// ...</text:p>
      <text:p text:style-name="Standard"><text:soft-page-break/><text:s text:c="3"/>65 <text:s text:c="8"/>case RECIPE_ASPIRATE:</text:p>
      <text:p text:style-name="Standard"><text:s text:c="3"/>66 <text:s text:c="12"/>return g_recipe_aspirate_reagent_mixed; // Возвращаем наш новый рецепт</text:p>
      <text:p text:style-name="Standard"><text:s text:c="3"/>67 <text:s text:c="8"/>// ...</text:p>
      <text:p text:style-name="Standard"><text:s text:c="3"/>68 <text:s text:c="8"/>default:</text:p>
      <text:p text:style-name="Standard"><text:s text:c="3"/>69 <text:s text:c="12"/>return NULL;</text:p>
      <text:p text:style-name="Standard"><text:s text:c="3"/>70 <text:s text:c="4"/>}</text:p>
      <text:p text:style-name="Standard"><text:s text:c="3"/>71 }</text:p>
      <text:p text:style-name="Standard"/>
      <text:p text:style-name="Standard"><text:s text:c="2"/>Мое мнение, как лучше</text:p>
      <text:p text:style-name="Standard"/>
      <text:p text:style-name="Standard"><text:s text:c="2"/>Это и есть лучший подход. Мы используем единую структуру данных, но благодаря синтаксису языка C делаем ее описание очень гибким и понятным.</text:p>
      <text:p text:style-name="Standard"/>
      <text:p text:style-name="Standard"><text:s text:c="2"/><text:span text:style-name="T1">Преимущества:</text:span></text:p>
      <text:p text:style-name="Standard"/>
      <text:p text:style-name="Standard"><text:s text:c="3"/><text:span text:style-name="T1">1. Простота для исполнителя </text:span>(`job_manager`): Код, который выполняет рецепты, остается очень простым. Он не содержит if/else для проверки типа шага. Он просто выполняет цикл. Это снижает вероятность ошибок.</text:p>
      <text:p text:style-name="Standard"><text:s text:c="3"/><text:span text:style-name="T1">2. Гибкость для писателя рецептов:</text:span> Вы можете легко комбинировать последовательные и параллельные шаги. Хотите сделать шаг параллельным? Просто добавьте еще одно действие в (const AtomicAction_t[]){ ... } и увеличьте num_actions.</text:p>
      <text:p text:style-name="Standard"><text:s text:c="3"/><text:span text:style-name="T1">3. Читаемость: </text:span>С первого взгляда на рецепт понятно, какие шаги выполняются параллельно (num_actions &gt; 1), а какие — последовательно (num_actions == 1).</text:p>
      <text:p text:style-name="Standard"/>
      <text:p text:style-name="Standard"><text:s text:c="2"/>Таким образом, мы получаем всю мощь параллельного выполнения, не усложняя простые последовательные операции и сохраняя код исполнителя чистым и надежным.</text:p>
      <text:p text:style-name="Standard"/>
      <text:p text:style-name="P1">&gt; да, этот подход гибче. Давай на нем остановимся и переделаем файлы, которые мы создали для начала работы recipre_store.h, recipe_store.c</text:p>
      <text:p text:style-name="Standard"/>
      <text:p text:style-name="P2">✦ Да, абсолютно. Этот унифицированный подход значительно гибче и чище. Давайте переделаем recipe_store.h и recipe_store.c в соответствии с этой новой структурой.</text:p>
      <text:p text:style-name="Standard"/>
      <text:p text:style-name="Standard"><text:s text:c="2"/>1. Обновите App/Inc/Dispatcher/recipe_store.h</text:p>
      <text:p text:style-name="Standard"/>
      <text:p text:style-name="Standard"><text:s text:c="2"/>Мы переименуем старую ProcessStep_t в AtomicAction_t и создадим новую ProcessStep_t для описания группы действий.</text:p>
      <text:p text:style-name="Standard"/>
      <text:p text:style-name="Standard"><text:s text:c="4"/>1 #ifndef INC_DISPATCHER_RECIPE_STORE_H_</text:p>
      <text:p text:style-name="Standard"><text:s text:c="4"/>2 #define INC_DISPATCHER_RECIPE_STORE_H_</text:p>
      <text:p text:style-name="Standard"><text:s text:c="4"/>3 </text:p>
      <text:p text:style-name="Standard"><text:s text:c="4"/>4 #include &lt;stdint.h&gt;</text:p>
      <text:p text:style-name="Standard"><text:s text:c="4"/>5 #include "command_parser.h" // Для доступа к RecipeID_t</text:p>
      <text:p text:style-name="Standard"><text:s text:c="4"/>6 </text:p>
      <text:p text:style-name="Standard"><text:s text:c="4"/>7 /**</text:p>
      <text:p text:style-name="Standard"><text:s text:c="4"/>8 <text:s/>* @brief "База Ингредиентов": типы атомарных действий для всех рецептов.</text:p>
      <text:p text:style-name="Standard"><text:s text:c="4"/>9 <text:s/>*/</text:p>
      <text:p text:style-name="Standard"><text:s text:c="3"/>10 typedef enum {</text:p>
      <text:p text:style-name="Standard"><text:s text:c="3"/>11 <text:s text:c="4"/>ACTION_NONE = 0, <text:s text:c="7"/>// Маркер конца рецепта, "Ничего не делать"</text:p>
      <text:p text:style-name="Standard"><text:s text:c="3"/>12 <text:s text:c="4"/>ACTION_ROTATE_MOTOR, <text:s text:c="3"/>// Вращать мотор на N шагов</text:p>
      <text:p text:style-name="Standard"><text:s text:c="3"/>13 <text:s text:c="4"/>ACTION_START_PUMP, <text:s text:c="5"/>// Включить насос</text:p>
      <text:p text:style-name="Standard"><text:s text:c="3"/>14 <text:s text:c="4"/>ACTION_STOP_PUMP, <text:s text:c="6"/>// Выключить насос</text:p>
      <text:p text:style-name="Standard"><text:soft-page-break/><text:s text:c="3"/>15 <text:s text:c="4"/>ACTION_WAIT_MS, <text:s text:c="8"/>// Подождать N миллисекунд</text:p>
      <text:p text:style-name="Standard"><text:s text:c="3"/>16 <text:s text:c="4"/>ACTION_HOME_MOTOR, <text:s text:c="5"/>// Искать "домашнюю" позицию для мотора</text:p>
      <text:p text:style-name="Standard"><text:s text:c="3"/>17 <text:s text:c="4"/>// ... Другие будущие действия ...</text:p>
      <text:p text:style-name="Standard"><text:s text:c="3"/>18 } ActionType_t;</text:p>
      <text:p text:style-name="Standard"><text:s text:c="3"/>19 </text:p>
      <text:p text:style-name="Standard"><text:s text:c="3"/>20 /**</text:p>
      <text:p text:style-name="Standard"><text:s text:c="3"/>21 <text:s/>* @brief Структура "Атомарного Действия" (бывшая ProcessStep_t).</text:p>
      <text:p text:style-name="Standard"><text:s text:c="3"/>22 <text:s/>* <text:s text:c="7"/>Описывает одно конкретное действие и его параметры.</text:p>
      <text:p text:style-name="Standard"><text:s text:c="3"/>23 <text:s/>*/</text:p>
      <text:p text:style-name="Standard"><text:s text:c="3"/>24 typedef struct {</text:p>
      <text:p text:style-name="Standard"><text:s text:c="3"/>25 <text:s text:c="4"/>// "Глагол": Какое действие выполнить?</text:p>
      <text:p text:style-name="Standard"><text:s text:c="3"/>26 <text:s text:c="4"/>ActionType_t action;</text:p>
      <text:p text:style-name="Standard"><text:s text:c="3"/>27 </text:p>
      <text:p text:style-name="Standard"><text:s text:c="3"/>28 <text:s text:c="4"/>// "Существительные и числительные": С какими параметрами?</text:p>
      <text:p text:style-name="Standard"><text:s text:c="3"/>29 <text:s text:c="4"/>union {</text:p>
      <text:p text:style-name="Standard"><text:s text:c="3"/>30 <text:s text:c="8"/>// Параметры для ACTION_ROTATE_MOTOR</text:p>
      <text:p text:style-name="Standard"><text:s text:c="3"/>31 <text:s text:c="8"/>struct {</text:p>
      <text:p text:style-name="Standard"><text:s text:c="3"/>32 <text:s text:c="12"/>uint8_t motor_id;</text:p>
      <text:p text:style-name="Standard"><text:s text:c="3"/>33 <text:s text:c="12"/>int32_t steps; // Положительное/отрицательное число шагов</text:p>
      <text:p text:style-name="Standard"><text:s text:c="3"/>34 <text:s text:c="12"/>uint16_t speed;</text:p>
      <text:p text:style-name="Standard"><text:s text:c="3"/>35 <text:s text:c="8"/>} rotate_motor;</text:p>
      <text:p text:style-name="Standard"><text:s text:c="3"/>36 </text:p>
      <text:p text:style-name="Standard"><text:s text:c="3"/>37 <text:s text:c="8"/>// Параметры для ACTION_START_PUMP / ACTION_STOP_PUMP</text:p>
      <text:p text:style-name="Standard"><text:s text:c="3"/>38 <text:s text:c="8"/>struct {</text:p>
      <text:p text:style-name="Standard"><text:s text:c="3"/>39 <text:s text:c="12"/>uint8_t pump_id;</text:p>
      <text:p text:style-name="Standard"><text:s text:c="3"/>40 <text:s text:c="8"/>} pump;</text:p>
      <text:p text:style-name="Standard"><text:s text:c="3"/>41 </text:p>
      <text:p text:style-name="Standard"><text:s text:c="3"/>42 <text:s text:c="8"/>// Параметры для ACTION_WAIT_MS</text:p>
      <text:p text:style-name="Standard"><text:s text:c="3"/>43 <text:s text:c="8"/>struct {</text:p>
      <text:p text:style-name="Standard"><text:s text:c="3"/>44 <text:s text:c="12"/>uint32_t delay_ms;</text:p>
      <text:p text:style-name="Standard"><text:s text:c="3"/>45 <text:s text:c="8"/>} wait;</text:p>
      <text:p text:style-name="Standard"><text:s text:c="3"/>46 </text:p>
      <text:p text:style-name="Standard"><text:s text:c="3"/>47 <text:s text:c="8"/>// Параметры для ACTION_HOME_MOTOR</text:p>
      <text:p text:style-name="Standard"><text:s text:c="3"/>48 <text:s text:c="8"/>struct {</text:p>
      <text:p text:style-name="Standard"><text:s text:c="3"/>49 <text:s text:c="12"/>uint8_t motor_id;</text:p>
      <text:p text:style-name="Standard"><text:s text:c="3"/>50 <text:s text:c="12"/>uint16_t speed; // Скорость поиска</text:p>
      <text:p text:style-name="Standard"><text:s text:c="3"/>51 <text:s text:c="8"/>} home_motor;</text:p>
      <text:p text:style-name="Standard"><text:s text:c="3"/>52 </text:p>
      <text:p text:style-name="Standard"><text:s text:c="3"/>53 <text:s text:c="4"/>} params;</text:p>
      <text:p text:style-name="Standard"><text:s text:c="3"/>54 } AtomicAction_t; // &lt;--- Переименовано!</text:p>
      <text:p text:style-name="Standard"><text:s text:c="3"/>55 </text:p>
      <text:p text:style-name="Standard"><text:s text:c="3"/>56 /**</text:p>
      <text:p text:style-name="Standard"><text:s text:c="3"/>57 <text:s/>* @brief Структура "Шаг Рецепта".</text:p>
      <text:p text:style-name="Standard"><text:s text:c="3"/>58 <text:s/>* <text:s text:c="7"/>Представляет собой группу из одного или нескольких атомарных действий,</text:p>
      <text:p text:style-name="Standard"><text:s text:c="3"/>59 <text:s/>* <text:s text:c="7"/>которые должны быть запущены одновременно.</text:p>
      <text:p text:style-name="Standard"><text:s text:c="3"/>60 <text:s/>*/</text:p>
      <text:p text:style-name="Standard"><text:s text:c="3"/>61 typedef struct {</text:p>
      <text:p text:style-name="Standard"><text:s text:c="3"/>62 <text:s text:c="4"/>const AtomicAction_t* atomic_actions; // Указатель на массив атомарных действий</text:p>
      <text:p text:style-name="Standard"><text:s text:c="3"/>63 <text:s text:c="4"/>uint8_t num_actions; <text:s text:c="17"/>// Количество действий в этой группе (в шаге)</text:p>
      <text:p text:style-name="Standard"><text:s text:c="3"/>64 } ProcessStep_t; // &lt;--- Новая структура!</text:p>
      <text:p text:style-name="Standard"><text:s text:c="3"/>65 </text:p>
      <text:p text:style-name="Standard"><text:s text:c="3"/>66 </text:p>
      <text:p text:style-name="Standard"><text:soft-page-break/><text:s text:c="3"/>67 /**</text:p>
      <text:p text:style-name="Standard"><text:s text:c="3"/>68 <text:s/>* @brief API "Поваренной книги": возвращает рецепт по его ID.</text:p>
      <text:p text:style-name="Standard"><text:s text:c="3"/>69 <text:s/>*</text:p>
      <text:p text:style-name="Standard"><text:s text:c="3"/>70 <text:s/>* @param id Идентификатор рецепта (из command_parser.h).</text:p>
      <text:p text:style-name="Standard"><text:s text:c="3"/>71 <text:s/>* @return const ProcessStep_t* Указатель на первый шаг рецепта (во Flash).</text:p>
      <text:p text:style-name="Standard"><text:s text:c="3"/>72 <text:s/>*/</text:p>
      <text:p text:style-name="Standard"><text:s text:c="3"/>73 const ProcessStep_t* Recipe_Get(RecipeID_t id);</text:p>
      <text:p text:style-name="Standard"><text:s text:c="3"/>74 </text:p>
      <text:p text:style-name="Standard"><text:s text:c="3"/>75 #endif /* INC_DISPATCHER_RECIPE_STORE_H_ */</text:p>
      <text:p text:style-name="Standard"/>
      <text:p text:style-name="Standard"><text:s text:c="2"/>2. Обновите App/Src/Dispatcher/recipe_store.c</text:p>
      <text:p text:style-name="Standard"/>
      <text:p text:style-name="P1"><text:s text:c="2"/>Здесь мы перепишем рецепты, используя новую структуру ProcessStep_t и C99 составные литералы.</text:p>
      <text:p text:style-name="P1"/>
      <text:p text:style-name="Standard"><text:s text:c="5"/>1 #include "Dispatcher/recipe_store.h"</text:p>
      <text:p text:style-name="Standard"><text:s text:c="5"/>2 #include &lt;stddef.h&gt; // Для NULL</text:p>
      <text:p text:style-name="Standard"><text:s text:c="5"/>3 </text:p>
      <text:p text:style-name="Standard"><text:s text:c="5"/>4 // ============================================================================</text:p>
      <text:p text:style-name="Standard"><text:s text:c="5"/>5 // --- <text:s text:c="17"/>ХРАНИЛИЩЕ РЕЦЕПТОВ (во Flash-памяти) <text:s text:c="15"/>---</text:p>
      <text:p text:style-name="Standard"><text:s text:c="5"/>6 // ============================================================================</text:p>
      <text:p text:style-name="Standard"><text:s text:c="5"/>7 </text:p>
      <text:p text:style-name="Standard"><text:s text:c="5"/>8 /**</text:p>
      <text:p text:style-name="Standard"><text:s text:c="5"/>9 <text:s/>* @brief Рецепт: Инициализация всей системы (Homing).</text:p>
      <text:p text:style-name="Standard"><text:s text:c="4"/>10 <text:s/>*</text:p>
      <text:p text:style-name="Standard"><text:s text:c="4"/>11 <text:s/>* Выполняется один раз при старте для приведения механизмов в известное положение.</text:p>
      <text:p text:style-name="Standard"><text:s text:c="4"/>12 <text:s/>*/</text:p>
      <text:p text:style-name="Standard"><text:s text:c="4"/>13 const ProcessStep_t g_recipe_initialize_system[] = {</text:p>
      <text:p text:style-name="Standard"><text:s text:c="4"/>14 <text:s text:c="4"/>// Шаг 1: Поиск "дома" для иглы (мотор 2). Группа из ОДНОГО действия.</text:p>
      <text:p text:style-name="Standard"><text:s text:c="4"/>15 <text:s text:c="4"/>{</text:p>
      <text:p text:style-name="Standard"><text:s text:c="4"/>16 <text:s text:c="8"/>.atomic_actions = (const AtomicAction_t[]){ // Составной литерал для группы из одного действия</text:p>
      <text:p text:style-name="Standard"><text:s text:c="4"/>17 <text:s text:c="12"/>{ .action = ACTION_HOME_MOTOR, .params.home_motor = { .motor_id=2, .speed=150 } }</text:p>
      <text:p text:style-name="Standard"><text:s text:c="4"/>18 <text:s text:c="8"/>},</text:p>
      <text:p text:style-name="Standard"><text:s text:c="4"/>19 <text:s text:c="8"/>.num_actions = 1</text:p>
      <text:p text:style-name="Standard"><text:s text:c="4"/>20 <text:s text:c="4"/>},</text:p>
      <text:p text:style-name="Standard"><text:s text:c="4"/>21 </text:p>
      <text:p text:style-name="Standard"><text:s text:c="4"/>22 <text:s text:c="4"/>// Шаг 2: Поиск "дома" для дозатора (мотор 1). Группа из ОДНОГО действия.</text:p>
      <text:p text:style-name="Standard"><text:s text:c="4"/>23 <text:s text:c="4"/>{</text:p>
      <text:p text:style-name="Standard"><text:s text:c="4"/>24 <text:s text:c="8"/>.atomic_actions = (const AtomicAction_t[]){ // Составной литерал для группы из одного действия</text:p>
      <text:p text:style-name="Standard"><text:s text:c="4"/>25 <text:s text:c="12"/>{ .action = ACTION_HOME_MOTOR, .params.home_motor = { .motor_id=1, .speed=400 } }</text:p>
      <text:p text:style-name="Standard"><text:s text:c="4"/>26 <text:s text:c="8"/>},</text:p>
      <text:p text:style-name="Standard"><text:s text:c="4"/>27 <text:s text:c="8"/>.num_actions = 1</text:p>
      <text:p text:style-name="Standard"><text:s text:c="4"/>28 <text:s text:c="4"/>},</text:p>
      <text:p text:style-name="Standard"><text:s text:c="4"/>29 </text:p>
      <text:p text:style-name="Standard"><text:soft-page-break/><text:s text:c="4"/>30 <text:s text:c="4"/>// Маркер конца рецепта. Группа из НУЛЯ действий.</text:p>
      <text:p text:style-name="Standard"><text:s text:c="4"/>31 <text:s text:c="4"/>{ .atomic_actions = NULL, .num_actions = 0 }</text:p>
      <text:p text:style-name="Standard"><text:s text:c="4"/>32 };</text:p>
      <text:p text:style-name="Standard"><text:s text:c="4"/>33 </text:p>
      <text:p text:style-name="Standard"><text:s text:c="4"/>34 /**</text:p>
      <text:p text:style-name="Standard"><text:s text:c="4"/>35 <text:s/>* @brief Рецепт: Взять реагент (Aspirate Reagent). Пример смешанного рецепта.</text:p>
      <text:p text:style-name="Standard"><text:s text:c="4"/>36 <text:s/>*/</text:p>
      <text:p text:style-name="Standard"><text:s text:c="4"/>37 const ProcessStep_t g_recipe_aspirate_reagent[] = {</text:p>
      <text:p text:style-name="Standard"><text:s text:c="4"/>38 <text:s text:c="4"/>// Шаг 1: Поворот дозатора (мотор 1) к пробирке. Группа из ОДНОГО действия.</text:p>
      <text:p text:style-name="Standard"><text:s text:c="4"/>39 <text:s text:c="4"/>{</text:p>
      <text:p text:style-name="Standard"><text:s text:c="4"/>40 <text:s text:c="8"/>.atomic_actions = (const AtomicAction_t[]){</text:p>
      <text:p text:style-name="Standard"><text:s text:c="4"/>41 <text:s text:c="12"/>{ .action = ACTION_ROTATE_MOTOR, .params.rotate_motor = { .motor_id=1, .steps=1000, .speed=500 } }</text:p>
      <text:p text:style-name="Standard"><text:s text:c="4"/>42 <text:s text:c="8"/>},</text:p>
      <text:p text:style-name="Standard"><text:s text:c="4"/>43 <text:s text:c="8"/>.num_actions = 1</text:p>
      <text:p text:style-name="Standard"><text:s text:c="4"/>44 <text:s text:c="4"/>},</text:p>
      <text:p text:style-name="Standard"><text:s text:c="4"/>45 </text:p>
      <text:p text:style-name="Standard"><text:s text:c="4"/>46 <text:s text:c="4"/>// Шаг 2: Опускание иглы (мотор 2). Группа из ОДНОГО действия.</text:p>
      <text:p text:style-name="Standard"><text:s text:c="4"/>47 <text:s text:c="4"/>{</text:p>
      <text:p text:style-name="Standard"><text:s text:c="4"/>48 <text:s text:c="8"/>.atomic_actions = (const AtomicAction_t[]){</text:p>
      <text:p text:style-name="Standard"><text:s text:c="4"/>49 <text:s text:c="12"/>{ .action = ACTION_ROTATE_MOTOR, .params.rotate_motor = { .motor_id=2, .steps=200, .speed=100 } }</text:p>
      <text:p text:style-name="Standard"><text:s text:c="4"/>50 <text:s text:c="8"/>},</text:p>
      <text:p text:style-name="Standard"><text:s text:c="4"/>51 <text:s text:c="8"/>.num_actions = 1</text:p>
      <text:p text:style-name="Standard"><text:s text:c="4"/>52 <text:s text:c="4"/>},</text:p>
      <text:p text:style-name="Standard"><text:s text:c="4"/>53 </text:p>
      <text:p text:style-name="Standard"><text:s text:c="4"/>54 <text:s text:c="4"/>// Шаг 3: Включение насоса и небольшая пауза. Группа из ДВУХ действий (параллельно).</text:p>
      <text:p text:style-name="Standard"><text:s text:c="4"/>55 <text:s text:c="4"/>{</text:p>
      <text:p text:style-name="Standard"><text:s text:c="4"/>56 <text:s text:c="8"/>.atomic_actions = (const AtomicAction_t[]){</text:p>
      <text:p text:style-name="Standard"><text:s text:c="4"/>57 <text:s text:c="12"/>{ .action = ACTION_START_PUMP, <text:s text:c="2"/>.params.pump = { .pump_id=1 } },</text:p>
      <text:p text:style-name="Standard"><text:s text:c="4"/>58 <text:s text:c="12"/>{ .action = ACTION_WAIT_MS, <text:s text:c="5"/>.params.wait = { .delay_ms=500 } }</text:p>
      <text:p text:style-name="Standard"><text:s text:c="4"/>59 <text:s text:c="8"/>},</text:p>
      <text:p text:style-name="Standard"><text:s text:c="4"/>60 <text:s text:c="8"/>.num_actions = 2</text:p>
      <text:p text:style-name="Standard"><text:s text:c="4"/>61 <text:s text:c="4"/>},</text:p>
      <text:p text:style-name="Standard"><text:s text:c="4"/>62 </text:p>
      <text:p text:style-name="Standard"><text:s text:c="4"/>63 <text:s text:c="4"/>// Шаг 4: Выключение насоса. Группа из ОДНОГО действия.</text:p>
      <text:p text:style-name="Standard"><text:s text:c="4"/>64 <text:s text:c="4"/>{</text:p>
      <text:p text:style-name="Standard"><text:s text:c="4"/>65 <text:s text:c="8"/>.atomic_actions = (const AtomicAction_t[]){</text:p>
      <text:p text:style-name="Standard"><text:s text:c="4"/>66 <text:s text:c="12"/>{ .action = ACTION_STOP_PUMP, <text:s text:c="3"/>.params.pump = { .pump_id=1 } }</text:p>
      <text:p text:style-name="Standard"><text:s text:c="4"/>67 <text:s text:c="8"/>},</text:p>
      <text:p text:style-name="Standard"><text:s text:c="4"/>68 <text:s text:c="8"/>.num_actions = 1</text:p>
      <text:p text:style-name="Standard"><text:s text:c="4"/>69 <text:s text:c="4"/>},</text:p>
      <text:p text:style-name="Standard"><text:s text:c="4"/>70 </text:p>
      <text:p text:style-name="Standard"><text:s text:c="4"/>71 <text:s text:c="4"/>// Шаг 5: Поднятие иглы (мотор 2 в обратную сторону). Группа из ОДНОГО действия.</text:p>
      <text:p text:style-name="Standard"><text:s text:c="4"/>72 <text:s text:c="4"/>{</text:p>
      <text:p text:style-name="Standard"><text:s text:c="4"/>73 <text:s text:c="8"/>.atomic_actions = (const AtomicAction_t[]){</text:p>
      <text:p text:style-name="Standard"><text:s text:c="4"/>74 <text:s text:c="12"/>{ .action = ACTION_ROTATE_MOTOR, .params.rotate_motor = { .motor_id=2, .steps=-200, .speed=100 } }</text:p>
      <text:p text:style-name="Standard"><text:s text:c="4"/>75 <text:s text:c="8"/>},</text:p>
      <text:p text:style-name="Standard"><text:s text:c="4"/>76 <text:s text:c="8"/>.num_actions = 1</text:p>
      <text:p text:style-name="Standard"><text:s text:c="4"/>77 <text:s text:c="4"/>},</text:p>
      <text:p text:style-name="Standard"><text:soft-page-break/><text:s text:c="4"/>78 </text:p>
      <text:p text:style-name="Standard"><text:s text:c="4"/>79 <text:s text:c="4"/>// Шаг 6: Возврат дозатора (мотор 1 в обратную сторону). Группа из ОДНОГО действия.</text:p>
      <text:p text:style-name="Standard"><text:s text:c="4"/>80 <text:s text:c="4"/>{</text:p>
      <text:p text:style-name="Standard"><text:s text:c="4"/>81 <text:s text:c="8"/>.atomic_actions = (const AtomicAction_t[]){</text:p>
      <text:p text:style-name="Standard"><text:s text:c="4"/>82 <text:s text:c="12"/>{ .action = ACTION_ROTATE_MOTOR, .params.rotate_motor = { .motor_id=1, .steps=-1000, .speed=500 } }</text:p>
      <text:p text:style-name="Standard"><text:s text:c="4"/>83 <text:s text:c="8"/>},</text:p>
      <text:p text:style-name="Standard"><text:s text:c="4"/>84 <text:s text:c="8"/>.num_actions = 1</text:p>
      <text:p text:style-name="Standard"><text:s text:c="4"/>85 <text:s text:c="4"/>},</text:p>
      <text:p text:style-name="Standard"><text:s text:c="4"/>86 </text:p>
      <text:p text:style-name="Standard"><text:s text:c="4"/>87 <text:s text:c="4"/>// Маркер конца рецепта. Группа из НУЛЯ действий.</text:p>
      <text:p text:style-name="Standard"><text:s text:c="4"/>88 <text:s text:c="4"/>{ .atomic_actions = NULL, .num_actions = 0 }</text:p>
      <text:p text:style-name="Standard"><text:s text:c="4"/>89 };</text:p>
      <text:p text:style-name="Standard"><text:s text:c="4"/>90 </text:p>
      <text:p text:style-name="Standard"><text:s text:c="4"/>91 </text:p>
      <text:p text:style-name="Standard"><text:s text:c="4"/>92 // ============================================================================</text:p>
      <text:p text:style-name="Standard"><text:s text:c="4"/>93 // --- <text:s text:c="16"/>API "ПОВАРЕННОЙ КНИГИ" (Оглавление) <text:s text:c="18"/>---</text:p>
      <text:p text:style-name="Standard"><text:s text:c="4"/>94 // ============================================================================</text:p>
      <text:p text:style-name="Standard"><text:s text:c="4"/>95 </text:p>
      <text:p text:style-name="Standard"><text:s text:c="4"/>96 /**</text:p>
      <text:p text:style-name="Standard"><text:s text:c="4"/>97 <text:s/>* @brief Находит и возвращает указатель на запрошенный рецепт.</text:p>
      <text:p text:style-name="Standard"><text:s text:c="4"/>98 <text:s/>*/</text:p>
      <text:p text:style-name="Standard"><text:s text:c="4"/>99 const ProcessStep_t* Recipe_Get(RecipeID_t id)</text:p>
      <text:p text:style-name="Standard"><text:s text:c="3"/>100 {</text:p>
      <text:p text:style-name="Standard"><text:s text:c="3"/>101 <text:s text:c="4"/>switch (id)</text:p>
      <text:p text:style-name="Standard"><text:s text:c="3"/>102 <text:s text:c="4"/>{</text:p>
      <text:p text:style-name="Standard"><text:s text:c="3"/>103 <text:s text:c="8"/>case RECIPE_INITIALIZE_SYSTEM:</text:p>
      <text:p text:style-name="Standard"><text:s text:c="3"/>104 <text:s text:c="12"/>return g_recipe_initialize_system;</text:p>
      <text:p text:style-name="Standard"><text:s text:c="3"/>105 </text:p>
      <text:p text:style-name="Standard"><text:s text:c="3"/>106 <text:s text:c="8"/>case RECIPE_ASPIRATE:</text:p>
      <text:p text:style-name="Standard"><text:s text:c="3"/>107 <text:s text:c="12"/>return g_recipe_aspirate_reagent;</text:p>
      <text:p text:style-name="Standard"><text:s text:c="3"/>108 </text:p>
      <text:p text:style-name="Standard"><text:s text:c="3"/>109 <text:s text:c="8"/>default:</text:p>
      <text:p text:style-name="Standard"><text:s text:c="3"/>110 <text:s text:c="12"/>return NULL;</text:p>
      <text:p text:style-name="Standard"><text:s text:c="3"/>111 <text:s text:c="4"/>}</text:p>
      <text:p text:style-name="Standard"><text:s text:c="3"/>112 }</text:p>
      <text:p text:style-name="Standard"/>
      <text:p text:style-name="Standard"><text:s text:c="2"/>Что дальше?</text:p>
      <text:p text:style-name="Standard"/>
      <text:p text:style-name="Standard"><text:s text:c="2"/>Эти изменения уже внесли значительную гибкость в описание рецептов. Следующий шаг — реализовать job_manager, который будет "читать" и выполнять эти рецепты, управляя параллельными действиями и дожидаясь их завершения.</text:p>
      <text:p text:style-name="Standard"/>
      <text:p text:style-name="P1">&gt; если я правильно понял, мы сохранили юнит и за счет магии С99 мы можем создавать параллельные действия в одной группе?</text:p>
      <text:p text:style-name="Standard"/>
      <text:p text:style-name="P1"><text:soft-page-break/>✦ Вы абсолютно правильно поняли основную идею, но давайте немного уточним роли каждого элемента, чтобы все было кристально ясно.</text:p>
      <text:p text:style-name="Standard"/>
      <text:p text:style-name="Standard"><text:s text:c="2"/>---</text:p>
      <text:p text:style-name="Standard"/>
      <text:p text:style-name="Standard"><text:s text:c="2"/><text:span text:style-name="T1">1. `union` </text:span>и "База Ингредиентов" (Одиночное действие):</text:p>
      <text:p text:style-name="Standard"/>
      <text:p text:style-name="Standard"><text:s text:c="3"/>* Назначение `union`: Юнит (union) находится внутри структуры AtomicAction_t. Он служит для экономии памяти при описании одного единственного атомарного действия.</text:p>
      <text:p text:style-name="Standard"><text:s text:c="7"/>* Например, для ACTION_ROTATE_MOTOR нужны параметры motor_id, steps, speed.</text:p>
      <text:p text:style-name="Standard"><text:s text:c="7"/>* Для ACTION_WAIT_MS нужны параметры delay_ms.</text:p>
      <text:p text:style-name="Standard"><text:s text:c="7"/>* Эти два набора параметров никогда не используются одновременно для одного действия. union позволяет нам хранить их в одном и том же участке памяти, делая AtomicAction_t максимально компактным.</text:p>
      <text:p text:style-name="Standard"><text:s text:c="3"/>* Ваш вывод: Вы правильно поняли, что union помог нам "сохранить ингредиент" (описание атомарного действия) в максимально эффективном виде. Он отвечает за "Как описать одно действие с его специфическими параметрами?".</text:p>
      <text:p text:style-name="Standard"/>
      <text:p text:style-name="Standard"><text:s text:c="2"/>---</text:p>
      <text:p text:style-name="Standard"/>
      <text:p text:style-name="Standard"><text:s text:c="2"/><text:span text:style-name="T1">2. C99 Compound Literals и "Параллельные Группы Действий":</text:span></text:p>
      <text:p text:style-name="Standard"/>
      <text:p text:style-name="Standard"><text:s text:c="3"/><text:span text:style-name="T2">* Назначение `ProcessStep_t`</text:span> и C99: Вот здесь и начинается "магия" параллельных действий. Структура ProcessStep_t (которая состоит из const AtomicAction_t* atomic_actions и uint8_t num_actions) позволяет нам описать группу из одного</text:p>
      <text:p text:style-name="Standard"><text:s text:c="5"/>или нескольких `AtomicAction_t`.</text:p>
      <text:p text:style-name="Standard"><text:s text:c="7"/><text:span text:style-name="T2">* C99 Compound Literals:</text:span> (const AtomicAction_t[]){ ... } — <text:span text:style-name="T2">это синтаксическая особенность C99, которая позволяет нам создать массив `AtomicAction_t` прямо "на лету" в том месте, где он нужен (внутри определения рецепта).</text:span> Нам не нужно объявлять этот массив где-то отдельно. Это делает код очень чистым и читабельным.</text:p>
      <text:p text:style-name="Standard"><text:s text:c="3"/><text:span text:style-name="T2">* Параллельные действия:</text:span> Именно этот массив (на который указывает atomic_actions) содержит все AtomicAction_t, которые должны быть запущены одновременно при выполнении текущего шага рецепта. num_actions указывает, сколько действий в</text:p>
      <text:p text:style-name="Standard"><text:s text:c="5"/>этом массиве.</text:p>
      <text:p text:style-name="Standard"><text:s text:c="3"/><text:span text:style-name="T2">* Ваш вывод: </text:span>Да, благодаря этой комбинации ProcessStep_t и C99 составных литералов мы можем создавать "параллельные группы действий" в рамках одного шага рецепта. job_manager просто берет эту группу, запускает все указанные в ней</text:p>
      <text:p text:style-name="Standard"><text:s text:c="5"/>атомарные действия и ждет завершения их всех, прежде чем перейти к следующему шагу рецепта.</text:p>
      <text:p text:style-name="Standard"/>
      <text:p text:style-name="Standard"><text:s text:c="2"/>---</text:p>
      <text:p text:style-name="Standard"/>
      <text:p text:style-name="Standard"><text:s text:c="2"/>Итог:</text:p>
      <text:p text:style-name="Standard"/>
      <text:p text:style-name="Standard"><text:s text:c="3"/>* union помогает нам эффективно хранить параметры одного атомарного действия.</text:p>
      <text:p text:style-name="Standard"><text:s text:c="3"/>* ProcessStep_t в сочетании с C99 составными литералами позволяет нам чисто и гибко группировать эти атомарные действия для последовательного (num_actions = 1) или параллельного (num_actions &gt; 1) выполнения.</text:p>
      <text:p text:style-name="Standard"/>
      <text:p text:style-name="Standard"><text:s text:c="2"/>Это мощное сочетание, которое дает нам отличную гибкость и эффективность.</text:p>
      <text:p text:style-name="Standard"/>
      <text:p text:style-name="Standard">&gt; а где мы определям ActionType_t action ?</text:p>
      <text:p text:style-name="Standard"><text:soft-page-break/></text:p>
      <text:p text:style-name="Standard">✦ Мы определяем ActionType_t как перечисление (enum) в файле `App/Inc/Dispatcher/recipe_store.h`.</text:p>
      <text:p text:style-name="Standard"/>
      <text:p text:style-name="Standard"><text:s text:c="2"/>Вот как это выглядит в файле:</text:p>
      <text:p text:style-name="Standard"/>
      <text:p text:style-name="Standard"><text:s text:c="4"/>1 // В App/Inc/Dispatcher/recipe_store.h</text:p>
      <text:p text:style-name="Standard"><text:s text:c="4"/>2 </text:p>
      <text:p text:style-name="Standard"><text:s text:c="4"/>3 /**</text:p>
      <text:p text:style-name="Standard"><text:s text:c="4"/>4 <text:s/>* @brief "База Ингредиентов": типы атомарных действий для всех рецептов.</text:p>
      <text:p text:style-name="Standard"><text:s text:c="4"/>5 <text:s/>* <text:s text:c="7"/>Это "глаголы", которые система может выполнять.</text:p>
      <text:p text:style-name="Standard"><text:s text:c="4"/>6 <text:s/>*/</text:p>
      <text:p text:style-name="Standard"><text:s text:c="4"/>7 typedef enum {</text:p>
      <text:p text:style-name="Standard"><text:s text:c="4"/>8 <text:s text:c="4"/>ACTION_NONE = 0, <text:s text:c="7"/>// Маркер конца рецепта, "Ничего не делать"</text:p>
      <text:p text:style-name="Standard"><text:s text:c="4"/>9 <text:s text:c="4"/>ACTION_ROTATE_MOTOR, <text:s text:c="3"/>// Вращать мотор на N шагов</text:p>
      <text:p text:style-name="Standard"><text:s text:c="3"/>10 <text:s text:c="4"/>ACTION_START_PUMP, <text:s text:c="5"/>// Включить насос</text:p>
      <text:p text:style-name="Standard"><text:s text:c="3"/>11 <text:s text:c="4"/>ACTION_STOP_PUMP, <text:s text:c="6"/>// Выключить насос</text:p>
      <text:p text:style-name="Standard"><text:s text:c="3"/>12 <text:s text:c="4"/>ACTION_WAIT_MS, <text:s text:c="8"/>// Подождать N миллисекунд</text:p>
      <text:p text:style-name="Standard"><text:s text:c="3"/>13 <text:s text:c="4"/>ACTION_HOME_MOTOR, <text:s text:c="5"/>// Искать "домашнюю" позицию для мотора</text:p>
      <text:p text:style-name="Standard"><text:s text:c="3"/>14 <text:s text:c="4"/>// ... Другие будущие действия ...</text:p>
      <text:p text:style-name="Standard"><text:s text:c="3"/>15 } ActionType_t; // &lt;--- Вот здесь определяется сам тип перечисления</text:p>
      <text:p text:style-name="Standard"/>
      <text:p text:style-name="Standard"><text:s text:c="2"/>А затем внутри структуры AtomicAction_t мы используем этот тип для объявления члена action:</text:p>
      <text:p text:style-name="Standard"/>
      <text:p text:style-name="Standard"><text:s text:c="3"/>1 // В App/Inc/Dispatcher/recipe_store.h (продолжение)</text:p>
      <text:p text:style-name="Standard"><text:s text:c="3"/>2 </text:p>
      <text:p text:style-name="Standard"><text:s text:c="3"/>3 typedef struct {</text:p>
      <text:p text:style-name="Standard"><text:s text:c="3"/>4 <text:s text:c="4"/>ActionType_t action; // &lt;--- Здесь мы используем определенный выше тип</text:p>
      <text:p text:style-name="Standard"><text:s text:c="3"/>5 <text:s text:c="4"/>union { ... } params;</text:p>
      <text:p text:style-name="Standard"><text:s text:c="3"/>6 } AtomicAction_t;</text:p>
      <text:p text:style-name="Standard"/>
      <text:p text:style-name="Standard"><text:s text:c="2"/>Таким образом, ActionType_t — это список всех возможных базовых действий, а action — это поле в структуре AtomicAction_t, которое хранит одно из этих значений, указывая, какое именно действие описывается.</text:p>
      <text:p text:style-name="Standard"/>
      <text:p text:style-name="Standard">&gt; давай добавим код для const ProcessStep_t* Recipe_Get(RecipeID_t id) чтобы собрать проект</text:p>
      <text:p text:style-name="Standard"/>
      <text:p text:style-name="Standard">✦ Да, конечно. Чтобы вы могли собрать проект, нам нужно, чтобы функция Recipe_Get была полностью реализована.</text:p>
      <text:p text:style-name="Standard"/>
      <text:p text:style-name="Standard"><text:s text:c="2"/>Эта функция работает как "оглавление" нашей "поваренной книги". Она принимает ID рецепта и возвращает указатель на соответствующий массив шагов (рецепт), который хранится во Flash-памяти.</text:p>
      <text:p text:style-name="Standard"/>
      <text:p text:style-name="Standard"><text:s text:c="2"/>Вот полный код для файла `App/Src/Dispatcher/recipe_store.c`. Он включает в себя как сами рецепты, так и функцию Recipe_Get, которая их находит.</text:p>
      <text:p text:style-name="Standard"/>
      <text:p text:style-name="Standard"><text:s text:c="2"/>Пожалуйста, используйте этот код для `App/Src/Dispatcher/recipe_store.c`:</text:p>
      <text:p text:style-name="Standard"/>
      <text:p text:style-name="Standard"><text:s text:c="4"/>1 #include "Dispatcher/recipe_store.h"</text:p>
      <text:p text:style-name="Standard"><text:s text:c="4"/>2 #include &lt;stddef.h&gt; // Для определения NULL</text:p>
      <text:p text:style-name="Standard"><text:soft-page-break/><text:s text:c="4"/>3 </text:p>
      <text:p text:style-name="Standard"><text:s text:c="4"/>4 // ============================================================================</text:p>
      <text:p text:style-name="Standard"><text:s text:c="4"/>5 // --- <text:s text:c="17"/>ХРАНИЛИЩЕ РЕЦЕПТОВ (во Flash-памяти) <text:s text:c="15"/>---</text:p>
      <text:p text:style-name="Standard"><text:s text:c="4"/>6 // ============================================================================</text:p>
      <text:p text:style-name="Standard"><text:s text:c="4"/>7 // Здесь мы описываем все последовательности действий как константные массивы.</text:p>
      <text:p text:style-name="Standard"><text:s text:c="4"/>8 </text:p>
      <text:p text:style-name="Standard"><text:s text:c="4"/>9 /**</text:p>
      <text:p text:style-name="Standard"><text:s text:c="3"/>10 <text:s/>* @brief Рецепт: Инициализация всей системы (Homing).</text:p>
      <text:p text:style-name="Standard"><text:s text:c="3"/>11 <text:s/>*/</text:p>
      <text:p text:style-name="Standard"><text:s text:c="3"/>12 const ProcessStep_t g_recipe_initialize_system[] = {</text:p>
      <text:p text:style-name="Standard"><text:s text:c="3"/>13 <text:s text:c="4"/>// Шаг 1: Поиск "дома" для иглы (мотор 2).</text:p>
      <text:p text:style-name="Standard"><text:s text:c="3"/>14 <text:s text:c="4"/>{</text:p>
      <text:p text:style-name="Standard"><text:s text:c="3"/>15 <text:s text:c="8"/>.atomic_actions = (const AtomicAction_t[]){</text:p>
      <text:p text:style-name="Standard"><text:s text:c="3"/>16 <text:s text:c="12"/>{ .action = ACTION_HOME_MOTOR, .params.home_motor = { .motor_id=2, .speed=150 } }</text:p>
      <text:p text:style-name="Standard"><text:s text:c="3"/>17 <text:s text:c="8"/>},</text:p>
      <text:p text:style-name="Standard"><text:s text:c="3"/>18 <text:s text:c="8"/>.num_actions = 1</text:p>
      <text:p text:style-name="Standard"><text:s text:c="3"/>19 <text:s text:c="4"/>},</text:p>
      <text:p text:style-name="Standard"><text:s text:c="3"/>20 </text:p>
      <text:p text:style-name="Standard"><text:s text:c="3"/>21 <text:s text:c="4"/>// Шаг 2: Поиск "дома" для дозатора (мотор 1).</text:p>
      <text:p text:style-name="Standard"><text:s text:c="3"/>22 <text:s text:c="4"/>{</text:p>
      <text:p text:style-name="Standard"><text:s text:c="3"/>23 <text:s text:c="8"/>.atomic_actions = (const AtomicAction_t[]){</text:p>
      <text:p text:style-name="Standard"><text:s text:c="3"/>24 <text:s text:c="12"/>{ .action = ACTION_HOME_MOTOR, .params.home_motor = { .motor_id=1, .speed=400 } }</text:p>
      <text:p text:style-name="Standard"><text:s text:c="3"/>25 <text:s text:c="8"/>},</text:p>
      <text:p text:style-name="Standard"><text:s text:c="3"/>26 <text:s text:c="8"/>.num_actions = 1</text:p>
      <text:p text:style-name="Standard"><text:s text:c="3"/>27 <text:s text:c="4"/>},</text:p>
      <text:p text:style-name="Standard"><text:s text:c="3"/>28 </text:p>
      <text:p text:style-name="Standard"><text:s text:c="3"/>29 <text:s text:c="4"/>// Маркер конца рецепта.</text:p>
      <text:p text:style-name="Standard"><text:s text:c="3"/>30 <text:s text:c="4"/>{ .atomic_actions = NULL, .num_actions = 0 }</text:p>
      <text:p text:style-name="Standard"><text:s text:c="3"/>31 };</text:p>
      <text:p text:style-name="Standard"><text:s text:c="3"/>32 </text:p>
      <text:p text:style-name="Standard"><text:s text:c="3"/>33 /**</text:p>
      <text:p text:style-name="Standard"><text:s text:c="3"/>34 <text:s/>* @brief Рецепт: Взять реагент (Aspirate Reagent).</text:p>
      <text:p text:style-name="Standard"><text:s text:c="3"/>35 <text:s/>*/</text:p>
      <text:p text:style-name="Standard"><text:s text:c="3"/>36 const ProcessStep_t g_recipe_aspirate_reagent[] = {</text:p>
      <text:p text:style-name="Standard"><text:s text:c="3"/>37 <text:s text:c="4"/>// Шаг 1: Поворот дозатора (мотор 1).</text:p>
      <text:p text:style-name="Standard"><text:s text:c="3"/>38 <text:s text:c="4"/>{</text:p>
      <text:p text:style-name="Standard"><text:s text:c="3"/>39 <text:s text:c="8"/>.atomic_actions = (const AtomicAction_t[]){</text:p>
      <text:p text:style-name="Standard"><text:s text:c="3"/>40 <text:s text:c="12"/>{ .action = ACTION_ROTATE_MOTOR, .params.rotate_motor = { .motor_id=1, .steps=1000, .speed=500 } }</text:p>
      <text:p text:style-name="Standard"><text:s text:c="3"/>41 <text:s text:c="8"/>},</text:p>
      <text:p text:style-name="Standard"><text:s text:c="3"/>42 <text:s text:c="8"/>.num_actions = 1</text:p>
      <text:p text:style-name="Standard"><text:s text:c="3"/>43 <text:s text:c="4"/>},</text:p>
      <text:p text:style-name="Standard"><text:s text:c="3"/>44 <text:s text:c="4"/>// и так далее... (полный рецепт аспирации, как мы обсуждали)</text:p>
      <text:p text:style-name="Standard"><text:s text:c="3"/>45 </text:p>
      <text:p text:style-name="Standard"><text:s text:c="3"/>46 <text:s text:c="4"/>// Маркер конца рецепта.</text:p>
      <text:p text:style-name="Standard"><text:s text:c="3"/>47 <text:s text:c="4"/>{ .atomic_actions = NULL, .num_actions = 0 }</text:p>
      <text:p text:style-name="Standard"><text:soft-page-break/><text:s text:c="3"/>48 };</text:p>
      <text:p text:style-name="Standard"><text:s text:c="3"/>49 </text:p>
      <text:p text:style-name="Standard"><text:s text:c="3"/>50 </text:p>
      <text:p text:style-name="Standard"><text:s text:c="3"/>51 // ============================================================================</text:p>
      <text:p text:style-name="Standard"><text:s text:c="3"/>52 // --- <text:s text:c="16"/>API "ПОВАРЕННОЙ КНИГИ" (Оглавление) <text:s text:c="18"/>---</text:p>
      <text:p text:style-name="Standard"><text:s text:c="3"/>53 // ============================================================================</text:p>
      <text:p text:style-name="Standard"><text:s text:c="3"/>54 </text:p>
      <text:p text:style-name="Standard"><text:s text:c="3"/>55 /**</text:p>
      <text:p text:style-name="Standard"><text:s text:c="3"/>56 <text:s/>* @brief Находит и возвращает указатель на запрошенный рецепт по его ID.</text:p>
      <text:p text:style-name="Standard"><text:s text:c="3"/>57 <text:s/>* @param id Идентификатор рецепта (из RecipeID_t).</text:p>
      <text:p text:style-name="Standard"><text:s text:c="3"/>58 <text:s/>* @return Указатель на первый шаг рецепта или NULL, если рецепт не найден.</text:p>
      <text:p text:style-name="Standard"><text:s text:c="3"/>59 <text:s/>*/</text:p>
      <text:p text:style-name="Standard"><text:s text:c="3"/>60 const ProcessStep_t* Recipe_Get(RecipeID_t id)</text:p>
      <text:p text:style-name="Standard"><text:s text:c="3"/>61 {</text:p>
      <text:p text:style-name="Standard"><text:s text:c="3"/>62 <text:s text:c="4"/>// Используем switch как "оглавление" для поиска нужного рецепта</text:p>
      <text:p text:style-name="Standard"><text:s text:c="3"/>63 <text:s text:c="4"/>switch (id)</text:p>
      <text:p text:style-name="Standard"><text:s text:c="3"/>64 <text:s text:c="4"/>{</text:p>
      <text:p text:style-name="Standard"><text:s text:c="3"/>65 <text:s text:c="8"/>case RECIPE_INITIALIZE_SYSTEM:</text:p>
      <text:p text:style-name="Standard"><text:s text:c="3"/>66 <text:s text:c="12"/>// Если запросили рецепт инициализации, возвращаем указатель на него</text:p>
      <text:p text:style-name="Standard"><text:s text:c="3"/>67 <text:s text:c="12"/>return g_recipe_initialize_system;</text:p>
      <text:p text:style-name="Standard"><text:s text:c="3"/>68 </text:p>
      <text:p text:style-name="Standard"><text:s text:c="3"/>69 <text:s text:c="8"/>case RECIPE_ASPIRATE:</text:p>
      <text:p text:style-name="Standard"><text:s text:c="3"/>70 <text:s text:c="12"/>// Если запросили рецепт аспирации, возвращаем указатель на него</text:p>
      <text:p text:style-name="Standard"><text:s text:c="3"/>71 <text:s text:c="12"/>return g_recipe_aspirate_reagent;</text:p>
      <text:p text:style-name="Standard"><text:s text:c="3"/>72 </text:p>
      <text:p text:style-name="Standard"><text:s text:c="3"/>73 <text:s text:c="8"/>// --- СЮДА ДОБАВЛЯТЬ ДРУГИЕ РЕЦЕПТЫ ---</text:p>
      <text:p text:style-name="Standard"><text:s text:c="3"/>74 </text:p>
      <text:p text:style-name="Standard"><text:s text:c="3"/>75 <text:s text:c="8"/>// Если рецепт с таким ID не найден, возвращаем NULL</text:p>
      <text:p text:style-name="Standard"><text:s text:c="3"/>76 <text:s text:c="8"/>default:</text:p>
      <text:p text:style-name="Standard"><text:s text:c="3"/>77 <text:s text:c="12"/>return NULL;</text:p>
      <text:p text:style-name="Standard"><text:s text:c="3"/>78 <text:s text:c="4"/>}</text:p>
      <text:p text:style-name="Standard"><text:s text:c="3"/>79 }</text:p>
      <text:p text:style-name="Standard"/>
      <text:p text:style-name="Standard"><text:s text:c="2"/>Что здесь происходит:</text:p>
      <text:p text:style-name="Standard"/>
      <text:p text:style-name="Standard"><text:s text:c="3"/>1. Мы определяем const массивы g_recipe_initialize_system и g_recipe_aspirate_reagent. Это и есть наши рецепты.</text:p>
      <text:p text:style-name="Standard"><text:s text:c="3"/>2. Функция Recipe_Get принимает id (например, RECIPE_INITIALIZE_SYSTEM).</text:p>
      <text:p text:style-name="Standard"><text:s text:c="3"/>3. С помощью switch-case она определяет, какой массив-рецепт соответствует этому id.</text:p>
      <text:p text:style-name="Standard"><text:s text:c="3"/>4. Она возвращает указатель на начало этого массива. Если id неизвестен, она возвращает NULL, что позволит job_manager'у в будущем обработать ошибку "несуществующий рецепт".</text:p>
      <text:p text:style-name="Standard"/>
      <text:p text:style-name="Standard">&gt; это все зделано, но я получаю ошибку неизвестное имя (RecipeID_t id) проверь проект</text:p>
      <text:p text:style-name="Standard"/>
      <text:p text:style-name="Standard">✦ Понял. Ошибка "неизвестное имя (RecipeID_t id)" обычно означает, что компилятор не видит определение типа `RecipeID_t`.</text:p>
      <text:p text:style-name="Standard"/>
      <text:p text:style-name="Standard"><text:soft-page-break/><text:s text:c="2"/>Это может быть из-за отсутствия нужного #include, опечатки или проблем с порядком включения файлов.</text:p>
      <text:p text:style-name="Standard"/>
      <text:p text:style-name="Standard"><text:s text:c="2"/>Насколько я помню, RecipeID_t определяется в App/Inc/Dispatcher/command_parser.h, а recipe_store.h должен его включать.</text:p>
      <text:p text:style-name="Standard"/>
      <text:p text:style-name="Standard"><text:s text:c="2"/>Давайте проверим содержание этих файлов. Начну с App/Inc/Dispatcher/command_parser.h, чтобы убедиться, что RecipeID_t там определен корректно.</text:p>
      <text:p text:style-name="Standard"/>
      <text:p text:style-name="Standard">✦ Я получил ошибку "файл не найден" для App/Inc/Dispatcher/command_parser.h.</text:p>
      <text:p text:style-name="Standard"/>
      <text:p text:style-name="Standard"><text:s text:c="2"/>Это ключевая проблема. Компилятор не может найти определение RecipeID_t именно потому, что этот файл отсутствует.</text:p>
      <text:p text:style-name="Standard"/>
      <text:p text:style-name="Standard"><text:s text:c="2"/>Мой план:</text:p>
      <text:p text:style-name="Standard"/>
      <text:p text:style-name="Standard"><text:s text:c="3"/>1. Сообщить, что файл App/Inc/Dispatcher/command_parser.h отсутствует.</text:p>
      <text:p text:style-name="Standard"><text:s text:c="3"/>2. Предоставить полный код для App/Inc/Dispatcher/command_parser.h, так как он содержит определение RecipeID_t и другие важные прототипы.</text:p>
      <text:p text:style-name="Standard"><text:s text:c="3"/>3. Предоставить полный код для App/Src/Dispatcher/command_parser.c.</text:p>
      <text:p text:style-name="Standard"><text:s text:c="3"/>4. Напомнить убедиться, что пути включения (include paths) в проекте настроены верно, чтобы компилятор мог находить новые заголовочные файлы в App/Inc/Dispatcher.</text:p>
      <text:p text:style-name="Standard"/>
      <text:p text:style-name="Standard"><text:s text:c="2"/>Начну с предоставления содержимого для App/Inc/Dispatcher/command_parser.h.</text:p>
      <text:p text:style-name="Standard"/>
      <text:p text:style-name="Standard"><text:s text:c="2"/>Создайте файл App/Inc/Dispatcher/command_parser.h</text:p>
      <text:p text:style-name="Standard"/>
      <text:p text:style-name="Standard"><text:s text:c="4"/>1 #ifndef INC_DISPATCHER_COMMAND_PARSER_H_</text:p>
      <text:p text:style-name="Standard"><text:s text:c="4"/>2 #define INC_DISPATCHER_COMMAND_PARSER_H_</text:p>
      <text:p text:style-name="Standard"><text:s text:c="4"/>3 </text:p>
      <text:p text:style-name="Standard"><text:s text:c="4"/>4 #include &lt;stdint.h&gt; // Для uint32_t и т.д.</text:p>
      <text:p text:style-name="Standard"><text:s text:c="4"/>5 #include "app_config.h" // Для APP_USB_CMD_MAX_LEN</text:p>
      <text:p text:style-name="Standard"><text:s text:c="4"/>6 </text:p>
      <text:p text:style-name="Standard"><text:s text:c="4"/>7 // --- Типы для командной структуры ---</text:p>
      <text:p text:style-name="Standard"><text:s text:c="4"/>8 </text:p>
      <text:p text:style-name="Standard"><text:s text:c="4"/>9 /**</text:p>
      <text:p text:style-name="Standard"><text:s text:c="3"/>10 <text:s/>* @brief Идентификаторы рецептов/сценариев, которые может запускать диспетчер.</text:p>
      <text:p text:style-name="Standard"><text:s text:c="3"/>11 <text:s/>* <text:s text:c="7"/>Каждый ID соответствует определенной последовательности действий.</text:p>
      <text:p text:style-name="Standard"><text:s text:c="3"/>12 <text:s/>*/</text:p>
      <text:p text:style-name="Standard"><text:s text:c="3"/>13 typedef enum {</text:p>
      <text:p text:style-name="Standard"><text:s text:c="3"/>14 <text:s text:c="4"/>RECIPE_NONE = 0, <text:s text:c="11"/>// Неизвестный или пустой рецепт</text:p>
      <text:p text:style-name="Standard"><text:s text:c="3"/>15 <text:s text:c="4"/>RECIPE_GET_STATUS, <text:s text:c="9"/>// Получение статуса системы (простая команда)</text:p>
      <text:p text:style-name="Standard"><text:s text:c="3"/>16 <text:s text:c="4"/>RECIPE_START_MOTOR, <text:s text:c="8"/>// Запуск мотора (простая команда)</text:p>
      <text:p text:style-name="Standard"><text:s text:c="3"/>17 <text:s text:c="4"/>RECIPE_HELP, <text:s text:c="15"/>// Вывод справки (простая команда)</text:p>
      <text:p text:style-name="Standard"><text:s text:c="3"/>18 <text:s text:c="4"/>RECIPE_ASPIRATE, <text:s text:c="11"/>// Взять реагент (комплексный рецепт)</text:p>
      <text:p text:style-name="Standard"><text:s text:c="3"/>19 <text:s text:c="4"/>RECIPE_INITIALIZE_SYSTEM, <text:s text:c="2"/>// Инициализация системы (комплексный рецепт)</text:p>
      <text:p text:style-name="Standard"><text:s text:c="3"/>20 <text:s text:c="4"/>// --- ДОБАВЛЯЙТЕ НОВЫЕ ID РЕЦЕПТОВ ЗДЕСЬ ---</text:p>
      <text:p text:style-name="Standard"><text:s text:c="3"/>21 <text:s text:c="4"/>// ------------------------------------------</text:p>
      <text:p text:style-name="Standard"><text:s text:c="3"/>22 <text:s text:c="4"/>RECIPE_MAX_ID <text:s text:c="14"/>// Максимальный ID для валидации</text:p>
      <text:p text:style-name="Standard"><text:s text:c="3"/>23 } RecipeID_t;</text:p>
      <text:p text:style-name="Standard"><text:s text:c="3"/>24 </text:p>
      <text:p text:style-name="Standard"><text:s text:c="3"/>25 /**</text:p>
      <text:p text:style-name="Standard"><text:soft-page-break/><text:s text:c="3"/>26 <text:s/>* @brief Структура для хранения разобранной команды.</text:p>
      <text:p text:style-name="Standard"><text:s text:c="3"/>27 <text:s/>* <text:s text:c="7"/>Парсер заполняет эту структуру для job_manager.</text:p>
      <text:p text:style-name="Standard"><text:s text:c="3"/>28 <text:s/>*/</text:p>
      <text:p text:style-name="Standard"><text:s text:c="3"/>29 typedef struct {</text:p>
      <text:p text:style-name="Standard"><text:s text:c="3"/>30 <text:s text:c="4"/>RecipeID_t <text:s/>recipe_id; <text:s text:c="5"/>// Идентифицирует, какой "рецепт" нужно запустить</text:p>
      <text:p text:style-name="Standard"><text:s text:c="3"/>31 <text:s text:c="4"/>char <text:s text:c="7"/>args_buffer[APP_USB_CMD_MAX_LEN]; // Буфер для аргументов команды</text:p>
      <text:p text:style-name="Standard"><text:s text:c="3"/>32 <text:s text:c="4"/>// Дополнительные поля могут быть добавлены здесь по мере необходимости</text:p>
      <text:p text:style-name="Standard"><text:s text:c="3"/>33 } ParsedCommand_t;</text:p>
      <text:p text:style-name="Standard"><text:s text:c="3"/>34 </text:p>
      <text:p text:style-name="Standard"><text:s text:c="3"/>35 // --- API модуля command_parser ---</text:p>
      <text:p text:style-name="Standard"><text:s text:c="3"/>36 </text:p>
      <text:p text:style-name="Standard"><text:s text:c="3"/>37 /**</text:p>
      <text:p text:style-name="Standard"><text:s text:c="3"/>38 <text:s/>* @brief Инициализация модуля парсера команд.</text:p>
      <text:p text:style-name="Standard"><text:s text:c="3"/>39 <text:s/>*/</text:p>
      <text:p text:style-name="Standard"><text:s text:c="3"/>40 void Parser_Init(void);</text:p>
      <text:p text:style-name="Standard"><text:s text:c="3"/>41 </text:p>
      <text:p text:style-name="Standard"><text:s text:c="3"/>42 /**</text:p>
      <text:p text:style-name="Standard"><text:s text:c="3"/>43 <text:s/>* @brief Обрабатывает сырую командную строку, полученную по USB.</text:p>
      <text:p text:style-name="Standard"><text:s text:c="3"/>44 <text:s/>* <text:s text:c="7"/>Парсит команду и передает ее для дальнейшей обработки (job_manager).</text:p>
      <text:p text:style-name="Standard"><text:s text:c="3"/>45 <text:s/>*</text:p>
      <text:p text:style-name="Standard"><text:s text:c="3"/>46 <text:s/>* @param command_line Указатель на строку с командой (может быть модифицирована функцией!).</text:p>
      <text:p text:style-name="Standard"><text:s text:c="3"/>47 <text:s/>*/</text:p>
      <text:p text:style-name="Standard"><text:s text:c="3"/>48 void Parser_ProcessCommand(char *command_line);</text:p>
      <text:p text:style-name="Standard"><text:s text:c="3"/>49 </text:p>
      <text:p text:style-name="Standard"><text:s text:c="3"/>50 #endif /* INC_DISPATCHER_COMMAND_PARSER_H_ */</text:p>
      <text:p text:style-name="Standard"><text:s text:c="2"/>Теперь предоставлю содержимое для App/Src/Dispatcher/command_parser.c.</text:p>
      <text:p text:style-name="Standard"/>
      <text:p text:style-name="Standard"><text:s text:c="2"/>Создайте файл App/Src/Dispatcher/command_parser.c</text:p>
      <text:p text:style-name="Standard"/>
      <text:p text:style-name="Standard"><text:s text:c="5"/>1 #include "Dispatcher/command_parser.h"</text:p>
      <text:p text:style-name="Standard"><text:s text:c="5"/>2 #include "Dispatcher/dispatcher_io.h" // Для отправки ответов пользователю</text:p>
      <text:p text:style-name="Standard"><text:s text:c="5"/>3 #include "app_config.h" <text:s text:c="12"/>// Для APP_USB_CMD_MAX_LEN и т.д.</text:p>
      <text:p text:style-name="Standard"><text:s text:c="5"/>4 #include &lt;string.h&gt; <text:s text:c="16"/>// Для strtok_r, strcmp, strncpy</text:p>
      <text:p text:style-name="Standard"><text:s text:c="5"/>5 #include &lt;stdio.h&gt; <text:s text:c="17"/>// Для snprintf</text:p>
      <text:p text:style-name="Standard"><text:s text:c="5"/>6 </text:p>
      <text:p text:style-name="Standard"><text:s text:c="5"/>7 // --- Внутренние типы и структуры для работы парсера ---</text:p>
      <text:p text:style-name="Standard"><text:s text:c="5"/>8 </text:p>
      <text:p text:style-name="Standard"><text:s text:c="5"/>9 /**</text:p>
      <text:p text:style-name="Standard"><text:s text:c="4"/>10 <text:s/>* @brief Статус выполнения команды, возвращаемый обработчиками.</text:p>
      <text:p text:style-name="Standard"><text:s text:c="4"/>11 <text:s/>*/</text:p>
      <text:p text:style-name="Standard"><text:s text:c="4"/>12 typedef enum {</text:p>
      <text:p text:style-name="Standard"><text:s text:c="4"/>13 <text:s text:c="4"/>CMD_OK,</text:p>
      <text:p text:style-name="Standard"><text:s text:c="4"/>14 <text:s text:c="4"/>CMD_INVALID_ARGS,</text:p>
      <text:p text:style-name="Standard"><text:s text:c="4"/>15 <text:s text:c="4"/>// CMD_NOT_FOUND теперь обрабатывается Parser_ProcessCommand</text:p>
      <text:p text:style-name="Standard"><text:s text:c="4"/>16 <text:s text:c="4"/>CMD_ERROR</text:p>
      <text:p text:style-name="Standard"><text:s text:c="4"/>17 } CommandStatus_t;</text:p>
      <text:p text:style-name="Standard"><text:s text:c="4"/>18 </text:p>
      <text:p text:style-name="Standard"><text:s text:c="4"/>19 /**</text:p>
      <text:p text:style-name="Standard"><text:s text:c="4"/>20 <text:s/>* @brief Указатель на функцию, которая "парсит" аргументы и запускает соответствующий рецепт.</text:p>
      <text:p text:style-name="Standard"><text:s text:c="4"/>21 <text:s/>* @param args Указатель на строку с аргументами команды.</text:p>
      <text:p text:style-name="Standard"><text:soft-page-break/><text:s text:c="4"/>22 <text:s/>* @param parsed_cmd Указатель на структуру, которую нужно заполнить для job_manager.</text:p>
      <text:p text:style-name="Standard"><text:s text:c="4"/>23 <text:s/>* @return CommandStatus_t Статус парсинга аргументов и подготовки команды.</text:p>
      <text:p text:style-name="Standard"><text:s text:c="4"/>24 <text:s/>*/</text:p>
      <text:p text:style-name="Standard"><text:s text:c="4"/>25 typedef CommandStatus_t (*ArgumentProcessor_t)(const char *args, ParsedCommand_t *parsed_cmd);</text:p>
      <text:p text:style-name="Standard"><text:s text:c="4"/>26 </text:p>
      <text:p text:style-name="Standard"><text:s text:c="4"/>27 /**</text:p>
      <text:p text:style-name="Standard"><text:s text:c="4"/>28 <text:s/>* @brief Структура, описывающая одну команду для command_table.</text:p>
      <text:p text:style-name="Standard"><text:s text:c="4"/>29 <text:s/>*/</text:p>
      <text:p text:style-name="Standard"><text:s text:c="4"/>30 typedef struct {</text:p>
      <text:p text:style-name="Standard"><text:s text:c="4"/>31 <text:s text:c="4"/>const char *command_string; <text:s text:c="8"/>// Текстовая команда, например, "CMD_GET_STATUS"</text:p>
      <text:p text:style-name="Standard"><text:s text:c="4"/>32 <text:s text:c="4"/>RecipeID_t initial_recipe_id; <text:s text:c="6"/>// Рецепт по умолчанию, если аргументы не меняют ID</text:p>
      <text:p text:style-name="Standard"><text:s text:c="4"/>33 <text:s text:c="4"/>ArgumentProcessor_t arg_processor; <text:s/>// Функция для обработки аргументов</text:p>
      <text:p text:style-name="Standard"><text:s text:c="4"/>34 <text:s text:c="4"/>const char *help_string; <text:s text:c="11"/>// Строка помощи для этой команды</text:p>
      <text:p text:style-name="Standard"><text:s text:c="4"/>35 } CommandEntry_t;</text:p>
      <text:p text:style-name="Standard"><text:s text:c="4"/>36 </text:p>
      <text:p text:style-name="Standard"><text:s text:c="4"/>37 </text:p>
      <text:p text:style-name="Standard"><text:s text:c="4"/>38 // --- Прототипы для функций обработки аргументов ---</text:p>
      <text:p text:style-name="Standard"><text:s text:c="4"/>39 static CommandStatus_t process_args_get_status(const char *args, ParsedCommand_t *parsed_cmd);</text:p>
      <text:p text:style-name="Standard"><text:s text:c="4"/>40 static CommandStatus_t process_args_start_motor(const char *args, ParsedCommand_t *parsed_cmd);</text:p>
      <text:p text:style-name="Standard"><text:s text:c="4"/>41 static CommandStatus_t process_args_help(const char *args, ParsedCommand_t *parsed_cmd);</text:p>
      <text:p text:style-name="Standard"><text:s text:c="4"/>42 static CommandStatus_t process_args_aspirate(const char *args, ParsedCommand_t *parsed_cmd);</text:p>
      <text:p text:style-name="Standard"><text:s text:c="4"/>43 </text:p>
      <text:p text:style-name="Standard"><text:s text:c="4"/>44 </text:p>
      <text:p text:style-name="Standard"><text:s text:c="4"/>45 // --- Таблица команд ---</text:p>
      <text:p text:style-name="Standard"><text:s text:c="4"/>46 // Эта таблица связывает текстовые команды с их ID рецептов и функциями обработки аргументов.</text:p>
      <text:p text:style-name="Standard"><text:s text:c="4"/>47 static const CommandEntry_t command_table[] = {</text:p>
      <text:p text:style-name="Standard"><text:s text:c="4"/>48 <text:s text:c="4"/>{ "CMD_GET_STATUS", <text:s text:c="4"/>RECIPE_GET_STATUS, <text:s text:c="12"/>process_args_get_status, <text:s text:c="4"/>"Usage: CMD_GET_STATUS" },</text:p>
      <text:p text:style-name="Standard"><text:s text:c="4"/>49 <text:s text:c="4"/>{ "CMD_START_MOTOR", <text:s text:c="3"/>RECIPE_START_MOTOR, <text:s text:c="11"/>process_args_start_motor, <text:s text:c="3"/>"Usage: CMD_START_MOTOR &lt;motor_id&gt;" },</text:p>
      <text:p text:style-name="Standard"><text:s text:c="4"/>50 <text:s text:c="4"/>{ "CMD_HELP", <text:s text:c="10"/>RECIPE_HELP, <text:s text:c="18"/>process_args_help, <text:s text:c="10"/>"Prints this help message" },</text:p>
      <text:p text:style-name="Standard"><text:s text:c="4"/>51 <text:s text:c="4"/>{ "CMD_ASPIRATE", <text:s text:c="6"/>RECIPE_ASPIRATE, <text:s text:c="14"/>process_args_aspirate, <text:s text:c="6"/>"Usage: CMD_ASPIRATE &lt;reagent_id&gt;" },</text:p>
      <text:p text:style-name="Standard"><text:s text:c="4"/>52 <text:s text:c="4"/>// --- ДОБАВЛЯЙТЕ НОВЫЕ ЗАПИСИ КОМАНД СЮДА ---</text:p>
      <text:p text:style-name="Standard"><text:s text:c="4"/>53 };</text:p>
      <text:p text:style-name="Standard"><text:s text:c="4"/>54 </text:p>
      <text:p text:style-name="Standard"><text:s text:c="4"/>55 // Рассчитываем количество команд в таблице во время компиляции</text:p>
      <text:p text:style-name="Standard"><text:s text:c="4"/>56 static const size_t num_commands = sizeof(command_table) / sizeof(command_table[0]);</text:p>
      <text:p text:style-name="Standard"><text:s text:c="4"/>57 </text:p>
      <text:p text:style-name="Standard"><text:s text:c="4"/>58 </text:p>
      <text:p text:style-name="Standard"><text:s text:c="4"/>59 // --- Реализации функций обработки аргументов ---</text:p>
      <text:p text:style-name="Standard"><text:s text:c="4"/>60 // Эти функции заполняют ParsedCommand_t на основе аргументов пользователя.</text:p>
      <text:p text:style-name="Standard"><text:s text:c="4"/>61 // В будущем они будут вызывать JobManager_StartNew().</text:p>
      <text:p text:style-name="Standard"><text:soft-page-break/><text:s text:c="4"/>62 </text:p>
      <text:p text:style-name="Standard"><text:s text:c="4"/>63 static CommandStatus_t process_args_get_status(const char *args, ParsedCommand_t *parsed_cmd)</text:p>
      <text:p text:style-name="Standard"><text:s text:c="4"/>64 {</text:p>
      <text:p text:style-name="Standard"><text:s text:c="4"/>65 <text:s text:c="4"/>// Для CMD_GET_STATUS аргументы не требуются.</text:p>
      <text:p text:style-name="Standard"><text:s text:c="4"/>66 <text:s text:c="4"/>if (args != NULL &amp;&amp; strlen(args) &gt; 0) {</text:p>
      <text:p text:style-name="Standard"><text:s text:c="4"/>67 <text:s text:c="8"/>return CMD_INVALID_ARGS;</text:p>
      <text:p text:style-name="Standard"><text:s text:c="4"/>68 <text:s text:c="4"/>}</text:p>
      <text:p text:style-name="Standard"><text:s text:c="4"/>69 <text:s text:c="4"/>parsed_cmd-&gt;recipe_id = RECIPE_GET_STATUS;</text:p>
      <text:p text:style-name="Standard"><text:s text:c="4"/>70 <text:s text:c="4"/>parsed_cmd-&gt;args_buffer[0] = '\0'; // Нет аргументов</text:p>
      <text:p text:style-name="Standard"><text:s text:c="4"/>71 <text:s text:c="4"/>// В будущем здесь будет вызов JobManager_StartNew(RECIPE_GET_STATUS, NULL);</text:p>
      <text:p text:style-name="Standard"><text:s text:c="4"/>72 <text:s text:c="4"/>Dispatcher_SendUsbResponse("OK: GET_STATUS command processed by parser."); // Заглушка</text:p>
      <text:p text:style-name="Standard"><text:s text:c="4"/>73 <text:s text:c="4"/>return CMD_OK;</text:p>
      <text:p text:style-name="Standard"><text:s text:c="4"/>74 }</text:p>
      <text:p text:style-name="Standard"><text:s text:c="4"/>75 </text:p>
      <text:p text:style-name="Standard"><text:s text:c="4"/>76 static CommandStatus_t process_args_start_motor(const char *args, ParsedCommand_t *parsed_cmd)</text:p>
      <text:p text:style-name="Standard"><text:s text:c="4"/>77 {</text:p>
      <text:p text:style-name="Standard"><text:s text:c="4"/>78 <text:s text:c="4"/>int motor_id;</text:p>
      <text:p text:style-name="Standard"><text:s text:c="4"/>79 <text:s text:c="4"/>// Пример парсинга аргументов. В реальной системе нужно больше валидации.</text:p>
      <text:p text:style-name="Standard"><text:s text:c="4"/>80 <text:s text:c="4"/>if (args == NULL || sscanf(args, "%d", &amp;motor_id) != 1) {</text:p>
      <text:p text:style-name="Standard"><text:s text:c="4"/>81 <text:s text:c="8"/>return CMD_INVALID_ARGS;</text:p>
      <text:p text:style-name="Standard"><text:s text:c="4"/>82 <text:s text:c="4"/>}</text:p>
      <text:p text:style-name="Standard"><text:s text:c="4"/>83 <text:s text:c="4"/>parsed_cmd-&gt;recipe_id = RECIPE_START_MOTOR;</text:p>
      <text:p text:style-name="Standard"><text:s text:c="4"/>84 <text:s text:c="4"/>snprintf(parsed_cmd-&gt;args_buffer, APP_USB_CMD_MAX_LEN, "%d", motor_id); // Сохраняем аргумент</text:p>
      <text:p text:style-name="Standard"><text:s text:c="4"/>85 <text:s text:c="4"/>// В будущем здесь будет вызов JobManager_StartNew(RECIPE_START_MOTOR, parsed_cmd-&gt;args_buffer);</text:p>
      <text:p text:style-name="Standard"><text:s text:c="4"/>86 <text:s text:c="4"/>char response[APP_USB_RESP_MAX_LEN];</text:p>
      <text:p text:style-name="Standard"><text:s text:c="4"/>87 <text:s text:c="4"/>snprintf(response, APP_USB_RESP_MAX_LEN, "OK: START_MOTOR command processed for motor_id %d by parser.", motor_id); // Заглушка</text:p>
      <text:p text:style-name="Standard"><text:s text:c="4"/>88 <text:s text:c="4"/>Dispatcher_SendUsbResponse(response);</text:p>
      <text:p text:style-name="Standard"><text:s text:c="4"/>89 <text:s text:c="4"/>return CMD_OK;</text:p>
      <text:p text:style-name="Standard"><text:s text:c="4"/>90 }</text:p>
      <text:p text:style-name="Standard"><text:s text:c="4"/>91 </text:p>
      <text:p text:style-name="Standard"><text:s text:c="4"/>92 static CommandStatus_t process_args_help(const char *args, ParsedCommand_t *parsed_cmd)</text:p>
      <text:p text:style-name="Standard"><text:s text:c="4"/>93 {</text:p>
      <text:p text:style-name="Standard"><text:s text:c="4"/>94 <text:s text:c="4"/>if (args != NULL &amp;&amp; strlen(args) &gt; 0) {</text:p>
      <text:p text:style-name="Standard"><text:s text:c="4"/>95 <text:s text:c="8"/>return CMD_INVALID_ARGS;</text:p>
      <text:p text:style-name="Standard"><text:s text:c="4"/>96 <text:s text:c="4"/>}</text:p>
      <text:p text:style-name="Standard"><text:s text:c="4"/>97 <text:s text:c="4"/>parsed_cmd-&gt;recipe_id = RECIPE_HELP;</text:p>
      <text:p text:style-name="Standard"><text:s text:c="4"/>98 <text:s text:c="4"/>parsed_cmd-&gt;args_buffer[0] = '\0'; // Нет аргументов</text:p>
      <text:p text:style-name="Standard"><text:s text:c="4"/>99 <text:s text:c="4"/>// В будущем здесь будет вызов JobManager_StartNew(RECIPE_HELP, NULL);</text:p>
      <text:p text:style-name="Standard"><text:s text:c="3"/>100 </text:p>
      <text:p text:style-name="Standard"><text:s text:c="3"/>101 <text:s text:c="4"/>Dispatcher_SendUsbResponse("--- Available Commands ---");</text:p>
      <text:p text:style-name="Standard"><text:s text:c="3"/>102 <text:s text:c="4"/>for (size_t i = 0; i &lt; num_commands; i++) {</text:p>
      <text:p text:style-name="Standard"><text:s text:c="3"/>103 <text:s text:c="8"/>Dispatcher_SendUsbResponse(command_table[i].help_string);</text:p>
      <text:p text:style-name="Standard"><text:s text:c="3"/>104 <text:s text:c="4"/>}</text:p>
      <text:p text:style-name="Standard"><text:s text:c="3"/>105 <text:s text:c="4"/>Dispatcher_SendUsbResponse("------------------------");</text:p>
      <text:p text:style-name="Standard"><text:s text:c="3"/>106 <text:s text:c="4"/>return CMD_OK;</text:p>
      <text:p text:style-name="Standard"><text:soft-page-break/><text:s text:c="3"/>107 }</text:p>
      <text:p text:style-name="Standard"><text:s text:c="3"/>108 </text:p>
      <text:p text:style-name="Standard"><text:s text:c="3"/>109 static CommandStatus_t process_args_aspirate(const char *args, ParsedCommand_t *parsed_cmd)</text:p>
      <text:p text:style-name="Standard"><text:s text:c="3"/>110 {</text:p>
      <text:p text:style-name="Standard"><text:s text:c="3"/>111 <text:s text:c="4"/>int reagent_id;</text:p>
      <text:p text:style-name="Standard"><text:s text:c="3"/>112 <text:s text:c="4"/>if (args == NULL || sscanf(args, "%d", &amp;reagent_id) != 1) {</text:p>
      <text:p text:style-name="Standard"><text:s text:c="3"/>113 <text:s text:c="8"/>return CMD_INVALID_ARGS;</text:p>
      <text:p text:style-name="Standard"><text:s text:c="3"/>114 <text:s text:c="4"/>}</text:p>
      <text:p text:style-name="Standard"><text:s text:c="3"/>115 <text:s text:c="4"/>parsed_cmd-&gt;recipe_id = RECIPE_ASPIRATE;</text:p>
      <text:p text:style-name="Standard"><text:s text:c="3"/>116 <text:s text:c="4"/>snprintf(parsed_cmd-&gt;args_buffer, APP_USB_CMD_MAX_LEN, "%d", reagent_id);</text:p>
      <text:p text:style-name="Standard"><text:s text:c="3"/>117 <text:s text:c="4"/>char response[APP_USB_RESP_MAX_LEN];</text:p>
      <text:p text:style-name="Standard"><text:s text:c="3"/>118 <text:s text:c="4"/>snprintf(response, APP_USB_RESP_MAX_LEN, "OK: Parser accepted ASPIRATE command for reagent_id %d.", reagent_id);</text:p>
      <text:p text:style-name="Standard"><text:s text:c="3"/>119 <text:s text:c="4"/>Dispatcher_SendUsbResponse(response);</text:p>
      <text:p text:style-name="Standard"><text:s text:c="3"/>120 <text:s text:c="4"/>return CMD_OK;</text:p>
      <text:p text:style-name="Standard"><text:s text:c="3"/>121 }</text:p>
      <text:p text:style-name="Standard"><text:s text:c="3"/>122 </text:p>
      <text:p text:style-name="Standard"><text:s text:c="3"/>123 </text:p>
      <text:p text:style-name="Standard"><text:s text:c="3"/>124 // --- Инициализация модуля (если требуется) ---</text:p>
      <text:p text:style-name="Standard"><text:s text:c="3"/>125 void Parser_Init(void)</text:p>
      <text:p text:style-name="Standard"><text:s text:c="3"/>126 {</text:p>
      <text:p text:style-name="Standard"><text:s text:c="3"/>127 <text:s text:c="4"/>// Сейчас инициализация не требуется, но функция оставлена для будущих расширений.</text:p>
      <text:p text:style-name="Standard"><text:s text:c="3"/>128 }</text:p>
      <text:p text:style-name="Standard"><text:s text:c="3"/>129 </text:p>
      <text:p text:style-name="Standard"><text:s text:c="3"/>130 </text:p>
      <text:p text:style-name="Standard"><text:s text:c="3"/>131 // --- Главная функция парсера, вызываемая задачей диспетчера ---</text:p>
      <text:p text:style-name="Standard"><text:s text:c="3"/>132 void Parser_ProcessCommand(char *command_line)</text:p>
      <text:p text:style-name="Standard"><text:s text:c="3"/>133 {</text:p>
      <text:p text:style-name="Standard"><text:s text:c="3"/>134 <text:s text:c="4"/>char *command_word;</text:p>
      <text:p text:style-name="Standard"><text:s text:c="3"/>135 <text:s text:c="4"/>char *arguments;</text:p>
      <text:p text:style-name="Standard"><text:s text:c="3"/>136 <text:s text:c="4"/>char *saveptr;</text:p>
      <text:p text:style-name="Standard"><text:s text:c="3"/>137 </text:p>
      <text:p text:style-name="Standard"><text:s text:c="3"/>138 <text:s text:c="4"/>// 1. Копируем входную строку, так как strtok_r изменяет оригинал.</text:p>
      <text:p text:style-name="Standard"><text:s text:c="3"/>139 <text:s text:c="4"/>// Это важно, так как command_line - это буфер из очереди,</text:p>
      <text:p text:style-name="Standard"><text:s text:c="3"/>140 <text:s text:c="4"/>// и его содержимое может быть необходимо для дальнейших операций или логгирования.</text:p>
      <text:p text:style-name="Standard"><text:s text:c="3"/>141 <text:s text:c="4"/>char command_line_copy[APP_USB_CMD_MAX_LEN];</text:p>
      <text:p text:style-name="Standard"><text:s text:c="3"/>142 <text:s text:c="4"/>strncpy(command_line_copy, command_line, APP_USB_CMD_MAX_LEN - 1);</text:p>
      <text:p text:style-name="Standard"><text:s text:c="3"/>143 <text:s text:c="4"/>command_line_copy[APP_USB_CMD_MAX_LEN - 1] = '\0';</text:p>
      <text:p text:style-name="Standard"><text:s text:c="3"/>144 </text:p>
      <text:p text:style-name="Standard"><text:s text:c="3"/>145 <text:s text:c="4"/>// 2. Разделяем строку на слово-команду и аргументы.</text:p>
      <text:p text:style-name="Standard"><text:s text:c="3"/>146 <text:s text:c="4"/>command_word = strtok_r(command_line_copy, " ", &amp;saveptr);</text:p>
      <text:p text:style-name="Standard"><text:s text:c="3"/>147 </text:p>
      <text:p text:style-name="Standard"><text:s text:c="3"/>148 <text:s text:c="4"/>if (command_word == NULL || strlen(command_word) == 0) {</text:p>
      <text:p text:style-name="Standard"><text:s text:c="3"/>149 <text:s text:c="8"/>return; // Пустая строка или только пробелы</text:p>
      <text:p text:style-name="Standard"><text:s text:c="3"/>150 <text:s text:c="4"/>}</text:p>
      <text:p text:style-name="Standard"><text:s text:c="3"/>151 </text:p>
      <text:p text:style-name="Standard"><text:s text:c="3"/>152 <text:s text:c="4"/>// Аргументы начинаются после первого пробела</text:p>
      <text:p text:style-name="Standard"><text:s text:c="3"/>153 <text:s text:c="4"/>arguments = saveptr;</text:p>
      <text:p text:style-name="Standard"><text:s text:c="3"/>154 </text:p>
      <text:p text:style-name="Standard"><text:soft-page-break/><text:s text:c="3"/>155 </text:p>
      <text:p text:style-name="Standard"><text:s text:c="3"/>156 <text:s text:c="4"/>// 3. Ищем команду в нашей таблице.</text:p>
      <text:p text:style-name="Standard"><text:s text:c="3"/>157 <text:s text:c="4"/>for (size_t i = 0; i &lt; num_commands; i++) {</text:p>
      <text:p text:style-name="Standard"><text:s text:c="3"/>158 <text:s text:c="8"/>if (strcmp(command_word, command_table[i].command_string) == 0) {</text:p>
      <text:p text:style-name="Standard"><text:s text:c="3"/>159 <text:s text:c="12"/>// 4. Команда найдена! Используем ее ArgumentProcessor.</text:p>
      <text:p text:style-name="Standard"><text:s text:c="3"/>160 <text:s text:c="12"/>ParsedCommand_t parsed_cmd;</text:p>
      <text:p text:style-name="Standard"><text:s text:c="3"/>161 <text:s text:c="12"/>CommandStatus_t status = command_table[i].arg_processor(arguments, &amp;parsed_cmd);</text:p>
      <text:p text:style-name="Standard"><text:s text:c="3"/>162 </text:p>
      <text:p text:style-name="Standard"><text:s text:c="3"/>163 <text:s text:c="12"/>if (status == CMD_INVALID_ARGS) {</text:p>
      <text:p text:style-name="Standard"><text:s text:c="3"/>164 <text:s text:c="16"/>char error_msg[APP_USB_RESP_MAX_LEN];</text:p>
      <text:p text:style-name="Standard"><text:s text:c="3"/>165 <text:s text:c="16"/>snprintf(error_msg, APP_USB_RESP_MAX_LEN, "ERROR: Invalid arguments for '%s'. %s",</text:p>
      <text:p text:style-name="Standard"><text:s text:c="3"/>166 <text:s text:c="25"/>command_table[i].command_string, command_table[i].help_string);</text:p>
      <text:p text:style-name="Standard"><text:s text:c="3"/>167 <text:s text:c="16"/>Dispatcher_SendUsbResponse(error_msg);</text:p>
      <text:p text:style-name="Standard"><text:s text:c="3"/>168 <text:s text:c="12"/>}</text:p>
      <text:p text:style-name="Standard"><text:s text:c="3"/>169 <text:s text:c="12"/>// В будущем здесь будет вызываться JobManager_StartNew(parsed_cmd.recipe_id, parsed_cmd.args_buffer);</text:p>
      <text:p text:style-name="Standard"><text:s text:c="3"/>170 <text:s text:c="12"/>// Сейчас обработчик сам отправляет заглушку-ответ.</text:p>
      <text:p text:style-name="Standard"><text:s text:c="3"/>171 <text:s text:c="12"/>return;</text:p>
      <text:p text:style-name="Standard"><text:s text:c="3"/>172 <text:s text:c="8"/>}</text:p>
      <text:p text:style-name="Standard"><text:s text:c="3"/>173 <text:s text:c="4"/>}</text:p>
      <text:p text:style-name="Standard"><text:s text:c="3"/>174 </text:p>
      <text:p text:style-name="Standard"><text:s text:c="3"/>175 <text:s text:c="4"/>// 5. Если мы прошли весь цикл и команда не найдена.</text:p>
      <text:p text:style-name="Standard"><text:s text:c="3"/>176 <text:s text:c="4"/>char error_msg[APP_USB_RESP_MAX_LEN];</text:p>
      <text:p text:style-name="Standard"><text:s text:c="3"/>177 <text:s text:c="4"/>snprintf(error_msg, APP_USB_RESP_MAX_LEN, "ERROR: Command not found: '%s'", command_word);</text:p>
      <text:p text:style-name="Standard"><text:s text:c="3"/>178 <text:s text:c="4"/>Dispatcher_SendUsbResponse(error_msg);</text:p>
      <text:p text:style-name="Standard"><text:s text:c="3"/>179 }</text:p>
      <text:p text:style-name="Standard"/>
      <text:p text:style-name="Standard"><text:s text:c="2"/>После создания этих двух файлов убедитесь, что в настройках компилятора вашего проекта (C/C++ General -&gt; Paths and Symbols -&gt; Includes) добавлен путь к App/Inc/Dispatcher. Это позволит компилятору находить заголовочные файлы типа</text:p>
      <text:p text:style-name="Standard"><text:s text:c="2"/>command_parser.h.</text:p>
      <text:p text:style-name="Standard"/>
      <text:p text:style-name="Standard"><text:s text:c="2"/>После этого, пожалуйста, попробуйте скомпилировать проект снова.</text:p>
      <text:p text:style-name="Standard"/>
      <text:p text:style-name="P1">&gt; поясни как у тебя работает парсер? <text:s/>в моем понимании это будет комманда от юзера по USB то что мы тестировали</text:p>
      <text:p text:style-name="Standard"/>
      <text:p text:style-name="P2">✦ Да, вы совершенно правы. Входная точка для парсера — это именно та команда, которую отправляет пользователь по USB и которую мы успешно наладили.</text:p>
      <text:p text:style-name="Standard"/>
      <text:p text:style-name="Standard"><text:s text:c="2"/>Давайте я объясню, как теперь работает этот модульный парсер. Представьте его как почтовый сортировочный центр.</text:p>
      <text:p text:style-name="Standard"/>
      <text:p text:style-name="Standard"><text:s text:c="3"/>1. Почтальон (`task_dispatcher`)</text:p>
      <text:p text:style-name="Standard"><text:s text:c="7"/>* Его работа очень проста: он ждет, пока в почтовый ящик (usb_rx_queue) упадет письмо (командная строка от пользователя, например "CMD_ASPIRATE 1").</text:p>
      <text:p text:style-name="Standard"><text:s text:c="7"/>* Как только он его получает, он не читая передает это письмо в главный сортировочный зал — функцию Parser_ProcessCommand().</text:p>
      <text:p text:style-name="Standard"/>
      <text:p text:style-name="Standard"><text:soft-page-break/><text:s text:c="3"/>2. Сортировочный Зал (`Parser_ProcessCommand`)</text:p>
      <text:p text:style-name="Standard"><text:s text:c="7"/>* Чтение Адреса: Первым делом эта функция "читает адрес" на конверте. Она использует strtok_r, чтобы отделить первое слово ("CMD_ASPIRATE") от остальной части строки ("1").</text:p>
      <text:p text:style-name="Standard"><text:s text:c="11"/>* command_word = "CMD_ASPIRATE" (адрес получателя)</text:p>
      <text:p text:style-name="Standard"><text:s text:c="11"/>* arguments = "1" (содержимое письма)</text:p>
      <text:p text:style-name="Standard"><text:s text:c="7"/>* Поиск по Справочнику: Затем она берет этот "адрес" и начинает искать его в главном справочнике — нашей таблице command_table. Она перебирает все записи, пока не найдет ту, где command_string совпадает с нашим command_word.</text:p>
      <text:p text:style-name="Standard"/>
      <text:p text:style-name="Standard"><text:s text:c="3"/>3. Передача в Нужный Отдел (вызов `arg_processor`)</text:p>
      <text:p text:style-name="Standard"><text:s text:c="7"/>* Когда совпадение найдено, Parser_ProcessCommand видит, что этой команде соответствует функция-обработчик process_args_aspirate.</text:p>
      <text:p text:style-name="Standard"><text:s text:c="7"/>* Он немедленно вызывает эту функцию, передавая ей "содержимое письма" — строку с аргументами "1".</text:p>
      <text:p text:style-name="Standard"/>
      <text:p text:style-name="Standard"><text:s text:c="3"/>4. Работа Специалиста в Отделе (`process_args_aspirate`)</text:p>
      <text:p text:style-name="Standard"><text:s text:c="7"/>* Эта функция — "специалист", который знает всё о команде CMD_ASPIRATE.</text:p>
      <text:p text:style-name="Standard"><text:s text:c="7"/>* Чтение Содержимого: Она знает, что в письме должен быть ID реагента. Она использует sscanf, чтобы извлечь число 1 из строки аргументов. Если это не получается (например, аргументов нет), она возвращает ошибку CMD_INVALID_ARGS.</text:p>
      <text:p text:style-name="Standard"><text:s text:c="7"/>* Подготовка Задания (наше будущее): Ее главная цель — подготовить стандартизированную "карточку-задание" (ParsedCommand_t) для следующего этапа. Она заполняет ее:</text:p>
      <text:p text:style-name="Standard"><text:s text:c="11"/>* recipe_id = RECIPE_ASPIRATE</text:p>
      <text:p text:style-name="Standard"><text:s text:c="11"/>* args_buffer = "1"</text:p>
      <text:p text:style-name="Standard"><text:s text:c="7"/>* Текущая Реализация (Заглушка): Поскольку у нас еще нет job_manager'а, которому можно было бы передать эту карточку, функция сейчас просто отправляет вам ответ: "OK: Parser accepted ASPIRATE command...". Это подтверждает, что вся</text:p>
      <text:p text:style-name="Standard"><text:s text:c="9"/>цепочка до этого момента работает правильно.</text:p>
      <text:p text:style-name="Standard"/>
      <text:p text:style-name="Standard"><text:s text:c="2"/>Итог</text:p>
      <text:p text:style-name="Standard"/>
      <text:p text:style-name="Standard"><text:s text:c="2"/>Таким образом, парсер — это конвейер:</text:p>
      <text:p text:style-name="Standard"/>
      <text:p text:style-name="Standard"><text:s text:c="3"/>1. task_dispatcher — принимает "сырую" строку.</text:p>
      <text:p text:style-name="Standard"><text:s text:c="3"/>2. Parser_ProcessCommand — находит по первому слову нужный обработчик в таблице.</text:p>
      <text:p text:style-name="Standard"><text:s text:c="3"/>3. process_args_* — специфичный для команды обработчик, который разбирает ее аргументы.</text:p>
      <text:p text:style-name="Standard"/>
      <text:p text:style-name="Standard"><text:s text:c="2"/>Эта структура очень гибкая: чтобы добавить новую команду, нам нужно просто добавить новую запись в command_table и написать для нее новую, маленькую функцию-обработчик process_args_*, не трогая основной код парсера.</text:p>
      <text:p text:style-name="Standard"/>
      <text:p text:style-name="P1">&gt; давай для этого формата команды создадим парсер</text:p>
      <text:p text:style-name="Standard"/>
      <text:p text:style-name="P2">✦ Отлично. Парсер, который я описал в предыдущих сообщениях, как раз и предназначен для этого формата. Давайте я еще раз предоставлю его код, чтобы мы убедились, что он полностью соответствует вашему пониманию.</text:p>
      <text:p text:style-name="Standard"/>
      <text:p text:style-name="Standard"><text:s text:c="2"/>Этот парсер реализован в двух файлах: command_parser.h и command_parser.c.</text:p>
      <text:p text:style-name="Standard"/>
      <text:p text:style-name="Standard"><text:s text:c="2"/>1. Заголовочный файл: App/Inc/Dispatcher/command_parser.h</text:p>
      <text:p text:style-name="Standard"><text:soft-page-break/></text:p>
      <text:p text:style-name="Standard"><text:s text:c="2"/>Этот файл определяет RecipeID_t, который является "внутренним именем" команды, и объявляет главную функцию Parser_ProcessCommand.</text:p>
      <text:p text:style-name="Standard"/>
      <text:p text:style-name="Standard"><text:s text:c="4"/>1 #ifndef INC_DISPATCHER_COMMAND_PARSER_H_</text:p>
      <text:p text:style-name="Standard"><text:s text:c="4"/>2 #define INC_DISPATCHER_COMMAND_PARSER_H_</text:p>
      <text:p text:style-name="Standard"><text:s text:c="4"/>3 </text:p>
      <text:p text:style-name="Standard"><text:s text:c="4"/>4 #include &lt;stdint.h&gt;</text:p>
      <text:p text:style-name="Standard"><text:s text:c="4"/>5 #include "app_config.h"</text:p>
      <text:p text:style-name="Standard"><text:s text:c="4"/>6 </text:p>
      <text:p text:style-name="Standard"><text:s text:c="4"/>7 /**</text:p>
      <text:p text:style-name="Standard"><text:s text:c="4"/>8 <text:s/>* @brief "Внутренние имена" для всех команд-рецептов.</text:p>
      <text:p text:style-name="Standard"><text:s text:c="4"/>9 <text:s/>*/</text:p>
      <text:p text:style-name="Standard"><text:s text:c="3"/>10 typedef enum {</text:p>
      <text:p text:style-name="Standard"><text:s text:c="3"/>11 <text:s text:c="4"/>RECIPE_NONE = 0,</text:p>
      <text:p text:style-name="Standard"><text:s text:c="3"/>12 <text:s text:c="4"/>RECIPE_GET_STATUS,</text:p>
      <text:p text:style-name="Standard"><text:s text:c="3"/>13 <text:s text:c="4"/>RECIPE_START_MOTOR,</text:p>
      <text:p text:style-name="Standard"><text:s text:c="3"/>14 <text:s text:c="4"/>RECIPE_HELP,</text:p>
      <text:p text:style-name="Standard"><text:s text:c="3"/>15 <text:s text:c="4"/>RECIPE_ASPIRATE,</text:p>
      <text:p text:style-name="Standard"><text:s text:c="3"/>16 <text:s text:c="4"/>RECIPE_INITIALIZE_SYSTEM,</text:p>
      <text:p text:style-name="Standard"><text:s text:c="3"/>17 <text:s text:c="4"/>RECIPE_MAX_ID</text:p>
      <text:p text:style-name="Standard"><text:s text:c="3"/>18 } RecipeID_t;</text:p>
      <text:p text:style-name="Standard"><text:s text:c="3"/>19 </text:p>
      <text:p text:style-name="Standard"><text:s text:c="3"/>20 /**</text:p>
      <text:p text:style-name="Standard"><text:s text:c="3"/>21 <text:s/>* @brief Структура для передачи разобранной команды.</text:p>
      <text:p text:style-name="Standard"><text:s text:c="3"/>22 <text:s/>*/</text:p>
      <text:p text:style-name="Standard"><text:s text:c="3"/>23 typedef struct {</text:p>
      <text:p text:style-name="Standard"><text:s text:c="3"/>24 <text:s text:c="4"/>RecipeID_t <text:s/>recipe_id;</text:p>
      <text:p text:style-name="Standard"><text:s text:c="3"/>25 <text:s text:c="4"/>char <text:s text:c="7"/>args_buffer[APP_USB_CMD_MAX_LEN];</text:p>
      <text:p text:style-name="Standard"><text:s text:c="3"/>26 } ParsedCommand_t;</text:p>
      <text:p text:style-name="Standard"><text:s text:c="3"/>27 </text:p>
      <text:p text:style-name="Standard"><text:s text:c="3"/>28 /**</text:p>
      <text:p text:style-name="Standard"><text:s text:c="3"/>29 <text:s/>* @brief Главная функция парсера.</text:p>
      <text:p text:style-name="Standard"><text:s text:c="3"/>30 <text:s/>* <text:s text:c="7"/>Принимает строку формата "КОМАНДА АРГУМЕНТ1 АРГУМЕНТ2...",</text:p>
      <text:p text:style-name="Standard"><text:s text:c="3"/>31 <text:s/>* <text:s text:c="7"/>находит нужный обработчик и вызывает его.</text:p>
      <text:p text:style-name="Standard"><text:s text:c="3"/>32 <text:s/>*</text:p>
      <text:p text:style-name="Standard"><text:s text:c="3"/>33 <text:s/>* @param command_line Указатель на строку с командой.</text:p>
      <text:p text:style-name="Standard"><text:s text:c="3"/>34 <text:s/>*/</text:p>
      <text:p text:style-name="Standard"><text:s text:c="3"/>35 void Parser_ProcessCommand(char *command_line);</text:p>
      <text:p text:style-name="Standard"><text:s text:c="3"/>36 </text:p>
      <text:p text:style-name="Standard"><text:s text:c="3"/>37 #endif /* INC_DISPATCHER_COMMAND_PARSER_H_ */</text:p>
      <text:p text:style-name="Standard"/>
      <text:p text:style-name="Standard"><text:s text:c="2"/>2. Файл реализации: App/Src/Dispatcher/command_parser.c</text:p>
      <text:p text:style-name="Standard"/>
      <text:p text:style-name="Standard"><text:s text:c="2"/>Это и есть сам "движок" парсера. Он содержит таблицу со всеми известными командами и логику их разбора.</text:p>
      <text:p text:style-name="Standard"/>
      <text:p text:style-name="Standard"><text:s text:c="4"/>1 #include "Dispatcher/command_parser.h"</text:p>
      <text:p text:style-name="Standard"><text:s text:c="4"/>2 #include "Dispatcher/dispatcher_io.h"</text:p>
      <text:p text:style-name="Standard"><text:s text:c="4"/>3 #include &lt;string.h&gt;</text:p>
      <text:p text:style-name="Standard"><text:s text:c="4"/>4 #include &lt;stdio.h&gt;</text:p>
      <text:p text:style-name="Standard"><text:s text:c="4"/>5 </text:p>
      <text:p text:style-name="Standard"><text:soft-page-break/><text:s text:c="4"/>6 // Внутренние определения (CommandStatus_t, ArgumentProcessor_t, CommandEntry_t)...</text:p>
      <text:p text:style-name="Standard"><text:s text:c="4"/>7 // ... (они остаются такими же, как я показывал ранее)</text:p>
      <text:p text:style-name="Standard"><text:s text:c="4"/>8 typedef enum { CMD_OK, CMD_INVALID_ARGS, CMD_ERROR } CommandStatus_t;</text:p>
      <text:p text:style-name="Standard"><text:s text:c="4"/>9 typedef CommandStatus_t (*ArgumentProcessor_t)(const char *args, ParsedCommand_t *parsed_cmd);</text:p>
      <text:p text:style-name="Standard"><text:s text:c="3"/>10 typedef struct {</text:p>
      <text:p text:style-name="Standard"><text:s text:c="3"/>11 <text:s text:c="4"/>const char *command_string;</text:p>
      <text:p text:style-name="Standard"><text:s text:c="3"/>12 <text:s text:c="4"/>RecipeID_t initial_recipe_id;</text:p>
      <text:p text:style-name="Standard"><text:s text:c="3"/>13 <text:s text:c="4"/>ArgumentProcessor_t arg_processor;</text:p>
      <text:p text:style-name="Standard"><text:s text:c="3"/>14 <text:s text:c="4"/>const char *help_string;</text:p>
      <text:p text:style-name="Standard"><text:s text:c="3"/>15 } CommandEntry_t;</text:p>
      <text:p text:style-name="Standard"><text:s text:c="3"/>16 </text:p>
      <text:p text:style-name="Standard"><text:s text:c="3"/>17 </text:p>
      <text:p text:style-name="Standard"><text:s text:c="3"/>18 // Прототипы обработчиков аргументов...</text:p>
      <text:p text:style-name="Standard"><text:s text:c="3"/>19 static CommandStatus_t process_args_get_status(const char *args, ParsedCommand_t *parsed_cmd);</text:p>
      <text:p text:style-name="Standard"><text:s text:c="3"/>20 static CommandStatus_t process_args_start_motor(const char *args, ParsedCommand_t *parsed_cmd);</text:p>
      <text:p text:style-name="Standard"><text:s text:c="3"/>21 static CommandStatus_t process_args_help(const char *args, ParsedCommand_t *parsed_cmd);</text:p>
      <text:p text:style-name="Standard"><text:s text:c="3"/>22 static CommandStatus_t process_args_aspirate(const char *args, ParsedCommand_t *parsed_cmd);</text:p>
      <text:p text:style-name="Standard"><text:s text:c="3"/>23 </text:p>
      <text:p text:style-name="Standard"><text:s text:c="3"/>24 </text:p>
      <text:p text:style-name="Standard"><text:s text:c="3"/>25 // Таблица команд, связывающая строки с функциями</text:p>
      <text:p text:style-name="Standard"><text:s text:c="3"/>26 static const CommandEntry_t command_table[] = {</text:p>
      <text:p text:style-name="Standard"><text:s text:c="3"/>27 <text:s text:c="4"/>{ "CMD_GET_STATUS", <text:s/>RECIPE_GET_STATUS, <text:s/>process_args_get_status, <text:s/>"Usage: CMD_GET_STATUS" },</text:p>
      <text:p text:style-name="Standard"><text:s text:c="3"/>28 <text:s text:c="4"/>{ "CMD_START_MOTOR", RECIPE_START_MOTOR, process_args_start_motor, "Usage: CMD_START_MOTOR &lt;motor_id&gt;" },</text:p>
      <text:p text:style-name="Standard"><text:s text:c="3"/>29 <text:s text:c="4"/>{ "CMD_HELP", <text:s text:c="7"/>RECIPE_HELP, <text:s text:c="7"/>process_args_help, <text:s text:c="7"/>"Prints this help message" },</text:p>
      <text:p text:style-name="Standard"><text:s text:c="3"/>30 <text:s text:c="4"/>{ "CMD_ASPIRATE", <text:s text:c="3"/>RECIPE_ASPIRATE, <text:s text:c="3"/>process_args_aspirate, <text:s text:c="3"/>"Usage: CMD_ASPIRATE &lt;reagent_id&gt;" },</text:p>
      <text:p text:style-name="Standard"><text:s text:c="3"/>31 };</text:p>
      <text:p text:style-name="Standard"><text:s text:c="3"/>32 static const size_t num_commands = sizeof(command_table) / sizeof(command_table[0]);</text:p>
      <text:p text:style-name="Standard"><text:s text:c="3"/>33 </text:p>
      <text:p text:style-name="Standard"><text:s text:c="3"/>34 </text:p>
      <text:p text:style-name="Standard"><text:s text:c="3"/>35 // =====================================================================================</text:p>
      <text:p text:style-name="Standard"><text:s text:c="3"/>36 // === <text:s text:c="22"/>ГЛАВНАЯ ФУНКЦИЯ ПАРСЕРА <text:s text:c="28"/>===</text:p>
      <text:p text:style-name="Standard"><text:s text:c="3"/>37 // =====================================================================================</text:p>
      <text:p text:style-name="Standard"><text:s text:c="3"/>38 void Parser_ProcessCommand(char *command_line)</text:p>
      <text:p text:style-name="Standard"><text:s text:c="3"/>39 {</text:p>
      <text:p text:style-name="Standard"><text:s text:c="3"/>40 <text:s text:c="4"/>char *command_word;</text:p>
      <text:p text:style-name="Standard"><text:s text:c="3"/>41 <text:s text:c="4"/>char *arguments;</text:p>
      <text:p text:style-name="Standard"><text:s text:c="3"/>42 <text:s text:c="4"/>char *saveptr;</text:p>
      <text:p text:style-name="Standard"><text:s text:c="3"/>43 </text:p>
      <text:p text:style-name="Standard"><text:s text:c="3"/>44 <text:s text:c="4"/>// 1. Копируем строку, чтобы не испортить оригинал</text:p>
      <text:p text:style-name="Standard"><text:soft-page-break/><text:s text:c="3"/>45 <text:s text:c="4"/>char line_copy[APP_USB_CMD_MAX_LEN];</text:p>
      <text:p text:style-name="Standard"><text:s text:c="3"/>46 <text:s text:c="4"/>strncpy(line_copy, command_line, sizeof(line_copy) - 1);</text:p>
      <text:p text:style-name="Standard"><text:s text:c="3"/>47 <text:s text:c="4"/>line_copy[sizeof(line_copy) - 1] = '\0';</text:p>
      <text:p text:style-name="Standard"><text:s text:c="3"/>48 </text:p>
      <text:p text:style-name="Standard"><text:s text:c="3"/>49 <text:s text:c="4"/>// 2. РАЗБОР ФОРМАТА "КОМАНДА АРГУМЕНТЫ"</text:p>
      <text:p text:style-name="Standard"><text:s text:c="3"/>50 <text:s text:c="4"/>// strtok_r находит первый пробел. Все, что до него - это command_word.</text:p>
      <text:p text:style-name="Standard"><text:s text:c="3"/>51 <text:s text:c="4"/>command_word = strtok_r(line_copy, " ", &amp;saveptr);</text:p>
      <text:p text:style-name="Standard"><text:s text:c="3"/>52 <text:s text:c="4"/>if (command_word == NULL) return; // Пустая строка</text:p>
      <text:p text:style-name="Standard"><text:s text:c="3"/>53 </text:p>
      <text:p text:style-name="Standard"><text:s text:c="3"/>54 <text:s text:c="4"/>// Все, что осталось после первого пробела - это arguments.</text:p>
      <text:p text:style-name="Standard"><text:s text:c="3"/>55 <text:s text:c="4"/>arguments = saveptr;</text:p>
      <text:p text:style-name="Standard"><text:s text:c="3"/>56 </text:p>
      <text:p text:style-name="Standard"><text:s text:c="3"/>57 <text:s text:c="4"/>// 3. Ищем команду в таблице</text:p>
      <text:p text:style-name="Standard"><text:s text:c="3"/>58 <text:s text:c="4"/>for (size_t i = 0; i &lt; num_commands; i++) {</text:p>
      <text:p text:style-name="Standard"><text:s text:c="3"/>59 <text:s text:c="8"/>if (strcmp(command_word, command_table[i].command_string) == 0) {</text:p>
      <text:p text:style-name="Standard"><text:s text:c="3"/>60 <text:s text:c="12"/>// 4. Нашли! Вызываем соответствующий обработчик аргументов</text:p>
      <text:p text:style-name="Standard"><text:s text:c="3"/>61 <text:s text:c="12"/>ParsedCommand_t parsed_cmd;</text:p>
      <text:p text:style-name="Standard"><text:s text:c="3"/>62 <text:s text:c="12"/>CommandStatus_t status = command_table[i].arg_processor(arguments, &amp;parsed_cmd);</text:p>
      <text:p text:style-name="Standard"><text:s text:c="3"/>63 </text:p>
      <text:p text:style-name="Standard"><text:s text:c="3"/>64 <text:s text:c="12"/>// Обрабатываем ошибку, если обработчик сообщил о неверных аргументах</text:p>
      <text:p text:style-name="Standard"><text:s text:c="3"/>65 <text:s text:c="12"/>if (status == CMD_INVALID_ARGS) {</text:p>
      <text:p text:style-name="Standard"><text:s text:c="3"/>66 <text:s text:c="16"/>char error_msg[APP_USB_RESP_MAX_LEN];</text:p>
      <text:p text:style-name="Standard"><text:s text:c="3"/>67 <text:s text:c="16"/>snprintf(error_msg, sizeof(error_msg), "ERROR: Invalid arguments for '%s'. %s",</text:p>
      <text:p text:style-name="Standard"><text:s text:c="3"/>68 <text:s text:c="25"/>command_table[i].command_string, command_table[i].help_string);</text:p>
      <text:p text:style-name="Standard"><text:s text:c="3"/>69 <text:s text:c="16"/>Dispatcher_SendUsbResponse(error_msg);</text:p>
      <text:p text:style-name="Standard"><text:s text:c="3"/>70 <text:s text:c="12"/>}</text:p>
      <text:p text:style-name="Standard"><text:s text:c="3"/>71 <text:s text:c="12"/>// В будущем здесь будет вызов JobManager'а</text:p>
      <text:p text:style-name="Standard"><text:s text:c="3"/>72 <text:s text:c="12"/>return;</text:p>
      <text:p text:style-name="Standard"><text:s text:c="3"/>73 <text:s text:c="8"/>}</text:p>
      <text:p text:style-name="Standard"><text:s text:c="3"/>74 <text:s text:c="4"/>}</text:p>
      <text:p text:style-name="Standard"><text:s text:c="3"/>75 </text:p>
      <text:p text:style-name="Standard"><text:s text:c="3"/>76 <text:s text:c="4"/>// 5. Если цикл завершился, а команда не найдена</text:p>
      <text:p text:style-name="Standard"><text:s text:c="3"/>77 <text:s text:c="4"/>char error_msg[APP_USB_RESP_MAX_LEN];</text:p>
      <text:p text:style-name="Standard"><text:s text:c="3"/>78 <text:s text:c="4"/>snprintf(error_msg, sizeof(error_msg), "ERROR: Command not found: '%s'", command_word);</text:p>
      <text:p text:style-name="Standard"><text:s text:c="3"/>79 <text:s text:c="4"/>Dispatcher_SendUsbResponse(error_msg);</text:p>
      <text:p text:style-name="Standard"><text:s text:c="3"/>80 }</text:p>
      <text:p text:style-name="Standard"><text:s text:c="3"/>81 </text:p>
      <text:p text:style-name="Standard"><text:s text:c="3"/>82 // =====================================================================================</text:p>
      <text:p text:style-name="Standard"><text:s text:c="3"/>83 // === <text:s text:c="18"/>РЕАЛИЗАЦИЯ ОБРАБОТЧИКОВ АРГУМЕНТОВ <text:s text:c="21"/>===</text:p>
      <text:p text:style-name="Standard"><text:s text:c="3"/>84 // =====================================================================================</text:p>
      <text:p text:style-name="Standard"><text:s text:c="3"/>85 </text:p>
      <text:p text:style-name="Standard"><text:s text:c="3"/>86 // (Здесь находятся все функции process_args_*, которые я приводил ранее)</text:p>
      <text:p text:style-name="Standard"><text:s text:c="3"/>87 // ...</text:p>
      <text:p text:style-name="Standard"><text:s text:c="3"/>88 static CommandStatus_t process_args_get_status(const char *args, ParsedCommand_t *parsed_cmd) { /* ... */ return CMD_OK; }</text:p>
      <text:p text:style-name="Standard"><text:soft-page-break/><text:s text:c="3"/>89 static CommandStatus_t process_args_start_motor(const char *args, ParsedCommand_t *parsed_cmd) { /* ... */ return CMD_OK; }</text:p>
      <text:p text:style-name="Standard"><text:s text:c="3"/>90 static CommandStatus_t process_args_help(const char *args, ParsedCommand_t *parsed_cmd) { /* ... */ return CMD_OK; }</text:p>
      <text:p text:style-name="Standard"><text:s text:c="3"/>91 static CommandStatus_t process_args_aspirate(const char *args, ParsedCommand_t *parsed_cmd) { /* ... */ return CMD_OK; }</text:p>
      <text:p text:style-name="Standard"/>
      <text:p text:style-name="Standard"><text:s text:c="2"/>Эти два файла и есть наш парсер. Он спроектирован именно для того, чтобы принимать от task_dispatcher'а строку, находить команду и вызывать нужную функцию для разбора ее специфических аргументов.</text:p>
      <text:p text:style-name="Standard"/>
      <text:p text:style-name="Standard"><text:s text:c="2"/>Мы можем двигаться дальше к реализации job_manager'а, который будет получать ParsedCommand_t от этого парсера.</text:p>
      <text:p text:style-name="Standard"/>
      <text:p text:style-name="P1">&gt; опиши для примера как recipe store отработает комманду "CMD_ASPIRATE 1"</text:p>
      <text:p text:style-name="Standard"/>
      <text:p text:style-name="P2">✦ Конечно. Давайте пошагово проследим, как наша система, в частности recipe_store, отработает команду "CMD_ASPIRATE 1".</text:p>
      <text:p text:style-name="Standard"/>
      <text:p text:style-name="Standard"><text:s text:c="2"/>Представим этот процесс как работу на кухне ресторана.</text:p>
      <text:p text:style-name="Standard"/>
      <text:p text:style-name="Standard"><text:s text:c="2"/>---</text:p>
      <text:p text:style-name="Standard"/>
      <text:p text:style-name="Standard"><text:s text:c="2"/><text:span text:style-name="T1">Шаг 1: Прием Заказа (Парсер)</text:span></text:p>
      <text:p text:style-name="Standard"/>
      <text:p text:style-name="Standard"><text:s text:c="3"/>1. Официант (`task_dispatcher`): Принимает от клиента (пользователя по USB) заказ: "CMD_ASPIRATE 1".</text:p>
      <text:p text:style-name="Standard"><text:s text:c="3"/>2. Метрдотель (`Parser_ProcessCommand`): Получает заказ.</text:p>
      <text:p text:style-name="Standard"><text:s text:c="7"/>* Он видит, что это заказ на блюдо "CMD\_ASPIRATE" с особым пожеланием "1" (ID реагента).</text:p>
      <text:p text:style-name="Standard"><text:s text:c="7"/>* Он находит в своем справочнике (command_table), что за это блюдо отвечает Шеф-повар (job_manager) и что внутреннее название этого блюда — `RECIPE_ASPIRATE`.</text:p>
      <text:p text:style-name="Standard"><text:s text:c="3"/>3. Подготовка Задания: Метрдотель готовит карточку для кухни (ParsedCommand_t), в которой указывает:</text:p>
      <text:p text:style-name="Standard"><text:s text:c="7"/>* recipe_id: RECIPE_ASPIRATE</text:p>
      <text:p text:style-name="Standard"><text:s text:c="7"/>* args_buffer: "1"</text:p>
      <text:p text:style-name="Standard"><text:s text:c="3"/>4. Передача на Кухню: Он передает эту карточку Шеф-повару, вызывая JobManager_StartNew(карточка). (Эта функция JobManager_StartNew — наш следующий шаг в разработке, пока мы представляем, что она есть).</text:p>
      <text:p text:style-name="Standard"/>
      <text:p text:style-name="Standard"><text:s text:c="2"/>---</text:p>
      <text:p text:style-name="Standard"/>
      <text:p text:style-name="P1"><text:s text:c="2"/>Шаг 2: Поиск Рецепта (Recipe Store)</text:p>
      <text:p text:style-name="Standard"/>
      <text:p text:style-name="Standard"><text:s text:c="2"/>На этом этапе в дело вступает наш `recipe_store` — Поваренная Книга.</text:p>
      <text:p text:style-name="Standard"/>
      <text:p text:style-name="Standard"><text:s text:c="3"/>1. Шеф-повар (`job_manager`): Получив карточку, он видит, что ему нужно приготовить блюдо RECIPE_ASPIRATE. Он не знает рецепта наизусть, поэтому он обращается к Поваренной Книге.</text:p>
      <text:p text:style-name="Standard"><text:s text:c="3"/>2. Обращение к "Оглавлению": Он вызывает функцию Recipe_Get(RECIPE_ASPIRATE).</text:p>
      <text:p text:style-name="Standard"><text:s text:c="3"/>3. Работа `Recipe_Get`: Эта функция, как оглавление, ищет нужный рецепт:</text:p>
      <text:p text:style-name="Standard"/>
      <text:p text:style-name="Standard"><text:soft-page-break/><text:s text:c="4"/>1 <text:s text:c="4"/>const ProcessStep_t* Recipe_Get(RecipeID_t id)</text:p>
      <text:p text:style-name="Standard"><text:s text:c="4"/>2 <text:s text:c="4"/>{</text:p>
      <text:p text:style-name="Standard"><text:s text:c="4"/>3 <text:s text:c="8"/>// id здесь равен RECIPE_ASPIRATE</text:p>
      <text:p text:style-name="Standard"><text:s text:c="4"/>4 <text:s text:c="8"/>switch (id)</text:p>
      <text:p text:style-name="Standard"><text:s text:c="4"/>5 <text:s text:c="8"/>{</text:p>
      <text:p text:style-name="Standard"><text:s text:c="4"/>6 <text:s text:c="12"/>case RECIPE_INITIALIZE_SYSTEM:</text:p>
      <text:p text:style-name="Standard"><text:s text:c="4"/>7 <text:s text:c="16"/>return g_recipe_initialize_system;</text:p>
      <text:p text:style-name="Standard"><text:s text:c="4"/>8 </text:p>
      <text:p text:style-name="Standard"><text:s text:c="4"/>9 <text:s text:c="12"/>// Найдено совпадение!</text:p>
      <text:p text:style-name="Standard"><text:s text:c="3"/>10 <text:s text:c="12"/>case RECIPE_ASPIRATE:</text:p>
      <text:p text:style-name="Standard"><text:s text:c="3"/>11 <text:s text:c="16"/>// Функция возвращает УКАЗАТЕЛЬ на начало массива g_recipe_aspirate_reagent</text:p>
      <text:p text:style-name="Standard"><text:s text:c="3"/>12 <text:s text:c="16"/>return g_recipe_aspirate_reagent;</text:p>
      <text:p text:style-name="Standard"><text:s text:c="3"/>13 </text:p>
      <text:p text:style-name="Standard"><text:s text:c="3"/>14 <text:s text:c="12"/>default:</text:p>
      <text:p text:style-name="Standard"><text:s text:c="3"/>15 <text:s text:c="16"/>return NULL;</text:p>
      <text:p text:style-name="Standard"><text:s text:c="3"/>16 <text:s text:c="8"/>}</text:p>
      <text:p text:style-name="Standard"><text:s text:c="3"/>17 <text:s text:c="4"/>}</text:p>
      <text:p text:style-name="Standard"/>
      <text:p text:style-name="Standard"><text:s text:c="3"/>4. Получение Рецепта: job_manager получает в ответ не копию всего рецепта (это было бы неэффективно), а всего лишь указатель на его начало. Этот указатель ведет на первую "строчку" рецепта в нашей "книге", которая хранится в постоянной</text:p>
      <text:p text:style-name="Standard"><text:s text:c="6"/>Flash-памяти.</text:p>
      <text:p text:style-name="Standard"/>
      <text:p text:style-name="Standard"><text:s text:c="6"/>Указатель ` на g_recipe_aspirate_reagent`*</text:p>
      <text:p text:style-name="Standard"><text:s text:c="6"/>|</text:p>
      <text:p text:style-name="Standard"><text:s text:c="6"/>V</text:p>
      <text:p text:style-name="Standard"><text:s text:c="6"/>{ .atomic_actions = (const AtomicAction_t[]){...}, .num_actions = 1 } // Шаг 1: Поворот дозатора</text:p>
      <text:p text:style-name="Standard"><text:s text:c="6"/>{ .atomic_actions = (const AtomicAction_t[]){...}, .num_actions = 1 } // Шаг 2: Опускание иглы</text:p>
      <text:p text:style-name="Standard"><text:s text:c="6"/>...и так далее...</text:p>
      <text:p text:style-name="Standard"/>
      <text:p text:style-name="Standard"><text:s text:c="2"/>---</text:p>
      <text:p text:style-name="Standard"/>
      <text:p text:style-name="Standard"><text:s text:c="2"/>Шаг 3: Выполнение Рецепта (Job Manager)</text:p>
      <text:p text:style-name="Standard"/>
      <text:p text:style-name="Standard"><text:s text:c="2"/>Теперь, когда у Шеф-повара (job_manager) есть указатель на рецепт, он может начать его "готовить":</text:p>
      <text:p text:style-name="Standard"/>
      <text:p text:style-name="Standard"><text:s text:c="3"/>1. Чтение Первого Шага: Он смотрит на первую структуру ProcessStep_t по полученному указателю.</text:p>
      <text:p text:style-name="Standard"><text:s text:c="3"/>2. Анализ Шага: Он видит, что num_actions = 1, а само действие (atomic_actions[0]) — это ACTION_ROTATE_MOTOR с параметрами motor_id=1, steps=1000.</text:p>
      <text:p text:style-name="Standard"><text:s text:c="3"/>3. Отправка Команды Исполнителю: Он формирует низкоуровневую CAN-команду для мотора №1 и отправляет ее, добавив job_id для отслеживания.</text:p>
      <text:p text:style-name="Standard"><text:s text:c="3"/>4. Ожидание: Он помечает у себя в "блокноте" (JobContext), что он выполняет шаг 1 рецепта `RECIPE_ASPIRATE` и ждет ответа от исполнителя.</text:p>
      <text:p text:style-name="Standard"><text:s text:c="3"/>5. Следующий Шаг: Когда от мотора придет подтверждение о выполнении, job_manager увидит, что все действия шага 1 завершены, передвинет свой указатель на следующий ProcessStep_t в массиве (Шаг 2: Опускание иглы) и повторит процесс.</text:p>
      <text:p text:style-name="Standard"/>
      <text:p text:style-name="Standard"><text:soft-page-break/><text:s text:c="2"/>Таким образом, recipe_store работает как пассивная библиотека. Он не "отрабатывает" команду сам, а просто предоставляет job_manager'у правильную "инструкцию" (рецепт) для ее выполн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09:09:02.212700705</meta:creation-date>
    <dc:date>2025-12-04T14:07:28.114894539</dc:date>
    <meta:editing-duration>PT4H25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5" meta:paragraph-count="1642" meta:word-count="10752" meta:character-count="88275" meta:non-whitespace-character-count="68087"/>
  </office:meta>
</office:document-meta>
</file>